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5.082cm"/>
    </style:style>
    <style:style style:name="co6" style:family="table-column">
      <style:table-column-properties fo:break-before="auto" style:column-width="3.9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72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9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15.803cm" svg:height="8.885cm" svg:x="15.805cm" svg:y="0cm">
            <draw:object draw:notify-on-update-of-ranges="Sheet1.G1:Sheet1.G6 Sheet1.H1:Sheet1.H6 Sheet1.I1:Sheet1.I6 Sheet1.J1:Sheet1.J6 Sheet1.K1:Sheet1.K6 Sheet1.L1:Sheet1.L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8.543cm">
            <draw:object draw:notify-on-update-of-ranges="Sheet1.H1:Sheet1.H6 Sheet1.I1:Sheet1.I6 Sheet1.J1:Sheet1.J6 Sheet1.K1:Sheet1.K6 Sheet1.L1:Sheet1.L6 Sheet1.M1:Sheet1.M6 Sheet1.N1:Sheet1.N6 Sheet1.O1:Sheet1.O6 Sheet1.P1:Sheet1.P6 Sheet1.Q1:Sheet1.Q6 Sheet1.R1:Sheet1.R6 Sheet1.S1:Sheet1.S6 Sheet1.T1:Sheet1.T6 Sheet1.U1:Sheet1.U6 Sheet1.V1:Sheet1.V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5.73cm" svg:y="8.574cm">
            <draw:object draw:notify-on-update-of-ranges="Sheet1.K1:Sheet1.K6 Sheet1.L1:Sheet1.L6 Sheet1.M1:Sheet1.M6 Sheet1.N1:Sheet1.N6 Sheet1.O1:Sheet1.O6 Sheet1.P1:Sheet1.P6 Sheet1.Q1:Sheet1.Q6 Sheet1.R1:Sheet1.R6 Sheet1.S1:Sheet1.S6 Sheet1.T1:Sheet1.T6 Sheet1.U1:Sheet1.U6 Sheet1.V1:Sheet1.V6 Sheet1.W1:Sheet1.W6 Sheet1.X1:Sheet1.X6 Sheet1.Y1:Sheet1.Y6 Sheet1.Z1:Sheet1.Z6 Sheet1.AA1:Sheet1.AA6 Sheet1.AB1:Sheet1.AB6 Sheet1.AC1:Sheet1.AC6 Sheet1.AD1:Sheet1.AD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0.001cm" svg:y="16.941cm">
            <draw:object draw:notify-on-update-of-ranges="Sheet1.Q1:Sheet1.Q6 Sheet1.R1:Sheet1.R6 Sheet1.S1:Sheet1.S6 Sheet1.T1:Sheet1.T6 Sheet1.U1:Sheet1.U6 Sheet1.V1:Sheet1.V6 Sheet1.W1:Sheet1.W6 Sheet1.X1:Sheet1.X6 Sheet1.Y1:Sheet1.Y6 Sheet1.Z1:Sheet1.Z6 Sheet1.AA1:Sheet1.AA6 Sheet1.AB1:Sheet1.AB6 Sheet1.AC1:Sheet1.AC6 Sheet1.AD1:Sheet1.AD6 Sheet1.AE1:Sheet1.AE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15.806cm" svg:y="17.041cm">
            <draw:object draw:notify-on-update-of-ranges="Sheet1.T1:Sheet1.T6 Sheet1.U1:Sheet1.U6 Sheet1.V1:Sheet1.V6 Sheet1.W1:Sheet1.W6 Sheet1.X1:Sheet1.X6 Sheet1.Y1:Sheet1.Y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.999cm" svg:height="8.999cm" svg:x="0cm" svg:y="25.436cm">
            <draw:object draw:notify-on-update-of-ranges="Sheet1.V9:Sheet1.V1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0.001cm" svg:y="0.001cm">
            <draw:object draw:notify-on-update-of-ranges="Sheet1.D9:Sheet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96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1">
          <table:table-cell office:value-type="string" calcext:value-type="string">
            <text:p>Valeur Initial</text:p>
          </table:table-cell>
          <table:table-cell office:value-type="float" office:value="153.75" calcext:value-type="float">
            <text:p>153,75</text:p>
          </table:table-cell>
          <table:table-cell office:value-type="string" calcext:value-type="string">
            <text:p>Taux souscription</text:p>
          </table:table-cell>
          <table:table-cell table:style-name="ce1" office:value-type="percentage" office:value="0.025" calcext:value-type="percentage">
            <text:p>2,50%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1">
          <table:table-cell office:value-type="string" calcext:value-type="string">
            <text:p>Valeur Fin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ain Final</text:p>
          </table:table-cell>
          <table:table-cell table:style-name="ce1" office:value-type="percentage" office:value="0.09" calcext:value-type="percentage">
            <text:p>9,00%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2">
          <table:table-cell office:value-type="string" calcext:value-type="string">
            <text:p>Rdmt Act</text:p>
          </table:table-cell>
          <table:table-cell table:style-name="ce1" table:formula="of:=([.B3]/[.B2])^(1/[.B1])-1" office:value-type="percentage" office:value="-0.0122704033504104" calcext:value-type="percentage">
            <text:p>-1,23%</text:p>
          </table:table-cell>
          <table:table-cell/>
          <table:table-cell table:style-name="ce1" table:formula="of:=((1+[.D3])/(1+[.D$2]))^(1/[.B1])-1" office:value-type="percentage" office:value="0.0312199736944303" calcext:value-type="percentage">
            <text:p>3,12%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0 baisse</text:p>
          </table:table-cell>
          <table:table-cell table:number-columns-repeated="2"/>
          <table:table-cell office:value-type="string" calcext:value-type="string">
            <text:p>1 baisse</text:p>
          </table:table-cell>
          <table:table-cell table:number-columns-repeated="2"/>
          <table:table-cell table:style-name="Default" office:value-type="string" calcext:value-type="string">
            <text:p>2 baisses</text:p>
          </table:table-cell>
          <table:table-cell table:style-name="Default"/>
          <table:table-cell/>
          <table:table-cell table:style-name="Default" office:value-type="string" calcext:value-type="string">
            <text:p>3 baisses</text:p>
          </table:table-cell>
          <table:table-cell table:style-name="Default"/>
          <table:table-cell/>
          <table:table-cell table:style-name="Default" office:value-type="string" calcext:value-type="string">
            <text:p>4 baisses</text:p>
          </table:table-cell>
          <table:table-cell table:style-name="Default"/>
          <table:table-cell/>
          <table:table-cell office:value-type="string" calcext:value-type="string">
            <text:p>5 baisses</text:p>
          </table:table-cell>
          <table:table-cell table:number-columns-repeated="2"/>
          <table:table-cell office:value-type="string" calcext:value-type="string">
            <text:p>6 baisses</text:p>
          </table:table-cell>
          <table:table-cell table:number-columns-repeated="2"/>
          <table:table-cell office:value-type="string" calcext:value-type="string">
            <text:p>Echeance 1 an</text:p>
          </table:table-cell>
          <table:table-cell office:value-type="string" calcext:value-type="string">
            <text:p>0 baisses</text:p>
          </table:table-cell>
          <table:table-cell table:number-columns-repeated="2"/>
          <table:table-cell office:value-type="string" calcext:value-type="string">
            <text:p>Echeance 2 ans</text:p>
          </table:table-cell>
          <table:table-cell office:value-type="string" calcext:value-type="string">
            <text:p>0 baisses</text:p>
          </table:table-cell>
          <table:table-cell table:number-columns-repeated="2"/>
          <table:table-cell office:value-type="string" calcext:value-type="string">
            <text:p>1 baisse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45" calcext:value-type="percentage">
            <text:p>4,50%</text:p>
          </table:table-cell>
          <table:table-cell table:style-name="ce3" table:formula="of:=((1+[.C9])/(1+[.D$2]))^(1/[.B$9])-1" office:value-type="percentage" office:value="0.0195121951219512" calcext:value-type="percentage">
            <text:p>1,95%</text:p>
          </table:table-cell>
          <table:table-cell table:style-name="ce4"/>
          <table:table-cell table:style-name="ce1" office:value-type="percentage" office:value="0" calcext:value-type="percentage">
            <text:p>0,00%</text:p>
          </table:table-cell>
          <table:table-cell table:style-name="ce1" table:formula="of:=((1+[.F9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I9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9])/(1+[.$D$2]))^(1/[.$B$9])-1" office:value-type="percentage" office:value="-0.0243902439024389" calcext:value-type="percentage">
            <text:p>-2,44%</text:p>
          </table:table-cell>
          <table:table-cell/>
          <table:table-cell table:style-name="ce3" office:value-type="percentage" office:value="0.045" calcext:value-type="percentage">
            <text:p>4,50%</text:p>
          </table:table-cell>
          <table:table-cell table:style-name="ce3" table:formula="of:=((1+[.O9])/(1+[.$D$2]))^(1/[.$B$9])-1" office:value-type="percentage" office:value="0.0195121951219512" calcext:value-type="percentage">
            <text:p>1,95%</text:p>
          </table:table-cell>
          <table:table-cell table:style-name="ce4"/>
          <table:table-cell table:style-name="ce3" office:value-type="percentage" office:value="0.045" calcext:value-type="percentage">
            <text:p>4,50%</text:p>
          </table:table-cell>
          <table:table-cell table:style-name="ce3" table:formula="of:=((1+[.R9])/(1+[.$D$2]))^(1/[.$B$9])-1" office:value-type="percentage" office:value="0.0195121951219512" calcext:value-type="percentage">
            <text:p>1,95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U9])/(1+[.$D$2]))^(1/[.$B$9])-1" office:value-type="percentage" office:value="-0.0243902439024389" calcext:value-type="percentage">
            <text:p>-2,44%</text:p>
          </table:table-cell>
          <table:table-cell table:style-name="ce4"/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Y9])/(1+[.$D$2]))^(1/[.$B$9])-1" office:value-type="percentage" office:value="0.0195121951219512" calcext:value-type="percentage">
            <text:p>1,95%</text:p>
          </table:table-cell>
          <table:table-cell table:style-name="ce1"/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AC9])/(1+[.$D$2]))^(1/[.$B$9])-1" office:value-type="percentage" office:value="0.0195121951219512" calcext:value-type="percentage">
            <text:p>1,9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AF9])/(1+[.$D$2]))^(1/[.$B$9])-1" office:value-type="percentage" office:value="-0.0243902439024389" calcext:value-type="percentage">
            <text:p>-2,44%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B9]+1" office:value-type="float" office:value="2" calcext:value-type="float">
            <text:p>2</text:p>
          </table:table-cell>
          <table:table-cell table:style-name="ce3" table:formula="of:=[.C9]+0.045" office:value-type="percentage" office:value="0.09" calcext:value-type="percentage">
            <text:p>9,00%</text:p>
          </table:table-cell>
          <table:table-cell table:style-name="ce3" table:formula="of:=((1+[.C10])/(1+[.D$2]))^(1/[.B$10])-1" office:value-type="percentage" office:value="0.0312199736944303" calcext:value-type="percentage">
            <text:p>3,12%</text:p>
          </table:table-cell>
          <table:table-cell table:style-name="ce4"/>
          <table:table-cell table:style-name="ce1" table:formula="of:=[.F9]+0.045" office:value-type="percentage" office:value="0.045" calcext:value-type="percentage">
            <text:p>4,50%</text:p>
          </table:table-cell>
          <table:table-cell table:style-name="ce1" table:formula="of:=((1+[.F10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I10])/(1+[.$D$2]))^(1/[.$B$10])-1" office:value-type="percentage" office:value="-0.0122704033504103" calcext:value-type="percentage">
            <text:p>-1,23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10])/(1+[.$D$2]))^(1/[.$B$10])-1" office:value-type="percentage" office:value="-0.0122704033504103" calcext:value-type="percentage">
            <text:p>-1,23%</text:p>
          </table:table-cell>
          <table:table-cell/>
          <table:table-cell table:style-name="ce3" office:value-type="percentage" office:value="0.09" calcext:value-type="percentage">
            <text:p>9,00%</text:p>
          </table:table-cell>
          <table:table-cell table:style-name="ce3" table:formula="of:=((1+[.O10])/(1+[.$D$2]))^(1/[.$B$10])-1" office:value-type="percentage" office:value="0.0312199736944303" calcext:value-type="percentage">
            <text:p>3,12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R10])/(1+[.$D$2]))^(1/[.$B$10])-1" office:value-type="percentage" office:value="-0.0122704033504103" calcext:value-type="percentage">
            <text:p>-1,23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U10])/(1+[.$D$2]))^(1/[.$B$10])-1" office:value-type="percentage" office:value="-0.0122704033504103" calcext:value-type="percentage">
            <text:p>-1,23%</text:p>
          </table:table-cell>
          <table:table-cell table:style-name="ce4"/>
          <table:table-cell/>
          <table:table-cell table:style-name="ce1" table:number-columns-repeated="2"/>
          <table:table-cell table:number-columns-repeated="2"/>
          <table:table-cell table:style-name="ce1" table:formula="of:=[.AC9]+0.045" office:value-type="percentage" office:value="0.09" calcext:value-type="percentage">
            <text:p>9,00%</text:p>
          </table:table-cell>
          <table:table-cell table:style-name="ce1" table:formula="of:=((1+[.AC10])/(1+[.$D$2]))^(1/[.$B$10])-1" office:value-type="percentage" office:value="0.0312199736944303" calcext:value-type="percentage">
            <text:p>3,12%</text:p>
          </table:table-cell>
          <table:table-cell table:style-name="ce1" table:formula="of:=SUM([.AD9:.AD10])/2" office:value-type="percentage" office:value="0.0253660844081908" calcext:value-type="percentage">
            <text:p>2,54%</text:p>
          </table:table-cell>
          <table:table-cell table:style-name="ce1" table:formula="of:=[.AF9]+0.045" office:value-type="percentage" office:value="0.045" calcext:value-type="percentage">
            <text:p>4,50%</text:p>
          </table:table-cell>
          <table:table-cell table:style-name="ce1" table:formula="of:=((1+[.AF10])/(1+[.$D$2]))^(1/[.$B$10])-1" office:value-type="percentage" office:value="0.00970896555490253" calcext:value-type="percentage">
            <text:p>0,97%</text:p>
          </table:table-cell>
          <table:table-cell table:style-name="ce1" table:formula="of:=SUM([.AG9:.AG10])/2" office:value-type="percentage" office:value="-0.0073406391737682" calcext:value-type="percentage">
            <text:p>-0,73%</text:p>
          </table:table-cell>
          <table:table-cell table:number-columns-repeated="990"/>
        </table:table-row>
        <table:table-row table:style-name="ro1">
          <table:table-cell/>
          <table:table-cell table:style-name="ce2" table:formula="of:=[.B10]+1" office:value-type="float" office:value="3" calcext:value-type="float">
            <text:p>3</text:p>
          </table:table-cell>
          <table:table-cell table:style-name="ce3" table:formula="of:=[.C10]+0.045" office:value-type="percentage" office:value="0.135" calcext:value-type="percentage">
            <text:p>13,50%</text:p>
          </table:table-cell>
          <table:table-cell table:style-name="ce3" table:formula="of:=((1+[.C11])/(1+[.D$2]))^(1/[.B$11])-1" office:value-type="percentage" office:value="0.0345639284656585" calcext:value-type="percentage">
            <text:p>3,46%</text:p>
          </table:table-cell>
          <table:table-cell table:style-name="ce4"/>
          <table:table-cell table:style-name="ce1" table:formula="of:=[.F10]+0.045" office:value-type="percentage" office:value="0.09" calcext:value-type="percentage">
            <text:p>9,00%</text:p>
          </table:table-cell>
          <table:table-cell table:style-name="ce1" table:formula="of:=((1+[.F11])/(1+[.$D$2]))^(1/[.$B$11])-1" office:value-type="percentage" office:value="0.0207064931590419" calcext:value-type="percentage">
            <text:p>2,07%</text:p>
          </table:table-cell>
          <table:table-cell/>
          <table:table-cell table:formula="of:=[.I10]+0.045" office:value-type="percentage" office:value="0.045" calcext:value-type="percentage">
            <text:p>4,50%</text:p>
          </table:table-cell>
          <table:table-cell table:formula="of:=((1+[.I11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11])/(1+[.$D$2]))^(1/[.$B$11])-1" office:value-type="percentage" office:value="-0.00819708999140645" calcext:value-type="percentage">
            <text:p>-0,82%</text:p>
          </table:table-cell>
          <table:table-cell/>
          <table:table-cell table:style-name="ce3" office:value-type="percentage" office:value="0.09" calcext:value-type="percentage">
            <text:p>9,00%</text:p>
          </table:table-cell>
          <table:table-cell table:style-name="ce3" table:formula="of:=((1+[.O11])/(1+[.$D$2]))^(1/[.$B$11])-1" office:value-type="percentage" office:value="0.0207064931590419" calcext:value-type="percentage">
            <text:p>2,07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R11])/(1+[.$D$2]))^(1/[.$B$11])-1" office:value-type="percentage" office:value="-0.00819708999140645" calcext:value-type="percentage">
            <text:p>-0,82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U11])/(1+[.$D$2]))^(1/[.$B$11])-1" office:value-type="percentage" office:value="-0.00819708999140645" calcext:value-type="percentage">
            <text:p>-0,82%</text:p>
          </table:table-cell>
          <table:table-cell table:style-name="ce4"/>
          <table:table-cell table:number-columns-repeated="1001"/>
        </table:table-row>
        <table:table-row table:style-name="ro1">
          <table:table-cell/>
          <table:table-cell table:style-name="ce2" table:formula="of:=[.B11]+1" office:value-type="float" office:value="4" calcext:value-type="float">
            <text:p>4</text:p>
          </table:table-cell>
          <table:table-cell table:style-name="ce3" table:formula="of:=[.C11]+0.045" office:value-type="percentage" office:value="0.18" calcext:value-type="percentage">
            <text:p>18,00%</text:p>
          </table:table-cell>
          <table:table-cell table:style-name="ce3" table:formula="of:=((1+[.C12])/(1+[.D$2]))^(1/[.B$12])-1" office:value-type="percentage" office:value="0.0358325054305944" calcext:value-type="percentage">
            <text:p>3,58%</text:p>
          </table:table-cell>
          <table:table-cell table:style-name="ce4"/>
          <table:table-cell table:style-name="ce1" table:formula="of:=[.F11]+0.045" office:value-type="percentage" office:value="0.135" calcext:value-type="percentage">
            <text:p>13,50%</text:p>
          </table:table-cell>
          <table:table-cell table:style-name="ce1" table:formula="of:=((1+[.F12])/(1+[.$D$2]))^(1/[.$B$12])-1" office:value-type="percentage" office:value="0.0258125288004365" calcext:value-type="percentage">
            <text:p>2,58%</text:p>
          </table:table-cell>
          <table:table-cell/>
          <table:table-cell table:formula="of:=[.I11]+0.045" office:value-type="percentage" office:value="0.09" calcext:value-type="percentage">
            <text:p>9,00%</text:p>
          </table:table-cell>
          <table:table-cell table:formula="of:=((1+[.I12])/(1+[.$D$2]))^(1/[.$B$12])-1" office:value-type="percentage" office:value="0.015490016540995" calcext:value-type="percentage">
            <text:p>1,55%</text:p>
          </table:table-cell>
          <table:table-cell/>
          <table:table-cell table:formula="of:=[.L11]+0.045" office:value-type="percentage" office:value="0.045" calcext:value-type="percentage">
            <text:p>4,50%</text:p>
          </table:table-cell>
          <table:table-cell table:formula="of:=((1+[.L12])/(1+[.$D$2]))^(1/[.$B$12])-1" office:value-type="percentage" office:value="0.00484275663155498" calcext:value-type="percentage">
            <text:p>0,48%</text:p>
          </table:table-cell>
          <table:table-cell/>
          <table:table-cell table:style-name="ce3" office:value-type="percentage" office:value="0.09" calcext:value-type="percentage">
            <text:p>9,00%</text:p>
          </table:table-cell>
          <table:table-cell table:style-name="ce3" table:formula="of:=((1+[.O12])/(1+[.$D$2]))^(1/[.$B$12])-1" office:value-type="percentage" office:value="0.015490016540995" calcext:value-type="percentage">
            <text:p>1,55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R12])/(1+[.$D$2]))^(1/[.$B$12])-1" office:value-type="percentage" office:value="-0.00615413838483503" calcext:value-type="percentage">
            <text:p>-0,62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U12])/(1+[.$D$2]))^(1/[.$B$12])-1" office:value-type="percentage" office:value="-0.00615413838483503" calcext:value-type="percentage">
            <text:p>-0,62%</text:p>
          </table:table-cell>
          <table:table-cell table:style-name="ce4"/>
          <table:table-cell table:number-columns-repeated="1001"/>
        </table:table-row>
        <table:table-row table:style-name="ro1">
          <table:table-cell/>
          <table:table-cell table:style-name="ce2" table:formula="of:=[.B12]+1" office:value-type="float" office:value="5" calcext:value-type="float">
            <text:p>5</text:p>
          </table:table-cell>
          <table:table-cell table:style-name="ce3" table:formula="of:=[.C12]+0.045" office:value-type="percentage" office:value="0.225" calcext:value-type="percentage">
            <text:p>22,50%</text:p>
          </table:table-cell>
          <table:table-cell table:style-name="ce3" table:formula="of:=((1+[.C13])/(1+[.D$2]))^(1/[.B$13])-1" office:value-type="percentage" office:value="0.0362927138762015" calcext:value-type="percentage">
            <text:p>3,63%</text:p>
          </table:table-cell>
          <table:table-cell table:style-name="ce4"/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13])/(1+[.$D$2]))^(1/[.$B$13])-1" office:value-type="percentage" office:value="0.0362927138762015" calcext:value-type="percentage">
            <text:p>3,63%</text:p>
          </table:table-cell>
          <table:table-cell/>
          <table:table-cell table:formula="of:=[.I12]+0.045" office:value-type="percentage" office:value="0.135" calcext:value-type="percentage">
            <text:p>13,50%</text:p>
          </table:table-cell>
          <table:table-cell table:formula="of:=((1+[.I13])/(1+[.$D$2]))^(1/[.$B$13])-1" office:value-type="percentage" office:value="0.0205972627757653" calcext:value-type="percentage">
            <text:p>2,06%</text:p>
          </table:table-cell>
          <table:table-cell/>
          <table:table-cell table:formula="of:=[.L12]+0.045" office:value-type="percentage" office:value="0.09" calcext:value-type="percentage">
            <text:p>9,00%</text:p>
          </table:table-cell>
          <table:table-cell table:formula="of:=((1+[.L13])/(1+[.$D$2]))^(1/[.$B$13])-1" office:value-type="percentage" office:value="0.0123729359143696" calcext:value-type="percentage">
            <text:p>1,24%</text:p>
          </table:table-cell>
          <table:table-cell/>
          <table:table-cell table:style-name="ce3" office:value-type="percentage" office:value="0.09" calcext:value-type="percentage">
            <text:p>9,00%</text:p>
          </table:table-cell>
          <table:table-cell table:style-name="ce3" table:formula="of:=((1+[.O13])/(1+[.$D$2]))^(1/[.$B$13])-1" office:value-type="percentage" office:value="0.0123729359143696" calcext:value-type="percentage">
            <text:p>1,24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R13])/(1+[.$D$2]))^(1/[.$B$13])-1" office:value-type="percentage" office:value="-0.00492634806525849" calcext:value-type="percentage">
            <text:p>-0,49%</text:p>
          </table:table-cell>
          <table:table-cell table:style-name="ce4"/>
          <table:table-cell table:style-name="ce3" office:value-type="percentage" office:value="0" calcext:value-type="percentage">
            <text:p>0,00%</text:p>
          </table:table-cell>
          <table:table-cell table:style-name="ce3" table:formula="of:=((1+[.U13])/(1+[.$D$2]))^(1/[.$B$13])-1" office:value-type="percentage" office:value="-0.00492634806525849" calcext:value-type="percentage">
            <text:p>-0,49%</text:p>
          </table:table-cell>
          <table:table-cell table:style-name="ce4"/>
          <table:table-cell table:number-columns-repeated="1001"/>
        </table:table-row>
        <table:table-row table:style-name="ro1">
          <table:table-cell/>
          <table:table-cell table:style-name="ce2" table:formula="of:=[.B13]+1" office:value-type="float" office:value="6" calcext:value-type="float">
            <text:p>6</text:p>
          </table:table-cell>
          <table:table-cell table:style-name="ce3" table:formula="of:=[.C13]+0.045" office:value-type="percentage" office:value="0.27" calcext:value-type="percentage">
            <text:p>27,00%</text:p>
          </table:table-cell>
          <table:table-cell table:style-name="ce3" table:formula="of:=((1+[.C14])/(1+[.D$2]))^(1/[.B$14])-1" office:value-type="percentage" office:value="0.036366364122548" calcext:value-type="percentage">
            <text:p>3,64%</text:p>
          </table:table-cell>
          <table:table-cell table:style-name="ce3" table:formula="of:=SUM([.D9:.D14])/6" office:value-type="percentage" office:value="0.0322979467852306" calcext:value-type="percentage">
            <text:p>3,23%</text:p>
          </table:table-cell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14])/(1+[.$D$2]))^(1/[.$B$14])-1" office:value-type="percentage" office:value="0.0301537248863439" calcext:value-type="percentage">
            <text:p>3,02%</text:p>
          </table:table-cell>
          <table:table-cell table:style-name="ce1" table:formula="of:=SUM([.G9:.G14])/6" office:value-type="percentage" office:value="0.0163806970624146" calcext:value-type="percentage">
            <text:p>1,64%</text:p>
          </table:table-cell>
          <table:table-cell table:formula="of:=[.I13]+0.045" office:value-type="percentage" office:value="0.18" calcext:value-type="percentage">
            <text:p>18,00%</text:p>
          </table:table-cell>
          <table:table-cell table:formula="of:=((1+[.I14])/(1+[.$D$2]))^(1/[.$B$14])-1" office:value-type="percentage" office:value="0.0237478993996196" calcext:value-type="percentage">
            <text:p>2,37%</text:p>
          </table:table-cell>
          <table:table-cell table:style-name="ce1" table:formula="of:=SUM([.J9:.J14])/6" office:value-type="percentage" office:value="0.00493945772145177" calcext:value-type="percentage">
            <text:p>0,49%</text:p>
          </table:table-cell>
          <table:table-cell table:formula="of:=[.L13]+0.045" office:value-type="percentage" office:value="0.135" calcext:value-type="percentage">
            <text:p>13,50%</text:p>
          </table:table-cell>
          <table:table-cell table:formula="of:=((1+[.L14])/(1+[.$D$2]))^(1/[.$B$14])-1" office:value-type="percentage" office:value="0.017135157422876" calcext:value-type="percentage">
            <text:p>1,71%</text:p>
          </table:table-cell>
          <table:table-cell table:style-name="ce1" table:formula="of:=SUM([.M9:.M14])/6" office:value-type="percentage" office:value="-0.00175114787924252" calcext:value-type="percentage">
            <text:p>-0,18%</text:p>
          </table:table-cell>
          <table:table-cell table:style-name="ce3" office:value-type="percentage" office:value="0.09" calcext:value-type="percentage">
            <text:p>9,00%</text:p>
          </table:table-cell>
          <table:table-cell table:style-name="ce3" table:formula="of:=((1+[.O14])/(1+[.$D$2]))^(1/[.$B$14])-1" office:value-type="percentage" office:value="0.0103001995243996" calcext:value-type="percentage">
            <text:p>1,03%</text:p>
          </table:table-cell>
          <table:table-cell table:style-name="ce3" table:formula="of:=SUM([.P9:.P14])/6" office:value-type="percentage" office:value="0.0182669689925313" calcext:value-type="percentage">
            <text:p>1,83%</text:p>
          </table:table-cell>
          <table:table-cell table:style-name="ce3" office:value-type="percentage" office:value="0" calcext:value-type="percentage">
            <text:p>0,00%</text:p>
          </table:table-cell>
          <table:table-cell table:style-name="ce3" table:formula="of:=((1+[.R14])/(1+[.$D$2]))^(1/[.$B$14])-1" office:value-type="percentage" office:value="-0.00410697863244691" calcext:value-type="percentage">
            <text:p>-0,41%</text:p>
          </table:table-cell>
          <table:table-cell table:style-name="ce3" table:formula="of:=SUM([.S9:.S14])/6" office:value-type="percentage" office:value="-0.00269046055040099" calcext:value-type="percentage">
            <text:p>-0,27%</text:p>
          </table:table-cell>
          <table:table-cell table:style-name="ce3" office:value-type="percentage" office:value="0" calcext:value-type="percentage">
            <text:p>0,00%</text:p>
          </table:table-cell>
          <table:table-cell table:style-name="ce3" table:formula="of:=((1+[.U14])/(1+[.$D$2]))^(1/[.$B$14])-1" office:value-type="percentage" office:value="-0.00410697863244691" calcext:value-type="percentage">
            <text:p>-0,41%</text:p>
          </table:table-cell>
          <table:table-cell table:style-name="ce3" table:formula="of:=SUM([.V9:.V14])/6" office:value-type="percentage" office:value="-0.0100075337211327" calcext:value-type="percentage">
            <text:p>-1,00%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3" office:value-type="percentage" office:value="0.045" calcext:value-type="percentage">
            <text:p>4,50%</text:p>
          </table:table-cell>
          <table:table-cell table:style-name="ce3" table:formula="of:=((1+[.F16])/(1+[.$D$2]))^(1/[.$B$9])-1" office:value-type="percentage" office:value="0.0195121951219512" calcext:value-type="percentage">
            <text:p>1,95%</text:p>
          </table:table-cell>
          <table:table-cell table:style-name="ce4"/>
          <table:table-cell office:value-type="percentage" office:value="0" calcext:value-type="percentage">
            <text:p>0,00%</text:p>
          </table:table-cell>
          <table:table-cell table:formula="of:=((1+[.I16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16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16])/(1+[.$D$2]))^(1/[.$B$9])-1" office:value-type="percentage" office:value="0.0195121951219512" calcext:value-type="percentage">
            <text:p>1,9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16])/(1+[.$D$2]))^(1/[.$B$9])-1" office:value-type="percentage" office:value="-0.0243902439024389" calcext:value-type="percentage">
            <text:p>-2,44%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table:formula="of:=[.F16]+0.045" office:value-type="percentage" office:value="0.09" calcext:value-type="percentage">
            <text:p>9,00%</text:p>
          </table:table-cell>
          <table:table-cell table:style-name="ce3" table:formula="of:=((1+[.F17])/(1+[.$D$2]))^(1/[.$B$10])-1" office:value-type="percentage" office:value="0.0312199736944303" calcext:value-type="percentage">
            <text:p>3,12%</text:p>
          </table:table-cell>
          <table:table-cell table:style-name="ce4"/>
          <table:table-cell table:formula="of:=[.I16]+0.045" office:value-type="percentage" office:value="0.045" calcext:value-type="percentage">
            <text:p>4,50%</text:p>
          </table:table-cell>
          <table:table-cell table:formula="of:=((1+[.I17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17])/(1+[.$D$2]))^(1/[.$B$10])-1" office:value-type="percentage" office:value="-0.0122704033504103" calcext:value-type="percentage">
            <text:p>-1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17])/(1+[.$D$2]))^(1/[.$B$10])-1" office:value-type="percentage" office:value="0.00970896555490253" calcext:value-type="percentage">
            <text:p>0,97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R17])/(1+[.$D$2]))^(1/[.$B$10])-1" office:value-type="percentage" office:value="0.00970896555490253" calcext:value-type="percentage">
            <text:p>0,97%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table:formula="of:=[.F17]+0.045" office:value-type="percentage" office:value="0.135" calcext:value-type="percentage">
            <text:p>13,50%</text:p>
          </table:table-cell>
          <table:table-cell table:style-name="ce3" table:formula="of:=((1+[.F18])/(1+[.$D$2]))^(1/[.$B$11])-1" office:value-type="percentage" office:value="0.0345639284656585" calcext:value-type="percentage">
            <text:p>3,46%</text:p>
          </table:table-cell>
          <table:table-cell table:style-name="ce4"/>
          <table:table-cell office:value-type="percentage" office:value="0.045" calcext:value-type="percentage">
            <text:p>4,50%</text:p>
          </table:table-cell>
          <table:table-cell table:formula="of:=((1+[.I18])/(1+[.$D$2]))^(1/[.$B$11])-1" office:value-type="percentage" office:value="0.00646221486517984" calcext:value-type="percentage">
            <text:p>0,65%</text:p>
          </table:table-cell>
          <table:table-cell/>
          <table:table-cell table:formula="of:=[.L17]+0.045" office:value-type="percentage" office:value="0.045" calcext:value-type="percentage">
            <text:p>4,50%</text:p>
          </table:table-cell>
          <table:table-cell table:formula="of:=((1+[.L18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18])/(1+[.$D$2]))^(1/[.$B$11])-1" office:value-type="percentage" office:value="0.0207064931590419" calcext:value-type="percentage">
            <text:p>2,0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18])/(1+[.$D$2]))^(1/[.$B$11])-1" office:value-type="percentage" office:value="-0.00819708999140645" calcext:value-type="percentage">
            <text:p>-0,82%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table:formula="of:=[.F18]+0.045" office:value-type="percentage" office:value="0.18" calcext:value-type="percentage">
            <text:p>18,00%</text:p>
          </table:table-cell>
          <table:table-cell table:style-name="ce3" table:formula="of:=((1+[.F19])/(1+[.$D$2]))^(1/[.$B$12])-1" office:value-type="percentage" office:value="0.0358325054305944" calcext:value-type="percentage">
            <text:p>3,58%</text:p>
          </table:table-cell>
          <table:table-cell table:style-name="ce4"/>
          <table:table-cell table:formula="of:=[.I18]+0.045" office:value-type="percentage" office:value="0.09" calcext:value-type="percentage">
            <text:p>9,00%</text:p>
          </table:table-cell>
          <table:table-cell table:formula="of:=((1+[.I19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19])/(1+[.$D$2]))^(1/[.$B$12])-1" office:value-type="percentage" office:value="0.00484275663155498" calcext:value-type="percentage">
            <text:p>0,4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19])/(1+[.$D$2]))^(1/[.$B$12])-1" office:value-type="percentage" office:value="0.015490016540995" calcext:value-type="percentage">
            <text:p>1,5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19])/(1+[.$D$2]))^(1/[.$B$12])-1" office:value-type="percentage" office:value="-0.00615413838483503" calcext:value-type="percentage">
            <text:p>-0,62%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office:value-type="percentage" office:value="0.225" calcext:value-type="percentage">
            <text:p>22,50%</text:p>
          </table:table-cell>
          <table:table-cell table:style-name="ce3" table:formula="of:=((1+[.F20])/(1+[.$D$2]))^(1/[.$B$13])-1" office:value-type="percentage" office:value="0.0362927138762015" calcext:value-type="percentage">
            <text:p>3,63%</text:p>
          </table:table-cell>
          <table:table-cell table:style-name="ce4"/>
          <table:table-cell table:formula="of:=[.I19]+0.045" office:value-type="percentage" office:value="0.135" calcext:value-type="percentage">
            <text:p>13,50%</text:p>
          </table:table-cell>
          <table:table-cell table:formula="of:=((1+[.I20])/(1+[.$D$2]))^(1/[.$B$13])-1" office:value-type="percentage" office:value="0.0205972627757653" calcext:value-type="percentage">
            <text:p>2,06%</text:p>
          </table:table-cell>
          <table:table-cell/>
          <table:table-cell table:formula="of:=[.L19]+0.045" office:value-type="percentage" office:value="0.09" calcext:value-type="percentage">
            <text:p>9,00%</text:p>
          </table:table-cell>
          <table:table-cell table:formula="of:=((1+[.L20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20])/(1+[.$D$2]))^(1/[.$B$13])-1" office:value-type="percentage" office:value="0.0123729359143696" calcext:value-type="percentage">
            <text:p>1,24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20])/(1+[.$D$2]))^(1/[.$B$13])-1" office:value-type="percentage" office:value="-0.00492634806525849" calcext:value-type="percentage">
            <text:p>-0,49%</text:p>
          </table:table-cell>
          <table:table-cell table:number-columns-repeated="1005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 office:value-type="percentage" office:value="0.225" calcext:value-type="percentage">
            <text:p>22,50%</text:p>
          </table:table-cell>
          <table:table-cell table:style-name="ce3" table:formula="of:=((1+[.F21])/(1+[.$D$2]))^(1/[.$B$14])-1" office:value-type="percentage" office:value="0.0301537248863439" calcext:value-type="percentage">
            <text:p>3,02%</text:p>
          </table:table-cell>
          <table:table-cell table:style-name="ce3" table:formula="of:=SUM([.G16:.G21])/6" office:value-type="percentage" office:value="0.03126250691253" calcext:value-type="percentage">
            <text:p>3,13%</text:p>
          </table:table-cell>
          <table:table-cell table:formula="of:=[.I20]+0.045" office:value-type="percentage" office:value="0.18" calcext:value-type="percentage">
            <text:p>18,00%</text:p>
          </table:table-cell>
          <table:table-cell table:formula="of:=((1+[.I21])/(1+[.$D$2]))^(1/[.$B$14])-1" office:value-type="percentage" office:value="0.0237478993996196" calcext:value-type="percentage">
            <text:p>2,37%</text:p>
          </table:table-cell>
          <table:table-cell table:style-name="ce1" table:formula="of:=SUM([.J16:.J21])/6" office:value-type="percentage" office:value="0.00860268587233724" calcext:value-type="percentage">
            <text:p>0,86%</text:p>
          </table:table-cell>
          <table:table-cell table:formula="of:=[.L20]+0.045" office:value-type="percentage" office:value="0.135" calcext:value-type="percentage">
            <text:p>13,50%</text:p>
          </table:table-cell>
          <table:table-cell table:formula="of:=((1+[.L21])/(1+[.$D$2]))^(1/[.$B$14])-1" office:value-type="percentage" office:value="0.017135157422876" calcext:value-type="percentage">
            <text:p>1,71%</text:p>
          </table:table-cell>
          <table:table-cell table:style-name="ce1" table:formula="of:=SUM([.M16:.M21])/6" office:value-type="percentage" office:value="0.000692069596855194" calcext:value-type="percentage">
            <text:p>0,07%</text:p>
          </table:table-cell>
          <table:table-cell office:value-type="percentage" office:value="0.09" calcext:value-type="percentage">
            <text:p>9,00%</text:p>
          </table:table-cell>
          <table:table-cell table:formula="of:=((1+[.O21])/(1+[.$D$2]))^(1/[.$B$14])-1" office:value-type="percentage" office:value="0.0103001995243996" calcext:value-type="percentage">
            <text:p>1,03%</text:p>
          </table:table-cell>
          <table:table-cell table:style-name="ce1" table:formula="of:=SUM([.P16:.P21])/6" office:value-type="percentage" office:value="0.0146818009692767" calcext:value-type="percentage">
            <text:p>1,47%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table:formula="of:=((1+[.R21])/(1+[.$D$2]))^(1/[.$B$14])-1" office:value-type="percentage" office:value="-0.00410697863244691" calcext:value-type="percentage">
            <text:p>-0,41%</text:p>
          </table:table-cell>
          <table:table-cell table:style-name="ce1" table:formula="of:=SUM([.S16:.S21])/6" office:value-type="percentage" office:value="-0.00634430557024721" calcext:value-type="percentage">
            <text:p>-0,63%</text:p>
          </table:table-cell>
          <table:table-cell table:number-columns-repeated="1004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F23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I23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23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23])/(1+[.$D$2]))^(1/[.$B$9])-1" office:value-type="percentage" office:value="0.0195121951219512" calcext:value-type="percentage">
            <text:p>1,9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23])/(1+[.$D$2]))^(1/[.$B$9])-1" office:value-type="percentage" office:value="-0.0243902439024389" calcext:value-type="percentage">
            <text:p>-2,44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formula="of:=[.F23]+0.045" office:value-type="percentage" office:value="0.09" calcext:value-type="percentage">
            <text:p>9,00%</text:p>
          </table:table-cell>
          <table:table-cell table:style-name="ce1" table:formula="of:=((1+[.F24])/(1+[.$D$2]))^(1/[.$B$10])-1" office:value-type="percentage" office:value="0.0312199736944303" calcext:value-type="percentage">
            <text:p>3,12%</text:p>
          </table:table-cell>
          <table:table-cell/>
          <table:table-cell table:formula="of:=[.I23]+0.045" office:value-type="percentage" office:value="0.045" calcext:value-type="percentage">
            <text:p>4,50%</text:p>
          </table:table-cell>
          <table:table-cell table:formula="of:=((1+[.I24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24])/(1+[.$D$2]))^(1/[.$B$10])-1" office:value-type="percentage" office:value="-0.0122704033504103" calcext:value-type="percentage">
            <text:p>-1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24])/(1+[.$D$2]))^(1/[.$B$10])-1" office:value-type="percentage" office:value="0.00970896555490253" calcext:value-type="percentage">
            <text:p>0,9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24])/(1+[.$D$2]))^(1/[.$B$10])-1" office:value-type="percentage" office:value="-0.0122704033504103" calcext:value-type="percentage">
            <text:p>-1,23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formula="of:=[.F24]+0.045" office:value-type="percentage" office:value="0.135" calcext:value-type="percentage">
            <text:p>13,50%</text:p>
          </table:table-cell>
          <table:table-cell table:style-name="ce1" table:formula="of:=((1+[.F25])/(1+[.$D$2]))^(1/[.$B$11])-1" office:value-type="percentage" office:value="0.0345639284656585" calcext:value-type="percentage">
            <text:p>3,46%</text:p>
          </table:table-cell>
          <table:table-cell/>
          <table:table-cell table:formula="of:=[.I24]+0.045" office:value-type="percentage" office:value="0.09" calcext:value-type="percentage">
            <text:p>9,00%</text:p>
          </table:table-cell>
          <table:table-cell table:formula="of:=((1+[.I25])/(1+[.$D$2]))^(1/[.$B$11])-1" office:value-type="percentage" office:value="0.0207064931590419" calcext:value-type="percentage">
            <text:p>2,07%</text:p>
          </table:table-cell>
          <table:table-cell/>
          <table:table-cell table:formula="of:=[.L24]+0.045" office:value-type="percentage" office:value="0.045" calcext:value-type="percentage">
            <text:p>4,50%</text:p>
          </table:table-cell>
          <table:table-cell table:formula="of:=((1+[.L25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25])/(1+[.$D$2]))^(1/[.$B$11])-1" office:value-type="percentage" office:value="0.00646221486517984" calcext:value-type="percentage">
            <text:p>0,65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R25])/(1+[.$D$2]))^(1/[.$B$11])-1" office:value-type="percentage" office:value="0.00646221486517984" calcext:value-type="percentage">
            <text:p>0,65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formula="of:=[.F25]+0.045" office:value-type="percentage" office:value="0.18" calcext:value-type="percentage">
            <text:p>18,00%</text:p>
          </table:table-cell>
          <table:table-cell table:style-name="ce1" table:formula="of:=((1+[.F26])/(1+[.$D$2]))^(1/[.$B$12])-1" office:value-type="percentage" office:value="0.0358325054305944" calcext:value-type="percentage">
            <text:p>3,5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I26])/(1+[.$D$2]))^(1/[.$B$12])-1" office:value-type="percentage" office:value="0.015490016540995" calcext:value-type="percentage">
            <text:p>1,55%</text:p>
          </table:table-cell>
          <table:table-cell/>
          <table:table-cell table:formula="of:=[.L25]+0.045" office:value-type="percentage" office:value="0.09" calcext:value-type="percentage">
            <text:p>9,00%</text:p>
          </table:table-cell>
          <table:table-cell table:formula="of:=((1+[.L26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26])/(1+[.$D$2]))^(1/[.$B$12])-1" office:value-type="percentage" office:value="0.015490016540995" calcext:value-type="percentage">
            <text:p>1,5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26])/(1+[.$D$2]))^(1/[.$B$12])-1" office:value-type="percentage" office:value="-0.00615413838483503" calcext:value-type="percentage">
            <text:p>-0,62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18" calcext:value-type="percentage">
            <text:p>18,00%</text:p>
          </table:table-cell>
          <table:table-cell table:style-name="ce1" table:formula="of:=((1+[.F27])/(1+[.$D$2]))^(1/[.$B$13])-1" office:value-type="percentage" office:value="0.0285647307528585" calcext:value-type="percentage">
            <text:p>2,86%</text:p>
          </table:table-cell>
          <table:table-cell/>
          <table:table-cell table:formula="of:=[.I26]+0.045" office:value-type="percentage" office:value="0.135" calcext:value-type="percentage">
            <text:p>13,50%</text:p>
          </table:table-cell>
          <table:table-cell table:formula="of:=((1+[.I27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27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27])/(1+[.$D$2]))^(1/[.$B$13])-1" office:value-type="percentage" office:value="0.0123729359143696" calcext:value-type="percentage">
            <text:p>1,24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27])/(1+[.$D$2]))^(1/[.$B$13])-1" office:value-type="percentage" office:value="-0.00492634806525849" calcext:value-type="percentage">
            <text:p>-0,49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28])/(1+[.$D$2]))^(1/[.$B$14])-1" office:value-type="percentage" office:value="0.0301537248863439" calcext:value-type="percentage">
            <text:p>3,02%</text:p>
          </table:table-cell>
          <table:table-cell table:style-name="ce1" table:formula="of:=SUM([.G23:.G28])/6" office:value-type="percentage" office:value="0.0299745097253061" calcext:value-type="percentage">
            <text:p>3,00%</text:p>
          </table:table-cell>
          <table:table-cell table:formula="of:=[.I27]+0.045" office:value-type="percentage" office:value="0.18" calcext:value-type="percentage">
            <text:p>18,00%</text:p>
          </table:table-cell>
          <table:table-cell table:formula="of:=((1+[.I28])/(1+[.$D$2]))^(1/[.$B$14])-1" office:value-type="percentage" office:value="0.0237478993996196" calcext:value-type="percentage">
            <text:p>2,37%</text:p>
          </table:table-cell>
          <table:table-cell table:style-name="ce1" table:formula="of:=SUM([.J23:.J28])/6" office:value-type="percentage" office:value="0.0109767322546476" calcext:value-type="percentage">
            <text:p>1,10%</text:p>
          </table:table-cell>
          <table:table-cell table:formula="of:=[.L27]+0.045" office:value-type="percentage" office:value="0.135" calcext:value-type="percentage">
            <text:p>13,50%</text:p>
          </table:table-cell>
          <table:table-cell table:formula="of:=((1+[.L28])/(1+[.$D$2]))^(1/[.$B$14])-1" office:value-type="percentage" office:value="0.017135157422876" calcext:value-type="percentage">
            <text:p>1,71%</text:p>
          </table:table-cell>
          <table:table-cell table:style-name="ce1" table:formula="of:=SUM([.M23:.M28])/6" office:value-type="percentage" office:value="0.0024666129150952" calcext:value-type="percentage">
            <text:p>0,25%</text:p>
          </table:table-cell>
          <table:table-cell office:value-type="percentage" office:value="0.09" calcext:value-type="percentage">
            <text:p>9,00%</text:p>
          </table:table-cell>
          <table:table-cell table:formula="of:=((1+[.O28])/(1+[.$D$2]))^(1/[.$B$14])-1" office:value-type="percentage" office:value="0.0103001995243996" calcext:value-type="percentage">
            <text:p>1,03%</text:p>
          </table:table-cell>
          <table:table-cell table:style-name="ce1" table:formula="of:=SUM([.P23:.P28])/6" office:value-type="percentage" office:value="0.0123077545869663" calcext:value-type="percentage">
            <text:p>1,23%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table:formula="of:=((1+[.R28])/(1+[.$D$2]))^(1/[.$B$14])-1" office:value-type="percentage" office:value="-0.00410697863244691" calcext:value-type="percentage">
            <text:p>-0,41%</text:p>
          </table:table-cell>
          <table:table-cell table:style-name="ce1" table:formula="of:=SUM([.S23:.S28])/6" office:value-type="percentage" office:value="-0.00756431624503497" calcext:value-type="percentage">
            <text:p>-0,76%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F30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I30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30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0])/(1+[.$D$2]))^(1/[.$B$9])-1" office:value-type="percentage" office:value="0.0195121951219512" calcext:value-type="percentage">
            <text:p>1,9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0])/(1+[.$D$2]))^(1/[.$B$9])-1" office:value-type="percentage" office:value="-0.0243902439024389" calcext:value-type="percentage">
            <text:p>-2,44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formula="of:=[.F30]+0.045" office:value-type="percentage" office:value="0.09" calcext:value-type="percentage">
            <text:p>9,00%</text:p>
          </table:table-cell>
          <table:table-cell table:style-name="ce1" table:formula="of:=((1+[.F31])/(1+[.$D$2]))^(1/[.$B$10])-1" office:value-type="percentage" office:value="0.0312199736944303" calcext:value-type="percentage">
            <text:p>3,12%</text:p>
          </table:table-cell>
          <table:table-cell/>
          <table:table-cell table:formula="of:=[.I30]+0.045" office:value-type="percentage" office:value="0.045" calcext:value-type="percentage">
            <text:p>4,50%</text:p>
          </table:table-cell>
          <table:table-cell table:formula="of:=((1+[.I31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31])/(1+[.$D$2]))^(1/[.$B$10])-1" office:value-type="percentage" office:value="-0.0122704033504103" calcext:value-type="percentage">
            <text:p>-1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1])/(1+[.$D$2]))^(1/[.$B$10])-1" office:value-type="percentage" office:value="0.00970896555490253" calcext:value-type="percentage">
            <text:p>0,9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1])/(1+[.$D$2]))^(1/[.$B$10])-1" office:value-type="percentage" office:value="-0.0122704033504103" calcext:value-type="percentage">
            <text:p>-1,23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formula="of:=[.F31]+0.045" office:value-type="percentage" office:value="0.135" calcext:value-type="percentage">
            <text:p>13,50%</text:p>
          </table:table-cell>
          <table:table-cell table:style-name="ce1" table:formula="of:=((1+[.F32])/(1+[.$D$2]))^(1/[.$B$11])-1" office:value-type="percentage" office:value="0.0345639284656585" calcext:value-type="percentage">
            <text:p>3,46%</text:p>
          </table:table-cell>
          <table:table-cell/>
          <table:table-cell table:formula="of:=[.I31]+0.045" office:value-type="percentage" office:value="0.09" calcext:value-type="percentage">
            <text:p>9,00%</text:p>
          </table:table-cell>
          <table:table-cell table:formula="of:=((1+[.I32])/(1+[.$D$2]))^(1/[.$B$11])-1" office:value-type="percentage" office:value="0.0207064931590419" calcext:value-type="percentage">
            <text:p>2,07%</text:p>
          </table:table-cell>
          <table:table-cell/>
          <table:table-cell table:formula="of:=[.L31]+0.045" office:value-type="percentage" office:value="0.045" calcext:value-type="percentage">
            <text:p>4,50%</text:p>
          </table:table-cell>
          <table:table-cell table:formula="of:=((1+[.L32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2])/(1+[.$D$2]))^(1/[.$B$11])-1" office:value-type="percentage" office:value="0.00646221486517984" calcext:value-type="percentage">
            <text:p>0,6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2])/(1+[.$D$2]))^(1/[.$B$11])-1" office:value-type="percentage" office:value="-0.00819708999140645" calcext:value-type="percentage">
            <text:p>-0,82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table:formula="of:=((1+[.F33])/(1+[.$D$2]))^(1/[.$B$12])-1" office:value-type="percentage" office:value="0.0258125288004365" calcext:value-type="percentage">
            <text:p>2,58%</text:p>
          </table:table-cell>
          <table:table-cell/>
          <table:table-cell table:formula="of:=[.I32]+0.045" office:value-type="percentage" office:value="0.135" calcext:value-type="percentage">
            <text:p>13,50%</text:p>
          </table:table-cell>
          <table:table-cell table:formula="of:=((1+[.I33])/(1+[.$D$2]))^(1/[.$B$12])-1" office:value-type="percentage" office:value="0.0258125288004365" calcext:value-type="percentage">
            <text:p>2,58%</text:p>
          </table:table-cell>
          <table:table-cell/>
          <table:table-cell table:formula="of:=[.L32]+0.045" office:value-type="percentage" office:value="0.09" calcext:value-type="percentage">
            <text:p>9,00%</text:p>
          </table:table-cell>
          <table:table-cell table:formula="of:=((1+[.L33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3])/(1+[.$D$2]))^(1/[.$B$12])-1" office:value-type="percentage" office:value="0.00484275663155498" calcext:value-type="percentage">
            <text:p>0,48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R33])/(1+[.$D$2]))^(1/[.$B$12])-1" office:value-type="percentage" office:value="0.00484275663155498" calcext:value-type="percentage">
            <text:p>0,48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18" calcext:value-type="percentage">
            <text:p>18,00%</text:p>
          </table:table-cell>
          <table:table-cell table:style-name="ce1" table:formula="of:=((1+[.F34])/(1+[.$D$2]))^(1/[.$B$13])-1" office:value-type="percentage" office:value="0.0285647307528585" calcext:value-type="percentage">
            <text:p>2,86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(1+[.I34])/(1+[.$D$2]))^(1/[.$B$13])-1" office:value-type="percentage" office:value="0.0205972627757653" calcext:value-type="percentage">
            <text:p>2,06%</text:p>
          </table:table-cell>
          <table:table-cell/>
          <table:table-cell table:formula="of:=[.L33]+0.045" office:value-type="percentage" office:value="0.135" calcext:value-type="percentage">
            <text:p>13,50%</text:p>
          </table:table-cell>
          <table:table-cell table:formula="of:=((1+[.L34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34])/(1+[.$D$2]))^(1/[.$B$13])-1" office:value-type="percentage" office:value="0.0123729359143696" calcext:value-type="percentage">
            <text:p>1,24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4])/(1+[.$D$2]))^(1/[.$B$13])-1" office:value-type="percentage" office:value="-0.00492634806525849" calcext:value-type="percentage">
            <text:p>-0,49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35])/(1+[.$D$2]))^(1/[.$B$14])-1" office:value-type="percentage" office:value="0.0301537248863439" calcext:value-type="percentage">
            <text:p>3,02%</text:p>
          </table:table-cell>
          <table:table-cell table:style-name="ce1" table:formula="of:=SUM([.G30:.G35])/6" office:value-type="percentage" office:value="0.0283045136202798" calcext:value-type="percentage">
            <text:p>2,83%</text:p>
          </table:table-cell>
          <table:table-cell table:formula="of:=[.I34]+0.045" office:value-type="percentage" office:value="0.18" calcext:value-type="percentage">
            <text:p>18,00%</text:p>
          </table:table-cell>
          <table:table-cell table:formula="of:=((1+[.I35])/(1+[.$D$2]))^(1/[.$B$14])-1" office:value-type="percentage" office:value="0.0237478993996196" calcext:value-type="percentage">
            <text:p>2,37%</text:p>
          </table:table-cell>
          <table:table-cell table:style-name="ce1" table:formula="of:=SUM([.J30:.J35])/6" office:value-type="percentage" office:value="0.0126971509645545" calcext:value-type="percentage">
            <text:p>1,27%</text:p>
          </table:table-cell>
          <table:table-cell office:value-type="percentage" office:value="0.135" calcext:value-type="percentage">
            <text:p>13,50%</text:p>
          </table:table-cell>
          <table:table-cell table:formula="of:=((1+[.L35])/(1+[.$D$2]))^(1/[.$B$14])-1" office:value-type="percentage" office:value="0.017135157422876" calcext:value-type="percentage">
            <text:p>1,71%</text:p>
          </table:table-cell>
          <table:table-cell table:style-name="ce1" table:formula="of:=SUM([.M30:.M35])/6" office:value-type="percentage" office:value="0.00383733405866116" calcext:value-type="percentage">
            <text:p>0,38%</text:p>
          </table:table-cell>
          <table:table-cell office:value-type="percentage" office:value="0.09" calcext:value-type="percentage">
            <text:p>9,00%</text:p>
          </table:table-cell>
          <table:table-cell table:formula="of:=((1+[.O35])/(1+[.$D$2]))^(1/[.$B$14])-1" office:value-type="percentage" office:value="0.0103001995243996" calcext:value-type="percentage">
            <text:p>1,03%</text:p>
          </table:table-cell>
          <table:table-cell table:style-name="ce1" table:formula="of:=SUM([.P30:.P35])/6" office:value-type="percentage" office:value="0.0105332112687263" calcext:value-type="percentage">
            <text:p>1,05%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table:formula="of:=((1+[.R35])/(1+[.$D$2]))^(1/[.$B$14])-1" office:value-type="percentage" office:value="-0.00410697863244691" calcext:value-type="percentage">
            <text:p>-0,41%</text:p>
          </table:table-cell>
          <table:table-cell table:style-name="ce1" table:formula="of:=SUM([.S30:.S35])/6" office:value-type="percentage" office:value="-0.00817471788506768" calcext:value-type="percentage">
            <text:p>-0,82%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F37])/(1+[.D$2]))^(1/[.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I37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37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7])/(1+[.$D$2]))^(1/[.$B$9])-1" office:value-type="percentage" office:value="0.0195121951219512" calcext:value-type="percentage">
            <text:p>1,9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7])/(1+[.$D$2]))^(1/[.$B$9])-1" office:value-type="percentage" office:value="-0.0243902439024389" calcext:value-type="percentage">
            <text:p>-2,44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table:formula="of:=[.F37]+0.045" office:value-type="percentage" office:value="0.09" calcext:value-type="percentage">
            <text:p>9,00%</text:p>
          </table:table-cell>
          <table:table-cell table:style-name="ce1" table:formula="of:=((1+[.F38])/(1+[.D$2]))^(1/[.B$10])-1" office:value-type="percentage" office:value="0.0312199736944303" calcext:value-type="percentage">
            <text:p>3,12%</text:p>
          </table:table-cell>
          <table:table-cell/>
          <table:table-cell table:formula="of:=[.I37]+0.045" office:value-type="percentage" office:value="0.045" calcext:value-type="percentage">
            <text:p>4,50%</text:p>
          </table:table-cell>
          <table:table-cell table:formula="of:=((1+[.I38])/(1+[.$D$2]))^(1/[.$B$10])-1" office:value-type="percentage" office:value="0.00970896555490253" calcext:value-type="percentage">
            <text:p>0,97%</text:p>
          </table:table-cell>
          <table:table-cell/>
          <table:table-cell table:formula="of:=[.L37]+0.045" office:value-type="percentage" office:value="0.045" calcext:value-type="percentage">
            <text:p>4,50%</text:p>
          </table:table-cell>
          <table:table-cell table:formula="of:=((1+[.L38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8])/(1+[.$D$2]))^(1/[.$B$10])-1" office:value-type="percentage" office:value="0.00970896555490253" calcext:value-type="percentage">
            <text:p>0,9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8])/(1+[.$D$2]))^(1/[.$B$10])-1" office:value-type="percentage" office:value="-0.0122704033504103" calcext:value-type="percentage">
            <text:p>-1,23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09" calcext:value-type="percentage">
            <text:p>9,00%</text:p>
          </table:table-cell>
          <table:table-cell table:style-name="ce1" table:formula="of:=((1+[.F39])/(1+[.D$2]))^(1/[.B$11])-1" office:value-type="percentage" office:value="0.0207064931590419" calcext:value-type="percentage">
            <text:p>2,07%</text:p>
          </table:table-cell>
          <table:table-cell/>
          <table:table-cell table:formula="of:=[.I38]+0.045" office:value-type="percentage" office:value="0.09" calcext:value-type="percentage">
            <text:p>9,00%</text:p>
          </table:table-cell>
          <table:table-cell table:formula="of:=((1+[.I39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39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39])/(1+[.$D$2]))^(1/[.$B$11])-1" office:value-type="percentage" office:value="0.00646221486517984" calcext:value-type="percentage">
            <text:p>0,6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39])/(1+[.$D$2]))^(1/[.$B$11])-1" office:value-type="percentage" office:value="-0.00819708999140645" calcext:value-type="percentage">
            <text:p>-0,82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135" calcext:value-type="percentage">
            <text:p>13,50%</text:p>
          </table:table-cell>
          <table:table-cell table:style-name="ce1" table:formula="of:=((1+[.F40])/(1+[.D$2]))^(1/[.B$12])-1" office:value-type="percentage" office:value="0.0258125288004365" calcext:value-type="percentage">
            <text:p>2,58%</text:p>
          </table:table-cell>
          <table:table-cell/>
          <table:table-cell table:formula="of:=[.I39]+0.045" office:value-type="percentage" office:value="0.135" calcext:value-type="percentage">
            <text:p>13,50%</text:p>
          </table:table-cell>
          <table:table-cell table:formula="of:=((1+[.I40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40])/(1+[.$D$2]))^(1/[.$B$12])-1" office:value-type="percentage" office:value="0.00484275663155498" calcext:value-type="percentage">
            <text:p>0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40])/(1+[.$D$2]))^(1/[.$B$12])-1" office:value-type="percentage" office:value="0.00484275663155498" calcext:value-type="percentage">
            <text:p>0,48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0])/(1+[.$D$2]))^(1/[.$B$12])-1" office:value-type="percentage" office:value="-0.00615413838483503" calcext:value-type="percentage">
            <text:p>-0,62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18" calcext:value-type="percentage">
            <text:p>18,00%</text:p>
          </table:table-cell>
          <table:table-cell table:style-name="ce1" table:formula="of:=((1+[.F41])/(1+[.D$2]))^(1/[.B$13])-1" office:value-type="percentage" office:value="0.0285647307528585" calcext:value-type="percentage">
            <text:p>2,86%</text:p>
          </table:table-cell>
          <table:table-cell/>
          <table:table-cell table:formula="of:=[.I40]+0.045" office:value-type="percentage" office:value="0.18" calcext:value-type="percentage">
            <text:p>18,00%</text:p>
          </table:table-cell>
          <table:table-cell table:formula="of:=((1+[.I41])/(1+[.$D$2]))^(1/[.$B$13])-1" office:value-type="percentage" office:value="0.0285647307528585" calcext:value-type="percentage">
            <text:p>2,8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41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41])/(1+[.$D$2]))^(1/[.$B$13])-1" office:value-type="percentage" office:value="0.00387233274661014" calcext:value-type="percentage">
            <text:p>0,39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R41])/(1+[.$D$2]))^(1/[.$B$13])-1" office:value-type="percentage" office:value="0.00387233274661014" calcext:value-type="percentage">
            <text:p>0,39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42])/(1+[.D$2]))^(1/[.B$14])-1" office:value-type="percentage" office:value="0.0301537248863439" calcext:value-type="percentage">
            <text:p>3,02%</text:p>
          </table:table-cell>
          <table:table-cell table:style-name="ce1" table:formula="of:=SUM([.G37:.G42])/6" office:value-type="percentage" office:value="0.0259949410691771" calcext:value-type="percentage">
            <text:p>2,60%</text:p>
          </table:table-cell>
          <table:table-cell office:value-type="percentage" office:value="0.18" calcext:value-type="percentage">
            <text:p>18,00%</text:p>
          </table:table-cell>
          <table:table-cell table:formula="of:=((1+[.I42])/(1+[.$D$2]))^(1/[.$B$14])-1" office:value-type="percentage" office:value="0.0237478993996196" calcext:value-type="percentage">
            <text:p>2,37%</text:p>
          </table:table-cell>
          <table:table-cell table:style-name="ce1" table:formula="of:=SUM([.J37:.J42])/6" office:value-type="percentage" office:value="0.01402506229407" calcext:value-type="percentage">
            <text:p>1,40%</text:p>
          </table:table-cell>
          <table:table-cell table:formula="of:=[.L41]+0.045" office:value-type="percentage" office:value="0.135" calcext:value-type="percentage">
            <text:p>13,50%</text:p>
          </table:table-cell>
          <table:table-cell table:formula="of:=((1+[.L42])/(1+[.$D$2]))^(1/[.$B$14])-1" office:value-type="percentage" office:value="0.017135157422876" calcext:value-type="percentage">
            <text:p>1,71%</text:p>
          </table:table-cell>
          <table:table-cell table:style-name="ce1" table:formula="of:=SUM([.M37:.M42])/6" office:value-type="percentage" office:value="0.00435529774774066" calcext:value-type="percentage">
            <text:p>0,44%</text:p>
          </table:table-cell>
          <table:table-cell office:value-type="percentage" office:value="0.09" calcext:value-type="percentage">
            <text:p>9,00%</text:p>
          </table:table-cell>
          <table:table-cell table:formula="of:=((1+[.O42])/(1+[.$D$2]))^(1/[.$B$14])-1" office:value-type="percentage" office:value="0.0103001995243996" calcext:value-type="percentage">
            <text:p>1,03%</text:p>
          </table:table-cell>
          <table:table-cell table:style-name="ce1" table:formula="of:=SUM([.P37:.P42])/6" office:value-type="percentage" office:value="0.00911644407409973" calcext:value-type="percentage">
            <text:p>0,91%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table:formula="of:=((1+[.R42])/(1+[.$D$2]))^(1/[.$B$14])-1" office:value-type="percentage" office:value="-0.00410697863244691" calcext:value-type="percentage">
            <text:p>-0,41%</text:p>
          </table:table-cell>
          <table:table-cell table:style-name="ce1" table:formula="of:=SUM([.S37:.S42])/6" office:value-type="percentage" office:value="-0.00854108691915458" calcext:value-type="percentage">
            <text:p>-0,85%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F44])/(1+[.D$2]))^(1/[.B$9])-1" office:value-type="percentage" office:value="0.0195121951219512" calcext:value-type="percentage">
            <text:p>1,9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I44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44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44])/(1+[.$D$2]))^(1/[.$B$9])-1" office:value-type="percentage" office:value="-0.0243902439024389" calcext:value-type="percentage">
            <text:p>-2,44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4])/(1+[.$D$2]))^(1/[.$B$9])-1" office:value-type="percentage" office:value="-0.0243902439024389" calcext:value-type="percentage">
            <text:p>-2,44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045" calcext:value-type="percentage">
            <text:p>4,50%</text:p>
          </table:table-cell>
          <table:table-cell table:style-name="ce1" table:formula="of:=((1+[.F45])/(1+[.D$2]))^(1/[.B$10])-1" office:value-type="percentage" office:value="0.00970896555490253" calcext:value-type="percentage">
            <text:p>0,9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I45])/(1+[.$D$2]))^(1/[.$B$10])-1" office:value-type="percentage" office:value="0.00970896555490253" calcext:value-type="percentage">
            <text:p>0,97%</text:p>
          </table:table-cell>
          <table:table-cell/>
          <table:table-cell table:formula="of:=[.L44]+0.045" office:value-type="percentage" office:value="0.045" calcext:value-type="percentage">
            <text:p>4,50%</text:p>
          </table:table-cell>
          <table:table-cell table:formula="of:=((1+[.L45])/(1+[.$D$2]))^(1/[.$B$10])-1" office:value-type="percentage" office:value="0.00970896555490253" calcext:value-type="percentage">
            <text:p>0,97%</text:p>
          </table:table-cell>
          <table:table-cell/>
          <table:table-cell table:formula="of:=[.O44]+0.045" office:value-type="percentage" office:value="0.045" calcext:value-type="percentage">
            <text:p>4,50%</text:p>
          </table:table-cell>
          <table:table-cell table:formula="of:=((1+[.O45])/(1+[.$D$2]))^(1/[.$B$10])-1" office:value-type="percentage" office:value="0.00970896555490253" calcext:value-type="percentage">
            <text:p>0,9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5])/(1+[.$D$2]))^(1/[.$B$10])-1" office:value-type="percentage" office:value="-0.0122704033504103" calcext:value-type="percentage">
            <text:p>-1,23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09" calcext:value-type="percentage">
            <text:p>9,00%</text:p>
          </table:table-cell>
          <table:table-cell table:style-name="ce1" table:formula="of:=((1+[.F46])/(1+[.D$2]))^(1/[.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I46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46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46])/(1+[.$D$2]))^(1/[.$B$11])-1" office:value-type="percentage" office:value="0.0207064931590419" calcext:value-type="percentage">
            <text:p>2,07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6])/(1+[.$D$2]))^(1/[.$B$11])-1" office:value-type="percentage" office:value="-0.00819708999140645" calcext:value-type="percentage">
            <text:p>-0,82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135" calcext:value-type="percentage">
            <text:p>13,50%</text:p>
          </table:table-cell>
          <table:table-cell table:style-name="ce1" table:formula="of:=((1+[.F47])/(1+[.D$2]))^(1/[.B$12])-1" office:value-type="percentage" office:value="0.0258125288004365" calcext:value-type="percentage">
            <text:p>2,58%</text:p>
          </table:table-cell>
          <table:table-cell/>
          <table:table-cell table:formula="of:=[.I46]+0.045" office:value-type="percentage" office:value="0.09" calcext:value-type="percentage">
            <text:p>9,00%</text:p>
          </table:table-cell>
          <table:table-cell table:formula="of:=((1+[.I47])/(1+[.$D$2]))^(1/[.$B$12])-1" office:value-type="percentage" office:value="0.015490016540995" calcext:value-type="percentage">
            <text:p>1,55%</text:p>
          </table:table-cell>
          <table:table-cell/>
          <table:table-cell table:formula="of:=[.L46]+0.045" office:value-type="percentage" office:value="0.09" calcext:value-type="percentage">
            <text:p>9,00%</text:p>
          </table:table-cell>
          <table:table-cell table:formula="of:=((1+[.L47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47])/(1+[.$D$2]))^(1/[.$B$12])-1" office:value-type="percentage" office:value="0.015490016540995" calcext:value-type="percentage">
            <text:p>1,55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7])/(1+[.$D$2]))^(1/[.$B$12])-1" office:value-type="percentage" office:value="-0.00615413838483503" calcext:value-type="percentage">
            <text:p>-0,62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18" calcext:value-type="percentage">
            <text:p>18,00%</text:p>
          </table:table-cell>
          <table:table-cell table:style-name="ce1" table:formula="of:=((1+[.F48])/(1+[.D$2]))^(1/[.B$13])-1" office:value-type="percentage" office:value="0.0285647307528585" calcext:value-type="percentage">
            <text:p>2,86%</text:p>
          </table:table-cell>
          <table:table-cell/>
          <table:table-cell table:formula="of:=[.I47]+0.045" office:value-type="percentage" office:value="0.135" calcext:value-type="percentage">
            <text:p>13,50%</text:p>
          </table:table-cell>
          <table:table-cell table:formula="of:=((1+[.I48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48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48])/(1+[.$D$2]))^(1/[.$B$13])-1" office:value-type="percentage" office:value="0.0123729359143696" calcext:value-type="percentage">
            <text:p>1,24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(1+[.R48])/(1+[.$D$2]))^(1/[.$B$13])-1" office:value-type="percentage" office:value="-0.00492634806525849" calcext:value-type="percentage">
            <text:p>-0,49%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" office:value-type="percentage" office:value="0.225" calcext:value-type="percentage">
            <text:p>22,50%</text:p>
          </table:table-cell>
          <table:table-cell table:style-name="ce1" table:formula="of:=((1+[.F49])/(1+[.D$2]))^(1/[.B$14])-1" office:value-type="percentage" office:value="0.0301537248863439" calcext:value-type="percentage">
            <text:p>3,02%</text:p>
          </table:table-cell>
          <table:table-cell table:style-name="ce1" table:formula="of:=SUM([.G44:.G49])/6" office:value-type="percentage" office:value="0.0224097730459224" calcext:value-type="percentage">
            <text:p>2,24%</text:p>
          </table:table-cell>
          <table:table-cell table:formula="of:=[.I48]+0.045" office:value-type="percentage" office:value="0.18" calcext:value-type="percentage">
            <text:p>18,00%</text:p>
          </table:table-cell>
          <table:table-cell table:formula="of:=((1+[.I49])/(1+[.$D$2]))^(1/[.$B$14])-1" office:value-type="percentage" office:value="0.0237478993996196" calcext:value-type="percentage">
            <text:p>2,37%</text:p>
          </table:table-cell>
          <table:table-cell table:style-name="ce1" table:formula="of:=SUM([.J44:.J49])/6" office:value-type="percentage" office:value="0.0159197590430689" calcext:value-type="percentage">
            <text:p>1,59%</text:p>
          </table:table-cell>
          <table:table-cell office:value-type="percentage" office:value="0.135" calcext:value-type="percentage">
            <text:p>13,50%</text:p>
          </table:table-cell>
          <table:table-cell table:formula="of:=((1+[.L49])/(1+[.$D$2]))^(1/[.$B$14])-1" office:value-type="percentage" office:value="0.017135157422876" calcext:value-type="percentage">
            <text:p>1,71%</text:p>
          </table:table-cell>
          <table:table-cell table:style-name="ce1" table:formula="of:=SUM([.M44:.M49])/6" office:value-type="percentage" office:value="0.00612984106598067" calcext:value-type="percentage">
            <text:p>0,61%</text:p>
          </table:table-cell>
          <table:table-cell office:value-type="percentage" office:value="0.09" calcext:value-type="percentage">
            <text:p>9,00%</text:p>
          </table:table-cell>
          <table:table-cell table:formula="of:=((1+[.O49])/(1+[.$D$2]))^(1/[.$B$14])-1" office:value-type="percentage" office:value="0.0103001995243996" calcext:value-type="percentage">
            <text:p>1,03%</text:p>
          </table:table-cell>
          <table:table-cell table:style-name="ce1" table:formula="of:=SUM([.P44:.P49])/6" office:value-type="percentage" office:value="0.00736472779854497" calcext:value-type="percentage">
            <text:p>0,74%</text:p>
          </table:table-cell>
          <table:table-cell table:style-name="ce1" office:value-type="percentage" office:value="0.045" calcext:value-type="percentage">
            <text:p>4,50%</text:p>
          </table:table-cell>
          <table:table-cell table:style-name="ce1" table:formula="of:=((1+[.R49])/(1+[.$D$2]))^(1/[.$B$14])-1" office:value-type="percentage" office:value="0.00322590420362445" calcext:value-type="percentage">
            <text:p>0,32%</text:p>
          </table:table-cell>
          <table:table-cell table:style-name="ce1" table:formula="of:=SUM([.S44:.S49])/6" office:value-type="percentage" office:value="-0.00878538658178746" calcext:value-type="percentage">
            <text:p>-0,88%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51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51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51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52])/(1+[.$D$2]))^(1/[.$B$10])-1" office:value-type="percentage" office:value="0.00970896555490253" calcext:value-type="percentage">
            <text:p>0,97%</text:p>
          </table:table-cell>
          <table:table-cell/>
          <table:table-cell table:formula="of:=[.L51]+0.045" office:value-type="percentage" office:value="0.045" calcext:value-type="percentage">
            <text:p>4,50%</text:p>
          </table:table-cell>
          <table:table-cell table:formula="of:=((1+[.L52])/(1+[.$D$2]))^(1/[.$B$10])-1" office:value-type="percentage" office:value="0.00970896555490253" calcext:value-type="percentage">
            <text:p>0,97%</text:p>
          </table:table-cell>
          <table:table-cell/>
          <table:table-cell table:formula="of:=[.O51]+0.045" office:value-type="percentage" office:value="0.045" calcext:value-type="percentage">
            <text:p>4,50%</text:p>
          </table:table-cell>
          <table:table-cell table:formula="of:=((1+[.O52])/(1+[.$D$2]))^(1/[.$B$10])-1" office:value-type="percentage" office:value="0.00970896555490253" calcext:value-type="percentage">
            <text:p>0,97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53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53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53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54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54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54])/(1+[.$D$2]))^(1/[.$B$12])-1" office:value-type="percentage" office:value="0.015490016540995" calcext:value-type="percentage">
            <text:p>1,5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54]+0.045" office:value-type="percentage" office:value="0.135" calcext:value-type="percentage">
            <text:p>13,50%</text:p>
          </table:table-cell>
          <table:table-cell table:formula="of:=((1+[.I55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(1+[.L55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55])/(1+[.$D$2]))^(1/[.$B$13])-1" office:value-type="percentage" office:value="0.0123729359143696" calcext:value-type="percentage">
            <text:p>1,2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55]+0.045" office:value-type="percentage" office:value="0.18" calcext:value-type="percentage">
            <text:p>18,00%</text:p>
          </table:table-cell>
          <table:table-cell table:formula="of:=((1+[.I56])/(1+[.$D$2]))^(1/[.$B$14])-1" office:value-type="percentage" office:value="0.0237478993996196" calcext:value-type="percentage">
            <text:p>2,37%</text:p>
          </table:table-cell>
          <table:table-cell table:style-name="ce1" table:formula="of:=SUM([.J51:.J56])/6" office:value-type="percentage" office:value="0.0182938054253793" calcext:value-type="percentage">
            <text:p>1,83%</text:p>
          </table:table-cell>
          <table:table-cell office:value-type="percentage" office:value="0.135" calcext:value-type="percentage">
            <text:p>13,50%</text:p>
          </table:table-cell>
          <table:table-cell table:formula="of:=((1+[.L56])/(1+[.$D$2]))^(1/[.$B$14])-1" office:value-type="percentage" office:value="0.017135157422876" calcext:value-type="percentage">
            <text:p>1,71%</text:p>
          </table:table-cell>
          <table:table-cell table:style-name="ce1" table:formula="of:=SUM([.M51:.M56])/6" office:value-type="percentage" office:value="0.00750056220954663" calcext:value-type="percentage">
            <text:p>0,75%</text:p>
          </table:table-cell>
          <table:table-cell office:value-type="percentage" office:value="0.09" calcext:value-type="percentage">
            <text:p>9,00%</text:p>
          </table:table-cell>
          <table:table-cell table:formula="of:=((1+[.O56])/(1+[.$D$2]))^(1/[.$B$14])-1" office:value-type="percentage" office:value="0.0103001995243996" calcext:value-type="percentage">
            <text:p>1,03%</text:p>
          </table:table-cell>
          <table:table-cell table:style-name="ce1" table:formula="of:=SUM([.P51:.P56])/6" office:value-type="percentage" office:value="0.00499068141623462" calcext:value-type="percentage">
            <text:p>0,50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58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58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58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59])/(1+[.$D$2]))^(1/[.$B$10])-1" office:value-type="percentage" office:value="0.00970896555490253" calcext:value-type="percentage">
            <text:p>0,97%</text:p>
          </table:table-cell>
          <table:table-cell/>
          <table:table-cell table:formula="of:=[.L58]+0.045" office:value-type="percentage" office:value="0.045" calcext:value-type="percentage">
            <text:p>4,50%</text:p>
          </table:table-cell>
          <table:table-cell table:formula="of:=((1+[.L59])/(1+[.$D$2]))^(1/[.$B$10])-1" office:value-type="percentage" office:value="0.00970896555490253" calcext:value-type="percentage">
            <text:p>0,97%</text:p>
          </table:table-cell>
          <table:table-cell/>
          <table:table-cell table:formula="of:=[.O58]+0.045" office:value-type="percentage" office:value="0.045" calcext:value-type="percentage">
            <text:p>4,50%</text:p>
          </table:table-cell>
          <table:table-cell table:formula="of:=((1+[.O59])/(1+[.$D$2]))^(1/[.$B$10])-1" office:value-type="percentage" office:value="0.00970896555490253" calcext:value-type="percentage">
            <text:p>0,97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59]+0.045" office:value-type="percentage" office:value="0.09" calcext:value-type="percentage">
            <text:p>9,00%</text:p>
          </table:table-cell>
          <table:table-cell table:formula="of:=((1+[.I60])/(1+[.$D$2]))^(1/[.$B$11])-1" office:value-type="percentage" office:value="0.0207064931590419" calcext:value-type="percentage">
            <text:p>2,07%</text:p>
          </table:table-cell>
          <table:table-cell/>
          <table:table-cell table:formula="of:=[.L59]+0.045" office:value-type="percentage" office:value="0.09" calcext:value-type="percentage">
            <text:p>9,00%</text:p>
          </table:table-cell>
          <table:table-cell table:formula="of:=((1+[.L60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60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60]+0.045" office:value-type="percentage" office:value="0.135" calcext:value-type="percentage">
            <text:p>13,50%</text:p>
          </table:table-cell>
          <table:table-cell table:formula="of:=((1+[.I61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61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61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35" calcext:value-type="percentage">
            <text:p>13,50%</text:p>
          </table:table-cell>
          <table:table-cell table:formula="of:=((1+[.I62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62])/(1+[.$D$2]))^(1/[.$B$13])-1" office:value-type="percentage" office:value="0.0123729359143696" calcext:value-type="percentage">
            <text:p>1,24%</text:p>
          </table:table-cell>
          <table:table-cell/>
          <table:table-cell table:formula="of:=[.O61]+0.045" office:value-type="percentage" office:value="0.09" calcext:value-type="percentage">
            <text:p>9,00%</text:p>
          </table:table-cell>
          <table:table-cell table:formula="of:=((1+[.O62])/(1+[.$D$2]))^(1/[.$B$13])-1" office:value-type="percentage" office:value="0.0123729359143696" calcext:value-type="percentage">
            <text:p>1,2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62]+0.045" office:value-type="percentage" office:value="0.18" calcext:value-type="percentage">
            <text:p>18,00%</text:p>
          </table:table-cell>
          <table:table-cell table:formula="of:=((1+[.I63])/(1+[.$D$2]))^(1/[.$B$14])-1" office:value-type="percentage" office:value="0.0237478993996196" calcext:value-type="percentage">
            <text:p>2,37%</text:p>
          </table:table-cell>
          <table:table-cell table:style-name="ce1" table:formula="of:=SUM([.J58:.J63])/6" office:value-type="percentage" office:value="0.0200142241352862" calcext:value-type="percentage">
            <text:p>2,00%</text:p>
          </table:table-cell>
          <table:table-cell table:formula="of:=[.L62]+0.045" office:value-type="percentage" office:value="0.135" calcext:value-type="percentage">
            <text:p>13,50%</text:p>
          </table:table-cell>
          <table:table-cell table:formula="of:=((1+[.L63])/(1+[.$D$2]))^(1/[.$B$14])-1" office:value-type="percentage" office:value="0.017135157422876" calcext:value-type="percentage">
            <text:p>1,71%</text:p>
          </table:table-cell>
          <table:table-cell table:style-name="ce1" table:formula="of:=SUM([.M58:.M63])/6" office:value-type="percentage" office:value="0.00850388744829102" calcext:value-type="percentage">
            <text:p>0,85%</text:p>
          </table:table-cell>
          <table:table-cell office:value-type="percentage" office:value="0.09" calcext:value-type="percentage">
            <text:p>9,00%</text:p>
          </table:table-cell>
          <table:table-cell table:formula="of:=((1+[.O63])/(1+[.$D$2]))^(1/[.$B$14])-1" office:value-type="percentage" office:value="0.0103001995243996" calcext:value-type="percentage">
            <text:p>1,03%</text:p>
          </table:table-cell>
          <table:table-cell table:style-name="ce1" table:formula="of:=SUM([.P58:.P63])/6" office:value-type="percentage" office:value="0.00321613809799461" calcext:value-type="percentage">
            <text:p>0,32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65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65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65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66])/(1+[.$D$2]))^(1/[.$B$10])-1" office:value-type="percentage" office:value="0.00970896555490253" calcext:value-type="percentage">
            <text:p>0,97%</text:p>
          </table:table-cell>
          <table:table-cell/>
          <table:table-cell table:formula="of:=[.L65]+0.045" office:value-type="percentage" office:value="0.045" calcext:value-type="percentage">
            <text:p>4,50%</text:p>
          </table:table-cell>
          <table:table-cell table:formula="of:=((1+[.L66])/(1+[.$D$2]))^(1/[.$B$10])-1" office:value-type="percentage" office:value="0.00970896555490253" calcext:value-type="percentage">
            <text:p>0,97%</text:p>
          </table:table-cell>
          <table:table-cell/>
          <table:table-cell table:formula="of:=[.O65]+0.045" office:value-type="percentage" office:value="0.045" calcext:value-type="percentage">
            <text:p>4,50%</text:p>
          </table:table-cell>
          <table:table-cell table:formula="of:=((1+[.O66])/(1+[.$D$2]))^(1/[.$B$10])-1" office:value-type="percentage" office:value="0.00970896555490253" calcext:value-type="percentage">
            <text:p>0,97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66]+0.045" office:value-type="percentage" office:value="0.09" calcext:value-type="percentage">
            <text:p>9,00%</text:p>
          </table:table-cell>
          <table:table-cell table:formula="of:=((1+[.I67])/(1+[.$D$2]))^(1/[.$B$11])-1" office:value-type="percentage" office:value="0.0207064931590419" calcext:value-type="percentage">
            <text:p>2,07%</text:p>
          </table:table-cell>
          <table:table-cell/>
          <table:table-cell table:formula="of:=[.L66]+0.045" office:value-type="percentage" office:value="0.09" calcext:value-type="percentage">
            <text:p>9,00%</text:p>
          </table:table-cell>
          <table:table-cell table:formula="of:=((1+[.L67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67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67]+0.045" office:value-type="percentage" office:value="0.135" calcext:value-type="percentage">
            <text:p>13,50%</text:p>
          </table:table-cell>
          <table:table-cell table:formula="of:=((1+[.I68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68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68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68]+0.045" office:value-type="percentage" office:value="0.18" calcext:value-type="percentage">
            <text:p>18,00%</text:p>
          </table:table-cell>
          <table:table-cell table:formula="of:=((1+[.I69])/(1+[.$D$2]))^(1/[.$B$13])-1" office:value-type="percentage" office:value="0.0285647307528585" calcext:value-type="percentage">
            <text:p>2,86%</text:p>
          </table:table-cell>
          <table:table-cell/>
          <table:table-cell table:formula="of:=[.L68]+0.045" office:value-type="percentage" office:value="0.135" calcext:value-type="percentage">
            <text:p>13,50%</text:p>
          </table:table-cell>
          <table:table-cell table:formula="of:=((1+[.L69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69])/(1+[.$D$2]))^(1/[.$B$13])-1" office:value-type="percentage" office:value="0.00387233274661014" calcext:value-type="percentage">
            <text:p>0,39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8" calcext:value-type="percentage">
            <text:p>18,00%</text:p>
          </table:table-cell>
          <table:table-cell table:formula="of:=((1+[.I70])/(1+[.$D$2]))^(1/[.$B$14])-1" office:value-type="percentage" office:value="0.0237478993996196" calcext:value-type="percentage">
            <text:p>2,37%</text:p>
          </table:table-cell>
          <table:table-cell table:style-name="ce1" table:formula="of:=SUM([.J65:.J70])/6" office:value-type="percentage" office:value="0.0213421354648017" calcext:value-type="percentage">
            <text:p>2,13%</text:p>
          </table:table-cell>
          <table:table-cell office:value-type="percentage" office:value="0.135" calcext:value-type="percentage">
            <text:p>13,50%</text:p>
          </table:table-cell>
          <table:table-cell table:formula="of:=((1+[.L70])/(1+[.$D$2]))^(1/[.$B$14])-1" office:value-type="percentage" office:value="0.017135157422876" calcext:value-type="percentage">
            <text:p>1,71%</text:p>
          </table:table-cell>
          <table:table-cell table:style-name="ce1" table:formula="of:=SUM([.M65:.M70])/6" office:value-type="percentage" office:value="0.00987460859185698" calcext:value-type="percentage">
            <text:p>0,99%</text:p>
          </table:table-cell>
          <table:table-cell table:formula="of:=[.O69]+0.045" office:value-type="percentage" office:value="0.09" calcext:value-type="percentage">
            <text:p>9,00%</text:p>
          </table:table-cell>
          <table:table-cell table:formula="of:=((1+[.O70])/(1+[.$D$2]))^(1/[.$B$14])-1" office:value-type="percentage" office:value="0.0103001995243996" calcext:value-type="percentage">
            <text:p>1,03%</text:p>
          </table:table-cell>
          <table:table-cell table:style-name="ce1" table:formula="of:=SUM([.P65:.P70])/6" office:value-type="percentage" office:value="0.00179937090336803" calcext:value-type="percentage">
            <text:p>0,18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72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L72])/(1+[.$D$2]))^(1/[.$B$9])-1" office:value-type="percentage" office:value="-0.0243902439024389" calcext:value-type="percentage">
            <text:p>-2,4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72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72]+0.045" office:value-type="percentage" office:value="0.09" calcext:value-type="percentage">
            <text:p>9,00%</text:p>
          </table:table-cell>
          <table:table-cell table:formula="of:=((1+[.I73])/(1+[.$D$2]))^(1/[.$B$10])-1" office:value-type="percentage" office:value="0.0312199736944303" calcext:value-type="percentage">
            <text:p>3,12%</text:p>
          </table:table-cell>
          <table:table-cell/>
          <table:table-cell table:formula="of:=[.L72]+0.045" office:value-type="percentage" office:value="0.045" calcext:value-type="percentage">
            <text:p>4,50%</text:p>
          </table:table-cell>
          <table:table-cell table:formula="of:=((1+[.L73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73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74])/(1+[.$D$2]))^(1/[.$B$11])-1" office:value-type="percentage" office:value="0.0207064931590419" calcext:value-type="percentage">
            <text:p>2,07%</text:p>
          </table:table-cell>
          <table:table-cell/>
          <table:table-cell table:formula="of:=[.L73]+0.045" office:value-type="percentage" office:value="0.09" calcext:value-type="percentage">
            <text:p>9,00%</text:p>
          </table:table-cell>
          <table:table-cell table:formula="of:=((1+[.L74])/(1+[.$D$2]))^(1/[.$B$11])-1" office:value-type="percentage" office:value="0.0207064931590419" calcext:value-type="percentage">
            <text:p>2,07%</text:p>
          </table:table-cell>
          <table:table-cell/>
          <table:table-cell table:formula="of:=[.O73]+0.045" office:value-type="percentage" office:value="0.045" calcext:value-type="percentage">
            <text:p>4,50%</text:p>
          </table:table-cell>
          <table:table-cell table:formula="of:=((1+[.O74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75])/(1+[.$D$2]))^(1/[.$B$12])-1" office:value-type="percentage" office:value="0.015490016540995" calcext:value-type="percentage">
            <text:p>1,55%</text:p>
          </table:table-cell>
          <table:table-cell/>
          <table:table-cell table:formula="of:=[.L74]+0.045" office:value-type="percentage" office:value="0.135" calcext:value-type="percentage">
            <text:p>13,50%</text:p>
          </table:table-cell>
          <table:table-cell table:formula="of:=((1+[.L75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75])/(1+[.$D$2]))^(1/[.$B$12])-1" office:value-type="percentage" office:value="0.015490016540995" calcext:value-type="percentage">
            <text:p>1,5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75]+0.045" office:value-type="percentage" office:value="0.135" calcext:value-type="percentage">
            <text:p>13,50%</text:p>
          </table:table-cell>
          <table:table-cell table:formula="of:=((1+[.I76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(1+[.L76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76])/(1+[.$D$2]))^(1/[.$B$13])-1" office:value-type="percentage" office:value="0.0123729359143696" calcext:value-type="percentage">
            <text:p>1,2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76]+0.045" office:value-type="percentage" office:value="0.18" calcext:value-type="percentage">
            <text:p>18,00%</text:p>
          </table:table-cell>
          <table:table-cell table:formula="of:=((1+[.I77])/(1+[.$D$2]))^(1/[.$B$14])-1" office:value-type="percentage" office:value="0.0237478993996196" calcext:value-type="percentage">
            <text:p>2,37%</text:p>
          </table:table-cell>
          <table:table-cell table:style-name="ce1" table:formula="of:=SUM([.J72:.J77])/6" office:value-type="percentage" office:value="0.0218789734486339" calcext:value-type="percentage">
            <text:p>2,19%</text:p>
          </table:table-cell>
          <table:table-cell office:value-type="percentage" office:value="0.135" calcext:value-type="percentage">
            <text:p>13,50%</text:p>
          </table:table-cell>
          <table:table-cell table:formula="of:=((1+[.L77])/(1+[.$D$2]))^(1/[.$B$14])-1" office:value-type="percentage" office:value="0.017135157422876" calcext:value-type="percentage">
            <text:p>1,71%</text:p>
          </table:table-cell>
          <table:table-cell table:style-name="ce1" table:formula="of:=SUM([.M72:.M77])/6" office:value-type="percentage" office:value="0.0115950273017639" calcext:value-type="percentage">
            <text:p>1,16%</text:p>
          </table:table-cell>
          <table:table-cell office:value-type="percentage" office:value="0.09" calcext:value-type="percentage">
            <text:p>9,00%</text:p>
          </table:table-cell>
          <table:table-cell table:formula="of:=((1+[.O77])/(1+[.$D$2]))^(1/[.$B$14])-1" office:value-type="percentage" office:value="0.0103001995243996" calcext:value-type="percentage">
            <text:p>1,03%</text:p>
          </table:table-cell>
          <table:table-cell table:style-name="ce1" table:formula="of:=SUM([.P72:.P77])/6" office:value-type="percentage" office:value="0.00132745326534915" calcext:value-type="percentage">
            <text:p>0,13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79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79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79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79]+0.045" office:value-type="percentage" office:value="0.09" calcext:value-type="percentage">
            <text:p>9,00%</text:p>
          </table:table-cell>
          <table:table-cell table:formula="of:=((1+[.I80])/(1+[.$D$2]))^(1/[.$B$10])-1" office:value-type="percentage" office:value="0.0312199736944303" calcext:value-type="percentage">
            <text:p>3,12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0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80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81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1])/(1+[.$D$2]))^(1/[.$B$11])-1" office:value-type="percentage" office:value="0.00646221486517984" calcext:value-type="percentage">
            <text:p>0,65%</text:p>
          </table:table-cell>
          <table:table-cell/>
          <table:table-cell table:formula="of:=[.O80]+0.045" office:value-type="percentage" office:value="0.045" calcext:value-type="percentage">
            <text:p>4,50%</text:p>
          </table:table-cell>
          <table:table-cell table:formula="of:=((1+[.O81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81]+0.045" office:value-type="percentage" office:value="0.135" calcext:value-type="percentage">
            <text:p>13,50%</text:p>
          </table:table-cell>
          <table:table-cell table:formula="of:=((1+[.I82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2])/(1+[.$D$2]))^(1/[.$B$12])-1" office:value-type="percentage" office:value="0.00484275663155498" calcext:value-type="percentage">
            <text:p>0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82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35" calcext:value-type="percentage">
            <text:p>13,50%</text:p>
          </table:table-cell>
          <table:table-cell table:formula="of:=((1+[.I83])/(1+[.$D$2]))^(1/[.$B$13])-1" office:value-type="percentage" office:value="0.0205972627757653" calcext:value-type="percentage">
            <text:p>2,06%</text:p>
          </table:table-cell>
          <table:table-cell/>
          <table:table-cell table:formula="of:=[.L82]+0.045" office:value-type="percentage" office:value="0.09" calcext:value-type="percentage">
            <text:p>9,00%</text:p>
          </table:table-cell>
          <table:table-cell table:formula="of:=((1+[.L83])/(1+[.$D$2]))^(1/[.$B$13])-1" office:value-type="percentage" office:value="0.0123729359143696" calcext:value-type="percentage">
            <text:p>1,24%</text:p>
          </table:table-cell>
          <table:table-cell/>
          <table:table-cell table:formula="of:=[.O82]+0.045" office:value-type="percentage" office:value="0.09" calcext:value-type="percentage">
            <text:p>9,00%</text:p>
          </table:table-cell>
          <table:table-cell table:formula="of:=((1+[.O83])/(1+[.$D$2]))^(1/[.$B$13])-1" office:value-type="percentage" office:value="0.0123729359143696" calcext:value-type="percentage">
            <text:p>1,2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83]+0.045" office:value-type="percentage" office:value="0.18" calcext:value-type="percentage">
            <text:p>18,00%</text:p>
          </table:table-cell>
          <table:table-cell table:formula="of:=((1+[.I84])/(1+[.$D$2]))^(1/[.$B$14])-1" office:value-type="percentage" office:value="0.0237478993996196" calcext:value-type="percentage">
            <text:p>2,37%</text:p>
          </table:table-cell>
          <table:table-cell table:style-name="ce1" table:formula="of:=SUM([.J79:.J84])/6" office:value-type="percentage" office:value="0.0235993921585408" calcext:value-type="percentage">
            <text:p>2,36%</text:p>
          </table:table-cell>
          <table:table-cell table:formula="of:=[.L83]+0.045" office:value-type="percentage" office:value="0.135" calcext:value-type="percentage">
            <text:p>13,50%</text:p>
          </table:table-cell>
          <table:table-cell table:formula="of:=((1+[.L84])/(1+[.$D$2]))^(1/[.$B$14])-1" office:value-type="percentage" office:value="0.017135157422876" calcext:value-type="percentage">
            <text:p>1,71%</text:p>
          </table:table-cell>
          <table:table-cell table:style-name="ce1" table:formula="of:=SUM([.M79:.M84])/6" office:value-type="percentage" office:value="0.0116723709184724" calcext:value-type="percentage">
            <text:p>1,17%</text:p>
          </table:table-cell>
          <table:table-cell office:value-type="percentage" office:value="0.09" calcext:value-type="percentage">
            <text:p>9,00%</text:p>
          </table:table-cell>
          <table:table-cell table:formula="of:=((1+[.O84])/(1+[.$D$2]))^(1/[.$B$14])-1" office:value-type="percentage" office:value="0.0103001995243996" calcext:value-type="percentage">
            <text:p>1,03%</text:p>
          </table:table-cell>
          <table:table-cell table:style-name="ce1" table:formula="of:=SUM([.P79:.P84])/6" office:value-type="percentage" office:value="-0.00044709005289086" calcext:value-type="percentage">
            <text:p>-0,04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86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6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86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86]+0.045" office:value-type="percentage" office:value="0.09" calcext:value-type="percentage">
            <text:p>9,00%</text:p>
          </table:table-cell>
          <table:table-cell table:formula="of:=((1+[.I87])/(1+[.$D$2]))^(1/[.$B$10])-1" office:value-type="percentage" office:value="0.0312199736944303" calcext:value-type="percentage">
            <text:p>3,12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7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87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9" calcext:value-type="percentage">
            <text:p>9,00%</text:p>
          </table:table-cell>
          <table:table-cell table:formula="of:=((1+[.I88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88])/(1+[.$D$2]))^(1/[.$B$11])-1" office:value-type="percentage" office:value="0.00646221486517984" calcext:value-type="percentage">
            <text:p>0,65%</text:p>
          </table:table-cell>
          <table:table-cell/>
          <table:table-cell table:formula="of:=[.O87]+0.045" office:value-type="percentage" office:value="0.045" calcext:value-type="percentage">
            <text:p>4,50%</text:p>
          </table:table-cell>
          <table:table-cell table:formula="of:=((1+[.O88])/(1+[.$D$2]))^(1/[.$B$11])-1" office:value-type="percentage" office:value="0.00646221486517984" calcext:value-type="percentage">
            <text:p>0,65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88]+0.045" office:value-type="percentage" office:value="0.135" calcext:value-type="percentage">
            <text:p>13,50%</text:p>
          </table:table-cell>
          <table:table-cell table:formula="of:=((1+[.I89])/(1+[.$D$2]))^(1/[.$B$12])-1" office:value-type="percentage" office:value="0.0258125288004365" calcext:value-type="percentage">
            <text:p>2,58%</text:p>
          </table:table-cell>
          <table:table-cell/>
          <table:table-cell table:formula="of:=[.L88]+0.045" office:value-type="percentage" office:value="0.09" calcext:value-type="percentage">
            <text:p>9,00%</text:p>
          </table:table-cell>
          <table:table-cell table:formula="of:=((1+[.L89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89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89]+0.045" office:value-type="percentage" office:value="0.18" calcext:value-type="percentage">
            <text:p>18,00%</text:p>
          </table:table-cell>
          <table:table-cell table:formula="of:=((1+[.I90])/(1+[.$D$2]))^(1/[.$B$13])-1" office:value-type="percentage" office:value="0.0285647307528585" calcext:value-type="percentage">
            <text:p>2,8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90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90])/(1+[.$D$2]))^(1/[.$B$13])-1" office:value-type="percentage" office:value="0.00387233274661014" calcext:value-type="percentage">
            <text:p>0,39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8" calcext:value-type="percentage">
            <text:p>18,00%</text:p>
          </table:table-cell>
          <table:table-cell table:formula="of:=((1+[.I91])/(1+[.$D$2]))^(1/[.$B$14])-1" office:value-type="percentage" office:value="0.0237478993996196" calcext:value-type="percentage">
            <text:p>2,37%</text:p>
          </table:table-cell>
          <table:table-cell table:style-name="ce1" table:formula="of:=SUM([.J86:.J91])/6" office:value-type="percentage" office:value="0.0249273034880563" calcext:value-type="percentage">
            <text:p>2,49%</text:p>
          </table:table-cell>
          <table:table-cell table:formula="of:=[.L90]+0.045" office:value-type="percentage" office:value="0.135" calcext:value-type="percentage">
            <text:p>13,50%</text:p>
          </table:table-cell>
          <table:table-cell table:formula="of:=((1+[.L91])/(1+[.$D$2]))^(1/[.$B$14])-1" office:value-type="percentage" office:value="0.017135157422876" calcext:value-type="percentage">
            <text:p>1,71%</text:p>
          </table:table-cell>
          <table:table-cell table:style-name="ce1" table:formula="of:=SUM([.M86:.M91])/6" office:value-type="percentage" office:value="0.0134469142367124" calcext:value-type="percentage">
            <text:p>1,34%</text:p>
          </table:table-cell>
          <table:table-cell table:formula="of:=[.O90]+0.045" office:value-type="percentage" office:value="0.09" calcext:value-type="percentage">
            <text:p>9,00%</text:p>
          </table:table-cell>
          <table:table-cell table:formula="of:=((1+[.O91])/(1+[.$D$2]))^(1/[.$B$14])-1" office:value-type="percentage" office:value="0.0103001995243996" calcext:value-type="percentage">
            <text:p>1,03%</text:p>
          </table:table-cell>
          <table:table-cell table:style-name="ce1" table:formula="of:=SUM([.P86:.P91])/6" office:value-type="percentage" office:value="-0.00186385724751744" calcext:value-type="percentage">
            <text:p>-0,19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93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93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93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93]+0.045" office:value-type="percentage" office:value="0.09" calcext:value-type="percentage">
            <text:p>9,00%</text:p>
          </table:table-cell>
          <table:table-cell table:formula="of:=((1+[.I94])/(1+[.$D$2]))^(1/[.$B$10])-1" office:value-type="percentage" office:value="0.0312199736944303" calcext:value-type="percentage">
            <text:p>3,12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94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94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94]+0.045" office:value-type="percentage" office:value="0.135" calcext:value-type="percentage">
            <text:p>13,50%</text:p>
          </table:table-cell>
          <table:table-cell table:formula="of:=((1+[.I95])/(1+[.$D$2]))^(1/[.$B$11])-1" office:value-type="percentage" office:value="0.0345639284656585" calcext:value-type="percentage">
            <text:p>3,46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95])/(1+[.$D$2]))^(1/[.$B$11])-1" office:value-type="percentage" office:value="0.00646221486517984" calcext:value-type="percentage">
            <text:p>0,6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95])/(1+[.$D$2]))^(1/[.$B$11])-1" office:value-type="percentage" office:value="-0.00819708999140645" calcext:value-type="percentage">
            <text:p>-0,82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35" calcext:value-type="percentage">
            <text:p>13,50%</text:p>
          </table:table-cell>
          <table:table-cell table:formula="of:=((1+[.I96])/(1+[.$D$2]))^(1/[.$B$12])-1" office:value-type="percentage" office:value="0.0258125288004365" calcext:value-type="percentage">
            <text:p>2,58%</text:p>
          </table:table-cell>
          <table:table-cell/>
          <table:table-cell table:formula="of:=[.L95]+0.045" office:value-type="percentage" office:value="0.09" calcext:value-type="percentage">
            <text:p>9,00%</text:p>
          </table:table-cell>
          <table:table-cell table:formula="of:=((1+[.L96])/(1+[.$D$2]))^(1/[.$B$12])-1" office:value-type="percentage" office:value="0.015490016540995" calcext:value-type="percentage">
            <text:p>1,55%</text:p>
          </table:table-cell>
          <table:table-cell/>
          <table:table-cell table:formula="of:=[.O95]+0.045" office:value-type="percentage" office:value="0.045" calcext:value-type="percentage">
            <text:p>4,50%</text:p>
          </table:table-cell>
          <table:table-cell table:formula="of:=((1+[.O96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35" calcext:value-type="percentage">
            <text:p>13,50%</text:p>
          </table:table-cell>
          <table:table-cell table:formula="of:=((1+[.I97])/(1+[.$D$2]))^(1/[.$B$13])-1" office:value-type="percentage" office:value="0.0205972627757653" calcext:value-type="percentage">
            <text:p>2,06%</text:p>
          </table:table-cell>
          <table:table-cell/>
          <table:table-cell table:formula="of:=[.L96]+0.045" office:value-type="percentage" office:value="0.135" calcext:value-type="percentage">
            <text:p>13,50%</text:p>
          </table:table-cell>
          <table:table-cell table:formula="of:=((1+[.L97])/(1+[.$D$2]))^(1/[.$B$13])-1" office:value-type="percentage" office:value="0.0205972627757653" calcext:value-type="percentage">
            <text:p>2,0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O97])/(1+[.$D$2]))^(1/[.$B$13])-1" office:value-type="percentage" office:value="0.0123729359143696" calcext:value-type="percentage">
            <text:p>1,2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97]+0.045" office:value-type="percentage" office:value="0.18" calcext:value-type="percentage">
            <text:p>18,00%</text:p>
          </table:table-cell>
          <table:table-cell table:formula="of:=((1+[.I98])/(1+[.$D$2]))^(1/[.$B$14])-1" office:value-type="percentage" office:value="0.0237478993996196" calcext:value-type="percentage">
            <text:p>2,37%</text:p>
          </table:table-cell>
          <table:table-cell table:style-name="ce1" table:formula="of:=SUM([.J93:.J98])/6" office:value-type="percentage" office:value="0.0259089647096436" calcext:value-type="percentage">
            <text:p>2,59%</text:p>
          </table:table-cell>
          <table:table-cell office:value-type="percentage" office:value="0.135" calcext:value-type="percentage">
            <text:p>13,50%</text:p>
          </table:table-cell>
          <table:table-cell table:formula="of:=((1+[.L98])/(1+[.$D$2]))^(1/[.$B$14])-1" office:value-type="percentage" office:value="0.017135157422876" calcext:value-type="percentage">
            <text:p>1,71%</text:p>
          </table:table-cell>
          <table:table-cell table:style-name="ce1" table:formula="of:=SUM([.M93:.M98])/6" office:value-type="percentage" office:value="0.0148176353802783" calcext:value-type="percentage">
            <text:p>1,48%</text:p>
          </table:table-cell>
          <table:table-cell office:value-type="percentage" office:value="0.09" calcext:value-type="percentage">
            <text:p>9,00%</text:p>
          </table:table-cell>
          <table:table-cell table:formula="of:=((1+[.O98])/(1+[.$D$2]))^(1/[.$B$14])-1" office:value-type="percentage" office:value="0.0103001995243996" calcext:value-type="percentage">
            <text:p>1,03%</text:p>
          </table:table-cell>
          <table:table-cell table:style-name="ce1" table:formula="of:=SUM([.P93:.P98])/6" office:value-type="percentage" office:value="-0.00289030752898857" calcext:value-type="percentage">
            <text:p>-0,29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045" calcext:value-type="percentage">
            <text:p>4,50%</text:p>
          </table:table-cell>
          <table:table-cell table:formula="of:=((1+[.I100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100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0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100]+0.045" office:value-type="percentage" office:value="0.09" calcext:value-type="percentage">
            <text:p>9,00%</text:p>
          </table:table-cell>
          <table:table-cell table:formula="of:=((1+[.I101])/(1+[.$D$2]))^(1/[.$B$10])-1" office:value-type="percentage" office:value="0.0312199736944303" calcext:value-type="percentage">
            <text:p>3,12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L101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1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101]+0.045" office:value-type="percentage" office:value="0.135" calcext:value-type="percentage">
            <text:p>13,50%</text:p>
          </table:table-cell>
          <table:table-cell table:formula="of:=((1+[.I102])/(1+[.$D$2]))^(1/[.$B$11])-1" office:value-type="percentage" office:value="0.0345639284656585" calcext:value-type="percentage">
            <text:p>3,46%</text:p>
          </table:table-cell>
          <table:table-cell/>
          <table:table-cell table:formula="of:=[.L101]+0.045" office:value-type="percentage" office:value="0.09" calcext:value-type="percentage">
            <text:p>9,00%</text:p>
          </table:table-cell>
          <table:table-cell table:formula="of:=((1+[.L102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2])/(1+[.$D$2]))^(1/[.$B$11])-1" office:value-type="percentage" office:value="-0.00819708999140645" calcext:value-type="percentage">
            <text:p>-0,82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35" calcext:value-type="percentage">
            <text:p>13,50%</text:p>
          </table:table-cell>
          <table:table-cell table:formula="of:=((1+[.I103])/(1+[.$D$2]))^(1/[.$B$12])-1" office:value-type="percentage" office:value="0.0258125288004365" calcext:value-type="percentage">
            <text:p>2,5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103])/(1+[.$D$2]))^(1/[.$B$12])-1" office:value-type="percentage" office:value="0.015490016540995" calcext:value-type="percentage">
            <text:p>1,55%</text:p>
          </table:table-cell>
          <table:table-cell/>
          <table:table-cell table:formula="of:=[.O102]+0.045" office:value-type="percentage" office:value="0.045" calcext:value-type="percentage">
            <text:p>4,50%</text:p>
          </table:table-cell>
          <table:table-cell table:formula="of:=((1+[.O103])/(1+[.$D$2]))^(1/[.$B$12])-1" office:value-type="percentage" office:value="0.00484275663155498" calcext:value-type="percentage">
            <text:p>0,48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I103]+0.045" office:value-type="percentage" office:value="0.18" calcext:value-type="percentage">
            <text:p>18,00%</text:p>
          </table:table-cell>
          <table:table-cell table:formula="of:=((1+[.I104])/(1+[.$D$2]))^(1/[.$B$13])-1" office:value-type="percentage" office:value="0.0285647307528585" calcext:value-type="percentage">
            <text:p>2,8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(1+[.L104])/(1+[.$D$2]))^(1/[.$B$13])-1" office:value-type="percentage" office:value="0.0123729359143696" calcext:value-type="percentage">
            <text:p>1,24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(1+[.O104])/(1+[.$D$2]))^(1/[.$B$13])-1" office:value-type="percentage" office:value="0.00387233274661014" calcext:value-type="percentage">
            <text:p>0,39%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percentage" office:value="0.18" calcext:value-type="percentage">
            <text:p>18,00%</text:p>
          </table:table-cell>
          <table:table-cell table:formula="of:=((1+[.I105])/(1+[.$D$2]))^(1/[.$B$14])-1" office:value-type="percentage" office:value="0.0237478993996196" calcext:value-type="percentage">
            <text:p>2,37%</text:p>
          </table:table-cell>
          <table:table-cell table:style-name="ce1" table:formula="of:=SUM([.J100:.J105])/6" office:value-type="percentage" office:value="0.0272368760391591" calcext:value-type="percentage">
            <text:p>2,72%</text:p>
          </table:table-cell>
          <table:table-cell office:value-type="percentage" office:value="0.135" calcext:value-type="percentage">
            <text:p>13,50%</text:p>
          </table:table-cell>
          <table:table-cell table:formula="of:=((1+[.L105])/(1+[.$D$2]))^(1/[.$B$14])-1" office:value-type="percentage" office:value="0.017135157422876" calcext:value-type="percentage">
            <text:p>1,71%</text:p>
          </table:table-cell>
          <table:table-cell table:style-name="ce1" table:formula="of:=SUM([.M100:.M105])/6" office:value-type="percentage" office:value="0.0158209606190227" calcext:value-type="percentage">
            <text:p>1,58%</text:p>
          </table:table-cell>
          <table:table-cell table:formula="of:=[.O104]+0.045" office:value-type="percentage" office:value="0.09" calcext:value-type="percentage">
            <text:p>9,00%</text:p>
          </table:table-cell>
          <table:table-cell table:formula="of:=((1+[.O105])/(1+[.$D$2]))^(1/[.$B$14])-1" office:value-type="percentage" office:value="0.0103001995243996" calcext:value-type="percentage">
            <text:p>1,03%</text:p>
          </table:table-cell>
          <table:table-cell table:style-name="ce1" table:formula="of:=SUM([.P100:.P105])/6" office:value-type="percentage" office:value="-0.00430707472361515" calcext:value-type="percentage">
            <text:p>-0,43%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3" office:value-type="percentage" office:value="0.045" calcext:value-type="percentage">
            <text:p>4,50%</text:p>
          </table:table-cell>
          <table:table-cell table:style-name="ce3" table:formula="of:=((1+[.I107])/(1+[.$D$2]))^(1/[.$B$9])-1" office:value-type="percentage" office:value="0.0195121951219512" calcext:value-type="percentage">
            <text:p>1,95%</text:p>
          </table:table-cell>
          <table:table-cell table:style-name="ce4"/>
          <table:table-cell office:value-type="percentage" office:value="0.045" calcext:value-type="percentage">
            <text:p>4,50%</text:p>
          </table:table-cell>
          <table:table-cell table:formula="of:=((1+[.L107])/(1+[.$D$2]))^(1/[.$B$9])-1" office:value-type="percentage" office:value="0.0195121951219512" calcext:value-type="percentage">
            <text:p>1,9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7])/(1+[.$D$2]))^(1/[.$B$9])-1" office:value-type="percentage" office:value="-0.0243902439024389" calcext:value-type="percentage">
            <text:p>-2,44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" table:formula="of:=[.I107]+0.045" office:value-type="percentage" office:value="0.09" calcext:value-type="percentage">
            <text:p>9,00%</text:p>
          </table:table-cell>
          <table:table-cell table:style-name="ce3" table:formula="of:=((1+[.I108])/(1+[.$D$2]))^(1/[.$B$10])-1" office:value-type="percentage" office:value="0.0312199736944303" calcext:value-type="percentage">
            <text:p>3,12%</text:p>
          </table:table-cell>
          <table:table-cell table:style-name="ce4"/>
          <table:table-cell office:value-type="percentage" office:value="0.045" calcext:value-type="percentage">
            <text:p>4,50%</text:p>
          </table:table-cell>
          <table:table-cell table:formula="of:=((1+[.L108])/(1+[.$D$2]))^(1/[.$B$10])-1" office:value-type="percentage" office:value="0.00970896555490253" calcext:value-type="percentage">
            <text:p>0,9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8])/(1+[.$D$2]))^(1/[.$B$10])-1" office:value-type="percentage" office:value="-0.0122704033504103" calcext:value-type="percentage">
            <text:p>-1,23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" table:formula="of:=[.I108]+0.045" office:value-type="percentage" office:value="0.135" calcext:value-type="percentage">
            <text:p>13,50%</text:p>
          </table:table-cell>
          <table:table-cell table:style-name="ce3" table:formula="of:=((1+[.I109])/(1+[.$D$2]))^(1/[.$B$11])-1" office:value-type="percentage" office:value="0.0345639284656585" calcext:value-type="percentage">
            <text:p>3,46%</text:p>
          </table:table-cell>
          <table:table-cell table:style-name="ce4"/>
          <table:table-cell table:formula="of:=[.L108]+0.045" office:value-type="percentage" office:value="0.09" calcext:value-type="percentage">
            <text:p>9,00%</text:p>
          </table:table-cell>
          <table:table-cell table:formula="of:=((1+[.L109])/(1+[.$D$2]))^(1/[.$B$11])-1" office:value-type="percentage" office:value="0.0207064931590419" calcext:value-type="percentage">
            <text:p>2,0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09])/(1+[.$D$2]))^(1/[.$B$11])-1" office:value-type="percentage" office:value="-0.00819708999140645" calcext:value-type="percentage">
            <text:p>-0,82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" table:formula="of:=[.I109]+0.045" office:value-type="percentage" office:value="0.18" calcext:value-type="percentage">
            <text:p>18,00%</text:p>
          </table:table-cell>
          <table:table-cell table:style-name="ce3" table:formula="of:=((1+[.I110])/(1+[.$D$2]))^(1/[.$B$12])-1" office:value-type="percentage" office:value="0.0358325054305944" calcext:value-type="percentage">
            <text:p>3,58%</text:p>
          </table:table-cell>
          <table:table-cell table:style-name="ce4"/>
          <table:table-cell office:value-type="percentage" office:value="0.09" calcext:value-type="percentage">
            <text:p>9,00%</text:p>
          </table:table-cell>
          <table:table-cell table:formula="of:=((1+[.L110])/(1+[.$D$2]))^(1/[.$B$12])-1" office:value-type="percentage" office:value="0.015490016540995" calcext:value-type="percentage">
            <text:p>1,55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(1+[.O110])/(1+[.$D$2]))^(1/[.$B$12])-1" office:value-type="percentage" office:value="-0.00615413838483503" calcext:value-type="percentage">
            <text:p>-0,62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" office:value-type="percentage" office:value="0.18" calcext:value-type="percentage">
            <text:p>18,00%</text:p>
          </table:table-cell>
          <table:table-cell table:style-name="ce3" table:formula="of:=((1+[.I111])/(1+[.$D$2]))^(1/[.$B$13])-1" office:value-type="percentage" office:value="0.0285647307528585" calcext:value-type="percentage">
            <text:p>2,86%</text:p>
          </table:table-cell>
          <table:table-cell table:style-name="ce4"/>
          <table:table-cell table:formula="of:=[.L110]+0.045" office:value-type="percentage" office:value="0.135" calcext:value-type="percentage">
            <text:p>13,50%</text:p>
          </table:table-cell>
          <table:table-cell table:formula="of:=((1+[.L111])/(1+[.$D$2]))^(1/[.$B$13])-1" office:value-type="percentage" office:value="0.0205972627757653" calcext:value-type="percentage">
            <text:p>2,06%</text:p>
          </table:table-cell>
          <table:table-cell/>
          <table:table-cell table:formula="of:=[.O110]+0.045" office:value-type="percentage" office:value="0.045" calcext:value-type="percentage">
            <text:p>4,50%</text:p>
          </table:table-cell>
          <table:table-cell table:formula="of:=((1+[.O111])/(1+[.$D$2]))^(1/[.$B$13])-1" office:value-type="percentage" office:value="0.00387233274661014" calcext:value-type="percentage">
            <text:p>0,39%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3" office:value-type="percentage" office:value="0.18" calcext:value-type="percentage">
            <text:p>18,00%</text:p>
          </table:table-cell>
          <table:table-cell table:style-name="ce3" table:formula="of:=((1+[.I112])/(1+[.$D$2]))^(1/[.$B$14])-1" office:value-type="percentage" office:value="0.0237478993996196" calcext:value-type="percentage">
            <text:p>2,37%</text:p>
          </table:table-cell>
          <table:table-cell table:style-name="ce3" table:formula="of:=SUM([.J107:.J112])/6" office:value-type="percentage" office:value="0.0289068721441854" calcext:value-type="percentage">
            <text:p>2,89%</text:p>
          </table:table-cell>
          <table:table-cell office:value-type="percentage" office:value="0.135" calcext:value-type="percentage">
            <text:p>13,50%</text:p>
          </table:table-cell>
          <table:table-cell table:formula="of:=((1+[.L112])/(1+[.$D$2]))^(1/[.$B$14])-1" office:value-type="percentage" office:value="0.017135157422876" calcext:value-type="percentage">
            <text:p>1,71%</text:p>
          </table:table-cell>
          <table:table-cell table:style-name="ce1" table:formula="of:=SUM([.M107:.M112])/6" office:value-type="percentage" office:value="0.0171916817625887" calcext:value-type="percentage">
            <text:p>1,72%</text:p>
          </table:table-cell>
          <table:table-cell table:formula="of:=[.O111]+0.045" office:value-type="percentage" office:value="0.09" calcext:value-type="percentage">
            <text:p>9,00%</text:p>
          </table:table-cell>
          <table:table-cell table:formula="of:=((1+[.O112])/(1+[.$D$2]))^(1/[.$B$14])-1" office:value-type="percentage" office:value="0.0103001995243996" calcext:value-type="percentage">
            <text:p>1,03%</text:p>
          </table:table-cell>
          <table:table-cell table:style-name="ce1" table:formula="of:=SUM([.P107:.P112])/6" office:value-type="percentage" office:value="-0.00613989055968015" calcext:value-type="percentage">
            <text:p>-0,61%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45" calcext:value-type="percentage">
            <text:p>4,50%</text:p>
          </table:table-cell>
          <table:table-cell table:formula="of:=((1+[.L114])/(1+[.$D$2]))^(1/[.$B$9])-1" office:value-type="percentage" office:value="0.0195121951219512" calcext:value-type="percentage">
            <text:p>1,9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45" calcext:value-type="percentage">
            <text:p>4,50%</text:p>
          </table:table-cell>
          <table:table-cell table:formula="of:=((1+[.L115])/(1+[.$D$2]))^(1/[.$B$10])-1" office:value-type="percentage" office:value="0.00970896555490253" calcext:value-type="percentage">
            <text:p>0,97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15]+0.045" office:value-type="percentage" office:value="0.09" calcext:value-type="percentage">
            <text:p>9,00%</text:p>
          </table:table-cell>
          <table:table-cell table:formula="of:=((1+[.L116])/(1+[.$D$2]))^(1/[.$B$11])-1" office:value-type="percentage" office:value="0.0207064931590419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16]+0.045" office:value-type="percentage" office:value="0.135" calcext:value-type="percentage">
            <text:p>13,50%</text:p>
          </table:table-cell>
          <table:table-cell table:formula="of:=((1+[.L117])/(1+[.$D$2]))^(1/[.$B$12])-1" office:value-type="percentage" office:value="0.0258125288004365" calcext:value-type="percentage">
            <text:p>2,58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135" calcext:value-type="percentage">
            <text:p>13,50%</text:p>
          </table:table-cell>
          <table:table-cell table:formula="of:=((1+[.L118])/(1+[.$D$2]))^(1/[.$B$13])-1" office:value-type="percentage" office:value="0.0205972627757653" calcext:value-type="percentage">
            <text:p>2,06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135" calcext:value-type="percentage">
            <text:p>13,50%</text:p>
          </table:table-cell>
          <table:table-cell table:formula="of:=((1+[.L119])/(1+[.$D$2]))^(1/[.$B$14])-1" office:value-type="percentage" office:value="0.017135157422876" calcext:value-type="percentage">
            <text:p>1,71%</text:p>
          </table:table-cell>
          <table:table-cell table:style-name="ce1" table:formula="of:=SUM([.M114:.M119])/6" office:value-type="percentage" office:value="0.0189121004724956" calcext:value-type="percentage">
            <text:p>1,89%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45" calcext:value-type="percentage">
            <text:p>4,50%</text:p>
          </table:table-cell>
          <table:table-cell table:formula="of:=((1+[.L121])/(1+[.$D$2]))^(1/[.$B$9])-1" office:value-type="percentage" office:value="0.0195121951219512" calcext:value-type="percentage">
            <text:p>1,9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21]+0.045" office:value-type="percentage" office:value="0.09" calcext:value-type="percentage">
            <text:p>9,00%</text:p>
          </table:table-cell>
          <table:table-cell table:formula="of:=((1+[.L122])/(1+[.$D$2]))^(1/[.$B$10])-1" office:value-type="percentage" office:value="0.0312199736944303" calcext:value-type="percentage">
            <text:p>3,12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23])/(1+[.$D$2]))^(1/[.$B$11])-1" office:value-type="percentage" office:value="0.0207064931590419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24])/(1+[.$D$2]))^(1/[.$B$12])-1" office:value-type="percentage" office:value="0.015490016540995" calcext:value-type="percentage">
            <text:p>1,5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25])/(1+[.$D$2]))^(1/[.$B$13])-1" office:value-type="percentage" office:value="0.0123729359143696" calcext:value-type="percentage">
            <text:p>1,24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25]+0.045" office:value-type="percentage" office:value="0.135" calcext:value-type="percentage">
            <text:p>13,50%</text:p>
          </table:table-cell>
          <table:table-cell table:formula="of:=((1+[.L126])/(1+[.$D$2]))^(1/[.$B$14])-1" office:value-type="percentage" office:value="0.017135157422876" calcext:value-type="percentage">
            <text:p>1,71%</text:p>
          </table:table-cell>
          <table:table-cell table:style-name="ce1" table:formula="of:=SUM([.M121:.M126])/6" office:value-type="percentage" office:value="0.0194061286422773" calcext:value-type="percentage">
            <text:p>1,94%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45" calcext:value-type="percentage">
            <text:p>4,50%</text:p>
          </table:table-cell>
          <table:table-cell table:formula="of:=((1+[.L128])/(1+[.$D$2]))^(1/[.$B$9])-1" office:value-type="percentage" office:value="0.0195121951219512" calcext:value-type="percentage">
            <text:p>1,9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29])/(1+[.$D$2]))^(1/[.$B$10])-1" office:value-type="percentage" office:value="0.0312199736944303" calcext:value-type="percentage">
            <text:p>3,12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30])/(1+[.$D$2]))^(1/[.$B$11])-1" office:value-type="percentage" office:value="0.0207064931590419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31])/(1+[.$D$2]))^(1/[.$B$12])-1" office:value-type="percentage" office:value="0.015490016540995" calcext:value-type="percentage">
            <text:p>1,5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31]+0.045" office:value-type="percentage" office:value="0.135" calcext:value-type="percentage">
            <text:p>13,50%</text:p>
          </table:table-cell>
          <table:table-cell table:formula="of:=((1+[.L132])/(1+[.$D$2]))^(1/[.$B$13])-1" office:value-type="percentage" office:value="0.0205972627757653" calcext:value-type="percentage">
            <text:p>2,06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135" calcext:value-type="percentage">
            <text:p>13,50%</text:p>
          </table:table-cell>
          <table:table-cell table:formula="of:=((1+[.L133])/(1+[.$D$2]))^(1/[.$B$14])-1" office:value-type="percentage" office:value="0.017135157422876" calcext:value-type="percentage">
            <text:p>1,71%</text:p>
          </table:table-cell>
          <table:table-cell table:style-name="ce1" table:formula="of:=SUM([.M128:.M133])/6" office:value-type="percentage" office:value="0.0207768497858433" calcext:value-type="percentage">
            <text:p>2,08%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45" calcext:value-type="percentage">
            <text:p>4,50%</text:p>
          </table:table-cell>
          <table:table-cell table:formula="of:=((1+[.L135])/(1+[.$D$2]))^(1/[.$B$9])-1" office:value-type="percentage" office:value="0.0195121951219512" calcext:value-type="percentage">
            <text:p>1,95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35]+0.045" office:value-type="percentage" office:value="0.09" calcext:value-type="percentage">
            <text:p>9,00%</text:p>
          </table:table-cell>
          <table:table-cell table:formula="of:=((1+[.L136])/(1+[.$D$2]))^(1/[.$B$10])-1" office:value-type="percentage" office:value="0.0312199736944303" calcext:value-type="percentage">
            <text:p>3,12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09" calcext:value-type="percentage">
            <text:p>9,00%</text:p>
          </table:table-cell>
          <table:table-cell table:formula="of:=((1+[.L137])/(1+[.$D$2]))^(1/[.$B$11])-1" office:value-type="percentage" office:value="0.0207064931590419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formula="of:=[.L137]+0.045" office:value-type="percentage" office:value="0.135" calcext:value-type="percentage">
            <text:p>13,50%</text:p>
          </table:table-cell>
          <table:table-cell table:formula="of:=((1+[.L138])/(1+[.$D$2]))^(1/[.$B$12])-1" office:value-type="percentage" office:value="0.0258125288004365" calcext:value-type="percentage">
            <text:p>2,58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135" calcext:value-type="percentage">
            <text:p>13,50%</text:p>
          </table:table-cell>
          <table:table-cell table:formula="of:=((1+[.L139])/(1+[.$D$2]))^(1/[.$B$13])-1" office:value-type="percentage" office:value="0.0205972627757653" calcext:value-type="percentage">
            <text:p>2,06%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percentage" office:value="0.135" calcext:value-type="percentage">
            <text:p>13,50%</text:p>
          </table:table-cell>
          <table:table-cell table:formula="of:=((1+[.L140])/(1+[.$D$2]))^(1/[.$B$14])-1" office:value-type="percentage" office:value="0.017135157422876" calcext:value-type="percentage">
            <text:p>1,71%</text:p>
          </table:table-cell>
          <table:table-cell table:style-name="ce1" table:formula="of:=SUM([.M135:.M140])/6" office:value-type="percentage" office:value="0.0224972684957502" calcext:value-type="percentage">
            <text:p>2,25%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office:value-type="percentage" office:value="0.045" calcext:value-type="percentage">
            <text:p>4,50%</text:p>
          </table:table-cell>
          <table:table-cell table:style-name="ce3" table:formula="of:=((1+[.L142])/(1+[.$D$2]))^(1/[.$B$9])-1" office:value-type="percentage" office:value="0.0195121951219512" calcext:value-type="percentage">
            <text:p>1,95%</text:p>
          </table:table-cell>
          <table:table-cell table:style-name="ce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table:formula="of:=[.L142]+0.045" office:value-type="percentage" office:value="0.09" calcext:value-type="percentage">
            <text:p>9,00%</text:p>
          </table:table-cell>
          <table:table-cell table:style-name="ce3" table:formula="of:=((1+[.L143])/(1+[.$D$2]))^(1/[.$B$10])-1" office:value-type="percentage" office:value="0.0312199736944303" calcext:value-type="percentage">
            <text:p>3,12%</text:p>
          </table:table-cell>
          <table:table-cell table:style-name="ce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table:formula="of:=[.L143]+0.045" office:value-type="percentage" office:value="0.135" calcext:value-type="percentage">
            <text:p>13,50%</text:p>
          </table:table-cell>
          <table:table-cell table:style-name="ce3" table:formula="of:=((1+[.L144])/(1+[.$D$2]))^(1/[.$B$11])-1" office:value-type="percentage" office:value="0.0345639284656585" calcext:value-type="percentage">
            <text:p>3,46%</text:p>
          </table:table-cell>
          <table:table-cell table:style-name="ce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office:value-type="percentage" office:value="0.135" calcext:value-type="percentage">
            <text:p>13,50%</text:p>
          </table:table-cell>
          <table:table-cell table:style-name="ce3" table:formula="of:=((1+[.L145])/(1+[.$D$2]))^(1/[.$B$12])-1" office:value-type="percentage" office:value="0.0258125288004365" calcext:value-type="percentage">
            <text:p>2,58%</text:p>
          </table:table-cell>
          <table:table-cell table:style-name="ce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office:value-type="percentage" office:value="0.135" calcext:value-type="percentage">
            <text:p>13,50%</text:p>
          </table:table-cell>
          <table:table-cell table:style-name="ce3" table:formula="of:=((1+[.L146])/(1+[.$D$2]))^(1/[.$B$13])-1" office:value-type="percentage" office:value="0.0205972627757653" calcext:value-type="percentage">
            <text:p>2,06%</text:p>
          </table:table-cell>
          <table:table-cell table:style-name="ce4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3" office:value-type="percentage" office:value="0.135" calcext:value-type="percentage">
            <text:p>13,50%</text:p>
          </table:table-cell>
          <table:table-cell table:style-name="ce3" table:formula="of:=((1+[.L147])/(1+[.$D$2]))^(1/[.$B$14])-1" office:value-type="percentage" office:value="0.017135157422876" calcext:value-type="percentage">
            <text:p>1,71%</text:p>
          </table:table-cell>
          <table:table-cell table:style-name="ce3" table:formula="of:=SUM([.M142:.M147])/6" office:value-type="percentage" office:value="0.024806841046853" calcext:value-type="percentage">
            <text:p>2,48%</text:p>
          </table:table-cell>
          <table:table-cell table:style-name="Default" table:number-columns-repeated="2"/>
          <table:table-cell table:number-columns-repeated="1008"/>
        </table:table-row>
      </table:table>
      <table:table table:name="Sheet3" table:style-name="ta1">
        <table:table-column table:style-name="co5" table:default-cell-style-name="Default"/>
        <table:table-column table:style-name="co1" table:default-cell-style-name="ce1"/>
        <table:table-column table:style-name="co6" table:default-cell-style-name="ce1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 bais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4])^(1/[.$A$4])-1" office:value-type="percentage" office:value="0.0449999999999999" calcext:value-type="percentage">
            <text:p>4,5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9" calcext:value-type="percentage">
            <text:p>9,00%</text:p>
          </table:table-cell>
          <table:table-cell table:formula="of:=(1+[.B5])^(1/[.$A$5])-1" office:value-type="percentage" office:value="0.0440306508910551" calcext:value-type="percentage">
            <text:p>4,4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35" calcext:value-type="percentage">
            <text:p>13,50%</text:p>
          </table:table-cell>
          <table:table-cell table:formula="of:=(1+[.B6])^(1/[.$A$6])-1" office:value-type="percentage" office:value="0.0431144313306102" calcext:value-type="percentage">
            <text:p>4,31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8" calcext:value-type="percentage">
            <text:p>18,00%</text:p>
          </table:table-cell>
          <table:table-cell table:formula="of:=(1+[.B7])^(1/[.$A$7])-1" office:value-type="percentage" office:value="0.0422466354563211" calcext:value-type="percentage">
            <text:p>4,22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225" calcext:value-type="percentage">
            <text:p>22,50%</text:p>
          </table:table-cell>
          <table:table-cell table:formula="of:=(1+[.B8])^(1/[.$A$8])-1" office:value-type="percentage" office:value="0.041423126681444" calcext:value-type="percentage">
            <text:p>4,14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7" calcext:value-type="percentage">
            <text:p>27,00%</text:p>
          </table:table-cell>
          <table:table-cell table:formula="of:=(1+[.B9])^(1/[.$A$9])-1" office:value-type="percentage" office:value="0.0406402513991084" calcext:value-type="percentage">
            <text:p>4,06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4:.C9])/6" office:value-type="percentage" office:value="0.0427425159597565" calcext:value-type="percentage">
            <text:p>4,27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1 bais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5])^(1/[.$A$4])-1" office:value-type="percentage" office:value="0" calcext:value-type="percentage">
            <text:p>0,00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15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5])^(1/[.$A$4])-1" office:value-type="percentage" office:value="0.0449999999999999" calcext:value-type="percentage">
            <text:p>4,50%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16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16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6])^(1/[.$A$5])-1" office:value-type="percentage" office:value="0.0440306508910551" calcext:value-type="percentage">
            <text:p>4,40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9" calcext:value-type="percentage">
            <text:p>9,00%</text:p>
          </table:table-cell>
          <table:table-cell table:formula="of:=(1+[.B17])^(1/[.$A$6])-1" office:value-type="percentage" office:value="0.0291424665715065" calcext:value-type="percentage">
            <text:p>2,91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17])^(1/[.$A$6])-1" office:value-type="percentage" office:value="0.0291424665715065" calcext:value-type="percentage">
            <text:p>2,9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7])^(1/[.$A$6])-1" office:value-type="percentage" office:value="0.0291424665715065" calcext:value-type="percentage">
            <text:p>2,91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35" calcext:value-type="percentage">
            <text:p>13,50%</text:p>
          </table:table-cell>
          <table:table-cell table:formula="of:=(1+[.B18])^(1/[.$A$7])-1" office:value-type="percentage" office:value="0.0321646126626924" calcext:value-type="percentage">
            <text:p>3,22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E18])^(1/[.$A$7])-1" office:value-type="percentage" office:value="0.0321646126626924" calcext:value-type="percentage">
            <text:p>3,22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18])^(1/[.$A$7])-1" office:value-type="percentage" office:value="0.0321646126626924" calcext:value-type="percentage">
            <text:p>3,22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225" calcext:value-type="percentage">
            <text:p>22,50%</text:p>
          </table:table-cell>
          <table:table-cell table:formula="of:=(1+[.B19])^(1/[.$A$8])-1" office:value-type="percentage" office:value="0.041423126681444" calcext:value-type="percentage">
            <text:p>4,14%</text:p>
          </table:table-cell>
          <table:table-cell/>
          <table:table-cell office:value-type="percentage" office:value="0.18" calcext:value-type="percentage">
            <text:p>18,00%</text:p>
          </table:table-cell>
          <table:table-cell table:formula="of:=(1+[.E19])^(1/[.$A$8])-1" office:value-type="percentage" office:value="0.0336568843451934" calcext:value-type="percentage">
            <text:p>3,37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H19])^(1/[.$A$8])-1" office:value-type="percentage" office:value="0.0336568843451934" calcext:value-type="percentage">
            <text:p>3,37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25" calcext:value-type="percentage">
            <text:p>22,50%</text:p>
          </table:table-cell>
          <table:table-cell table:formula="of:=(1+[.B20])^(1/[.$A$9])-1" office:value-type="percentage" office:value="0.0344019917638787" calcext:value-type="percentage">
            <text:p>3,44%</text:p>
          </table:table-cell>
          <table:table-cell/>
          <table:table-cell office:value-type="percentage" office:value="0.225" calcext:value-type="percentage">
            <text:p>22,50%</text:p>
          </table:table-cell>
          <table:table-cell table:formula="of:=(1+[.E20])^(1/[.$A$9])-1" office:value-type="percentage" office:value="0.0344019917638787" calcext:value-type="percentage">
            <text:p>3,44%</text:p>
          </table:table-cell>
          <table:table-cell table:style-name="ce1"/>
          <table:table-cell office:value-type="percentage" office:value="0.225" calcext:value-type="percentage">
            <text:p>22,50%</text:p>
          </table:table-cell>
          <table:table-cell table:formula="of:=(1+[.H20])^(1/[.$A$9])-1" office:value-type="percentage" office:value="0.0344019917638787" calcext:value-type="percentage">
            <text:p>3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5:.C20])/6" office:value-type="percentage" office:value="0.0265641021154275" calcext:value-type="percentage">
            <text:p>2,66%</text:p>
          </table:table-cell>
          <table:table-cell/>
          <table:table-cell table:style-name="Default"/>
          <table:table-cell table:style-name="ce3" table:formula="of:=SUM([.F15:.F20])/6" office:value-type="percentage" office:value="0.0327697283927191" calcext:value-type="percentage">
            <text:p>3,28%</text:p>
          </table:table-cell>
          <table:table-cell/>
          <table:table-cell table:style-name="Default"/>
          <table:table-cell table:style-name="ce3" table:formula="of:=SUM([.I15:.I20])/6" office:value-type="percentage" office:value="0.0363994343723877" calcext:value-type="percentage">
            <text:p>3,64%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23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23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23])^(1/[.$A$4])-1" office:value-type="percentage" office:value="0.0449999999999999" calcext:value-type="percentage">
            <text:p>4,50%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9" calcext:value-type="percentage">
            <text:p>9,00%</text:p>
          </table:table-cell>
          <table:table-cell table:formula="of:=(1+[.B24])^(1/[.$A$5])-1" office:value-type="percentage" office:value="0.0440306508910551" calcext:value-type="percentage">
            <text:p>4,40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24])^(1/[.$A$5])-1" office:value-type="percentage" office:value="0.0440306508910551" calcext:value-type="percentage">
            <text:p>4,40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24])^(1/[.$A$5])-1" office:value-type="percentage" office:value="0.0440306508910551" calcext:value-type="percentage">
            <text:p>4,40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35" calcext:value-type="percentage">
            <text:p>13,50%</text:p>
          </table:table-cell>
          <table:table-cell table:formula="of:=(1+[.B25])^(1/[.$A$6])-1" office:value-type="percentage" office:value="0.0431144313306102" calcext:value-type="percentage">
            <text:p>4,31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E25])^(1/[.$A$6])-1" office:value-type="percentage" office:value="0.0431144313306102" calcext:value-type="percentage">
            <text:p>4,31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25])^(1/[.$A$6])-1" office:value-type="percentage" office:value="0.0431144313306102" calcext:value-type="percentage">
            <text:p>4,31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35" calcext:value-type="percentage">
            <text:p>13,50%</text:p>
          </table:table-cell>
          <table:table-cell table:formula="of:=(1+[.B26])^(1/[.$A$7])-1" office:value-type="percentage" office:value="0.0321646126626924" calcext:value-type="percentage">
            <text:p>3,22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26])^(1/[.$A$7])-1" office:value-type="percentage" office:value="0.0422466354563211" calcext:value-type="percentage">
            <text:p>4,22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H26])^(1/[.$A$7])-1" office:value-type="percentage" office:value="0.0422466354563211" calcext:value-type="percentage">
            <text:p>4,22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8" calcext:value-type="percentage">
            <text:p>18,00%</text:p>
          </table:table-cell>
          <table:table-cell table:formula="of:=(1+[.B27])^(1/[.$A$8])-1" office:value-type="percentage" office:value="0.0336568843451934" calcext:value-type="percentage">
            <text:p>3,37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27])^(1/[.$A$8])-1" office:value-type="percentage" office:value="0.0336568843451934" calcext:value-type="percentage">
            <text:p>3,37%</text:p>
          </table:table-cell>
          <table:table-cell table:style-name="ce1"/>
          <table:table-cell office:value-type="percentage" office:value="0.225" calcext:value-type="percentage">
            <text:p>22,50%</text:p>
          </table:table-cell>
          <table:table-cell table:formula="of:=(1+[.H27])^(1/[.$A$8])-1" office:value-type="percentage" office:value="0.041423126681444" calcext:value-type="percentage">
            <text:p>4,14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25" calcext:value-type="percentage">
            <text:p>22,50%</text:p>
          </table:table-cell>
          <table:table-cell table:formula="of:=(1+[.B28])^(1/[.$A$9])-1" office:value-type="percentage" office:value="0.0344019917638787" calcext:value-type="percentage">
            <text:p>3,44%</text:p>
          </table:table-cell>
          <table:table-cell table:style-name="ce1"/>
          <table:table-cell office:value-type="percentage" office:value="0.225" calcext:value-type="percentage">
            <text:p>22,50%</text:p>
          </table:table-cell>
          <table:table-cell table:formula="of:=(1+[.E28])^(1/[.$A$9])-1" office:value-type="percentage" office:value="0.0344019917638787" calcext:value-type="percentage">
            <text:p>3,44%</text:p>
          </table:table-cell>
          <table:table-cell table:style-name="ce1"/>
          <table:table-cell office:value-type="percentage" office:value="0.225" calcext:value-type="percentage">
            <text:p>22,50%</text:p>
          </table:table-cell>
          <table:table-cell table:formula="of:=(1+[.H28])^(1/[.$A$9])-1" office:value-type="percentage" office:value="0.0344019917638787" calcext:value-type="percentage">
            <text:p>3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23:.C28])/6" office:value-type="percentage" office:value="0.0387280951655716" calcext:value-type="percentage">
            <text:p>3,87%</text:p>
          </table:table-cell>
          <table:table-cell/>
          <table:table-cell table:style-name="Default"/>
          <table:table-cell table:style-name="ce3" table:formula="of:=SUM([.F23:.F28])/6" office:value-type="percentage" office:value="0.0404084322978431" calcext:value-type="percentage">
            <text:p>4,04%</text:p>
          </table:table-cell>
          <table:table-cell/>
          <table:table-cell table:style-name="Default"/>
          <table:table-cell table:style-name="ce3" table:formula="of:=SUM([.I23:.I28])/6" office:value-type="percentage" office:value="0.0417028060205515" calcext:value-type="percentage">
            <text:p>4,17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2 baisse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34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34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34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34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243902439024389" calcext:value-type="percentage">
            <text:p>-2,44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35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35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35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35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970896555490253" calcext:value-type="percentage">
            <text:p>0,97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36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36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36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36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9" calcext:value-type="percentage">
            <text:p>9,00%</text:p>
          </table:table-cell>
          <table:table-cell table:formula="of:=(1+[.B37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37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37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37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58125288004365" calcext:value-type="percentage">
            <text:p>2,58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35" calcext:value-type="percentage">
            <text:p>13,50%</text:p>
          </table:table-cell>
          <table:table-cell table:formula="of:=(1+[.B38])^(1/[.$A$8])-1" office:value-type="percentage" office:value="0.0256499715286378" calcext:value-type="percentage">
            <text:p>2,56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E38])^(1/[.$A$8])-1" office:value-type="percentage" office:value="0.0256499715286378" calcext:value-type="percentage">
            <text:p>2,56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38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38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285647307528585" calcext:value-type="percentage">
            <text:p>2,86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8" calcext:value-type="percentage">
            <text:p>18,00%</text:p>
          </table:table-cell>
          <table:table-cell table:formula="of:=(1+[.B39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39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H39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table:formula="of:=(1+[.K39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237478993996196" calcext:value-type="percentage">
            <text:p>2,37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34:.C39])/6" office:value-type="percentage" office:value="0.0150297272030548" calcext:value-type="percentage">
            <text:p>1,50%</text:p>
          </table:table-cell>
          <table:table-cell/>
          <table:table-cell table:style-name="Default"/>
          <table:table-cell table:style-name="ce3" table:formula="of:=SUM([.F34:.F39])/6" office:value-type="percentage" office:value="0.0187384630385621" calcext:value-type="percentage">
            <text:p>1,87%</text:p>
          </table:table-cell>
          <table:table-cell/>
          <table:table-cell table:style-name="Default"/>
          <table:table-cell table:style-name="ce3" table:formula="of:=SUM([.I34:.I39])/6" office:value-type="percentage" office:value="0.0211321305286986" calcext:value-type="percentage">
            <text:p>2,11%</text:p>
          </table:table-cell>
          <table:table-cell table:number-columns-repeated="2"/>
          <table:table-cell table:style-name="ce3" table:formula="of:=SUM([.L34:.L39])/6" office:value-type="percentage" office:value="0.0228632024950405" calcext:value-type="percentage">
            <text:p>2,29%</text:p>
          </table:table-cell>
          <table:table-cell table:number-columns-repeated="2"/>
          <table:table-cell table:style-name="ce3" office:value-type="percentage" office:value="0.014" calcext:value-type="percentage">
            <text:p>1,40%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42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42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42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42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195121951219512" calcext:value-type="percentage">
            <text:p>1,95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43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43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43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43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312199736944303" calcext:value-type="percentage">
            <text:p>3,12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44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44])^(1/[.$A$6])-1" office:value-type="percentage" office:value="0.0291424665715065" calcext:value-type="percentage">
            <text:p>2,9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44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44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9" calcext:value-type="percentage">
            <text:p>9,00%</text:p>
          </table:table-cell>
          <table:table-cell table:formula="of:=(1+[.B45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45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45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45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5490016540995" calcext:value-type="percentage">
            <text:p>1,55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35" calcext:value-type="percentage">
            <text:p>13,50%</text:p>
          </table:table-cell>
          <table:table-cell table:formula="of:=(1+[.B46])^(1/[.$A$8])-1" office:value-type="percentage" office:value="0.0256499715286378" calcext:value-type="percentage">
            <text:p>2,56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E46])^(1/[.$A$8])-1" office:value-type="percentage" office:value="0.0256499715286378" calcext:value-type="percentage">
            <text:p>2,56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46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table:formula="of:=(1+[.K46])^(1/[.$A$8])-1" office:value-type="percentage" office:value="0.0336568843451934" calcext:value-type="percentage">
            <text:p>3,37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05972627757653" calcext:value-type="percentage">
            <text:p>2,06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8" calcext:value-type="percentage">
            <text:p>18,00%</text:p>
          </table:table-cell>
          <table:table-cell table:formula="of:=(1+[.B47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47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H47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table:formula="of:=(1+[.K47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237478993996196" calcext:value-type="percentage">
            <text:p>2,37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42:.C47])/6" office:value-type="percentage" office:value="0.0262384630385621" calcext:value-type="percentage">
            <text:p>2,62%</text:p>
          </table:table-cell>
          <table:table-cell table:style-name="ce4" table:number-columns-repeated="2"/>
          <table:table-cell table:style-name="ce3" table:formula="of:=SUM([.F42:.F47])/6" office:value-type="percentage" office:value="0.0286321305286986" calcext:value-type="percentage">
            <text:p>2,86%</text:p>
          </table:table-cell>
          <table:table-cell/>
          <table:table-cell table:style-name="Default"/>
          <table:table-cell table:style-name="ce3" table:formula="of:=SUM([.I42:.I47])/6" office:value-type="percentage" office:value="0.0303632024950405" calcext:value-type="percentage">
            <text:p>3,04%</text:p>
          </table:table-cell>
          <table:table-cell table:number-columns-repeated="2"/>
          <table:table-cell table:style-name="ce3" table:formula="of:=SUM([.L42:.L47])/6" office:value-type="percentage" office:value="0.0316976879644664" calcext:value-type="percentage">
            <text:p>3,17%</text:p>
          </table:table-cell>
          <table:table-cell table:number-columns-repeated="2"/>
          <table:table-cell table:style-name="ce3" office:value-type="percentage" office:value="0.0219" calcext:value-type="percentage">
            <text:p>2,19%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50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50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50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50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195121951219512" calcext:value-type="percentage">
            <text:p>1,95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9" calcext:value-type="percentage">
            <text:p>9,00%</text:p>
          </table:table-cell>
          <table:table-cell table:formula="of:=(1+[.B51])^(1/[.$A$5])-1" office:value-type="percentage" office:value="0.0440306508910551" calcext:value-type="percentage">
            <text:p>4,40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51])^(1/[.$A$5])-1" office:value-type="percentage" office:value="0.0440306508910551" calcext:value-type="percentage">
            <text:p>4,40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51])^(1/[.$A$5])-1" office:value-type="percentage" office:value="0.0440306508910551" calcext:value-type="percentage">
            <text:p>4,40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51])^(1/[.$A$5])-1" office:value-type="percentage" office:value="0.0440306508910551" calcext:value-type="percentage">
            <text:p>4,40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312199736944303" calcext:value-type="percentage">
            <text:p>3,12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9" calcext:value-type="percentage">
            <text:p>9,00%</text:p>
          </table:table-cell>
          <table:table-cell table:formula="of:=(1+[.B52])^(1/[.$A$6])-1" office:value-type="percentage" office:value="0.0291424665715065" calcext:value-type="percentage">
            <text:p>2,9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52])^(1/[.$A$6])-1" office:value-type="percentage" office:value="0.0291424665715065" calcext:value-type="percentage">
            <text:p>2,91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52])^(1/[.$A$6])-1" office:value-type="percentage" office:value="0.0431144313306102" calcext:value-type="percentage">
            <text:p>4,31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52])^(1/[.$A$6])-1" office:value-type="percentage" office:value="0.0431144313306102" calcext:value-type="percentage">
            <text:p>4,31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345639284656585" calcext:value-type="percentage">
            <text:p>3,46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35" calcext:value-type="percentage">
            <text:p>13,50%</text:p>
          </table:table-cell>
          <table:table-cell table:formula="of:=(1+[.B53])^(1/[.$A$7])-1" office:value-type="percentage" office:value="0.0321646126626924" calcext:value-type="percentage">
            <text:p>3,22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E53])^(1/[.$A$7])-1" office:value-type="percentage" office:value="0.0321646126626924" calcext:value-type="percentage">
            <text:p>3,22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53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53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358325054305944" calcext:value-type="percentage">
            <text:p>3,58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35" calcext:value-type="percentage">
            <text:p>13,50%</text:p>
          </table:table-cell>
          <table:table-cell table:formula="of:=(1+[.B54])^(1/[.$A$8])-1" office:value-type="percentage" office:value="0.0256499715286378" calcext:value-type="percentage">
            <text:p>2,56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54])^(1/[.$A$8])-1" office:value-type="percentage" office:value="0.0336568843451934" calcext:value-type="percentage">
            <text:p>3,37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54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table:formula="of:=(1+[.K54])^(1/[.$A$8])-1" office:value-type="percentage" office:value="0.0336568843451934" calcext:value-type="percentage">
            <text:p>3,37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285647307528585" calcext:value-type="percentage">
            <text:p>2,86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8" calcext:value-type="percentage">
            <text:p>18,00%</text:p>
          </table:table-cell>
          <table:table-cell table:formula="of:=(1+[.B55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E55])^(1/[.$A$9])-1" office:value-type="percentage" office:value="0.0279697491943627" calcext:value-type="percentage">
            <text:p>2,80%</text:p>
          </table:table-cell>
          <table:table-cell table:style-name="ce1"/>
          <table:table-cell office:value-type="percentage" office:value="0.18" calcext:value-type="percentage">
            <text:p>18,00%</text:p>
          </table:table-cell>
          <table:table-cell table:formula="of:=(1+[.H55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table:formula="of:=(1+[.K55])^(1/[.$A$9])-1" office:value-type="percentage" office:value="0.0279697491943627" calcext:value-type="percentage">
            <text:p>2,80%</text:p>
          </table:table-cell>
          <table:table-cell table:style-name="ce1"/>
          <table:table-cell table:style-name="ce1" office:value-type="percentage" office:value="0.18" calcext:value-type="percentage">
            <text:p>18,00%</text:p>
          </table:table-cell>
          <table:table-cell table:style-name="ce1" office:value-type="percentage" office:value="0.0237478993996196" calcext:value-type="percentage">
            <text:p>2,37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50:.C55])/6" office:value-type="percentage" office:value="0.0339929084747091" calcext:value-type="percentage">
            <text:p>3,40%</text:p>
          </table:table-cell>
          <table:table-cell table:style-name="ce4" table:number-columns-repeated="2"/>
          <table:table-cell table:style-name="ce3" table:formula="of:=SUM([.F50:.F55])/6" office:value-type="percentage" office:value="0.035327393944135" calcext:value-type="percentage">
            <text:p>3,53%</text:p>
          </table:table-cell>
          <table:table-cell table:style-name="ce4" table:number-columns-repeated="2"/>
          <table:table-cell table:style-name="ce3" table:formula="of:=SUM([.I50:.I55])/6" office:value-type="percentage" office:value="0.036321569267893" calcext:value-type="percentage">
            <text:p>3,63%</text:p>
          </table:table-cell>
          <table:table-cell table:style-name="ce4" table:number-columns-repeated="2"/>
          <table:table-cell table:style-name="ce3" table:formula="of:=SUM([.L50:.L55])/6" office:value-type="percentage" office:value="0.037656054737319" calcext:value-type="percentage">
            <text:p>3,77%</text:p>
          </table:table-cell>
          <table:table-cell table:style-name="ce4" table:number-columns-repeated="2"/>
          <table:table-cell table:style-name="ce3" office:value-type="percentage" office:value="0.0289" calcext:value-type="percentage">
            <text:p>2,89%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3 baisse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61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61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61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61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243902439024389" calcext:value-type="percentage">
            <text:p>-2,44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62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62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62])^(1/[.$A$5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62])^(1/[.$A$5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970896555490253" calcext:value-type="percentage">
            <text:p>0,97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0%</text:p>
          </table:table-cell>
          <table:table-cell table:formula="of:=(1+[.B63])^(1/[.$A$6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63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63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63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646221486517984" calcext:value-type="percentage">
            <text:p>0,65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45" calcext:value-type="percentage">
            <text:p>4,50%</text:p>
          </table:table-cell>
          <table:table-cell table:formula="of:=(1+[.B64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64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64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64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484275663155498" calcext:value-type="percentage">
            <text:p>0,48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" calcext:value-type="percentage">
            <text:p>9,00%</text:p>
          </table:table-cell>
          <table:table-cell table:formula="of:=(1+[.B65])^(1/[.$A$8])-1" office:value-type="percentage" office:value="0.0173849281869665" calcext:value-type="percentage">
            <text:p>1,74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65])^(1/[.$A$8])-1" office:value-type="percentage" office:value="0.0173849281869665" calcext:value-type="percentage">
            <text:p>1,74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65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65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23729359143696" calcext:value-type="percentage">
            <text:p>1,24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35" calcext:value-type="percentage">
            <text:p>13,50%</text:p>
          </table:table-cell>
          <table:table-cell table:formula="of:=(1+[.B66])^(1/[.$A$9])-1" office:value-type="percentage" office:value="0.021329736828714" calcext:value-type="percentage">
            <text:p>2,13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E66])^(1/[.$A$9])-1" office:value-type="percentage" office:value="0.021329736828714" calcext:value-type="percentage">
            <text:p>2,13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66])^(1/[.$A$9])-1" office:value-type="percentage" office:value="0.021329736828714" calcext:value-type="percentage">
            <text:p>2,13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66])^(1/[.$A$9])-1" office:value-type="percentage" office:value="0.021329736828714" calcext:value-type="percentage">
            <text:p>2,13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17135157422876" calcext:value-type="percentage">
            <text:p>1,7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61:.C66])/6" office:value-type="percentage" office:value="0.00829660925247152" calcext:value-type="percentage">
            <text:p>0,83%</text:p>
          </table:table-cell>
          <table:table-cell table:style-name="ce4" table:number-columns-repeated="2"/>
          <table:table-cell table:style-name="ce3" table:formula="of:=SUM([.F61:.F66])/6" office:value-type="percentage" office:value="0.0107600195242528" calcext:value-type="percentage">
            <text:p>1,08%</text:p>
          </table:table-cell>
          <table:table-cell table:style-name="ce4" table:number-columns-repeated="2"/>
          <table:table-cell table:style-name="ce3" table:formula="of:=SUM([.I61:.I66])/6" office:value-type="percentage" office:value="0.0125455512518348" calcext:value-type="percentage">
            <text:p>1,25%</text:p>
          </table:table-cell>
          <table:table-cell table:style-name="ce4" table:number-columns-repeated="2"/>
          <table:table-cell table:style-name="ce3" table:formula="of:=SUM([.L61:.L66])/6" office:value-type="percentage" office:value="0.0139230584754467" calcext:value-type="percentage">
            <text:p>1,39%</text:p>
          </table:table-cell>
          <table:table-cell table:style-name="ce4" table:number-columns-repeated="2"/>
          <table:table-cell table:style-name="ce3" office:value-type="percentage" office:value="0.0044" calcext:value-type="percentage">
            <text:p>0,44%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69])^(1/[.$A$4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69])^(1/[.$A$4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H69])^(1/[.$A$4])-1" office:value-type="percentage" office:value="0" calcext:value-type="percentage">
            <text:p>0,00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table:formula="of:=(1+[.K69])^(1/[.$A$4])-1" office:value-type="percentage" office:value="0" calcext:value-type="percentage">
            <text:p>0,00%</text:p>
          </table:table-cell>
          <table:table-cell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243902439024389" calcext:value-type="percentage">
            <text:p>-2,44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70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70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H70])^(1/[.$A$5])-1" office:value-type="percentage" office:value="0.0222524150130436" calcext:value-type="percentage">
            <text:p>2,23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70])^(1/[.$A$5])-1" office:value-type="percentage" office:value="0.0222524150130436" calcext:value-type="percentage">
            <text:p>2,23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970896555490253" calcext:value-type="percentage">
            <text:p>0,97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71])^(1/[.$A$6])-1" office:value-type="percentage" office:value="0.0147804616306875" calcext:value-type="percentage">
            <text:p>1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71])^(1/[.$A$6])-1" office:value-type="percentage" office:value="0.0147804616306875" calcext:value-type="percentage">
            <text:p>1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H71])^(1/[.$A$6])-1" office:value-type="percentage" office:value="0.0147804616306875" calcext:value-type="percentage">
            <text:p>1,48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table:formula="of:=(1+[.K71])^(1/[.$A$6])-1" office:value-type="percentage" office:value="0.0291424665715065" calcext:value-type="percentage">
            <text:p>2,91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9" calcext:value-type="percentage">
            <text:p>9,00%</text:p>
          </table:table-cell>
          <table:table-cell table:formula="of:=(1+[.B72])^(1/[.$A$7])-1" office:value-type="percentage" office:value="0.0217781808646411" calcext:value-type="percentage">
            <text:p>2,1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72])^(1/[.$A$7])-1" office:value-type="percentage" office:value="0.0217781808646411" calcext:value-type="percentage">
            <text:p>2,1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H72])^(1/[.$A$7])-1" office:value-type="percentage" office:value="0.0217781808646411" calcext:value-type="percentage">
            <text:p>2,18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table:formula="of:=(1+[.K72])^(1/[.$A$7])-1" office:value-type="percentage" office:value="0.0217781808646411" calcext:value-type="percentage">
            <text:p>2,18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58125288004365" calcext:value-type="percentage">
            <text:p>2,58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" calcext:value-type="percentage">
            <text:p>9,00%</text:p>
          </table:table-cell>
          <table:table-cell table:formula="of:=(1+[.B73])^(1/[.$A$8])-1" office:value-type="percentage" office:value="0.0173849281869665" calcext:value-type="percentage">
            <text:p>1,74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E73])^(1/[.$A$8])-1" office:value-type="percentage" office:value="0.0256499715286378" calcext:value-type="percentage">
            <text:p>2,56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H73])^(1/[.$A$8])-1" office:value-type="percentage" office:value="0.0256499715286378" calcext:value-type="percentage">
            <text:p>2,56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73])^(1/[.$A$8])-1" office:value-type="percentage" office:value="0.0256499715286378" calcext:value-type="percentage">
            <text:p>2,56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05972627757653" calcext:value-type="percentage">
            <text:p>2,06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35" calcext:value-type="percentage">
            <text:p>13,50%</text:p>
          </table:table-cell>
          <table:table-cell table:formula="of:=(1+[.B74])^(1/[.$A$9])-1" office:value-type="percentage" office:value="0.021329736828714" calcext:value-type="percentage">
            <text:p>2,13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E74])^(1/[.$A$9])-1" office:value-type="percentage" office:value="0.021329736828714" calcext:value-type="percentage">
            <text:p>2,13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H74])^(1/[.$A$9])-1" office:value-type="percentage" office:value="0.021329736828714" calcext:value-type="percentage">
            <text:p>2,13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74])^(1/[.$A$9])-1" office:value-type="percentage" office:value="0.021329736828714" calcext:value-type="percentage">
            <text:p>2,13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17135157422876" calcext:value-type="percentage">
            <text:p>1,7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69:.C74])/6" office:value-type="percentage" office:value="0.0162542870873421" calcext:value-type="percentage">
            <text:p>1,63%</text:p>
          </table:table-cell>
          <table:table-cell table:style-name="ce4" table:number-columns-repeated="2"/>
          <table:table-cell table:style-name="ce3" table:formula="of:=SUM([.F69:.F74])/6" office:value-type="percentage" office:value="0.017631794310954" calcext:value-type="percentage">
            <text:p>1,76%</text:p>
          </table:table-cell>
          <table:table-cell table:style-name="ce4" table:number-columns-repeated="2"/>
          <table:table-cell table:style-name="ce3" table:formula="of:=SUM([.I69:.I74])/6" office:value-type="percentage" office:value="0.017631794310954" calcext:value-type="percentage">
            <text:p>1,76%</text:p>
          </table:table-cell>
          <table:table-cell table:style-name="ce4" table:number-columns-repeated="2"/>
          <table:table-cell table:style-name="ce3" table:formula="of:=SUM([.L69:.L74])/6" office:value-type="percentage" office:value="0.0200254618010905" calcext:value-type="percentage">
            <text:p>2,00%</text:p>
          </table:table-cell>
          <table:table-cell table:style-name="ce4" table:number-columns-repeated="2"/>
          <table:table-cell table:style-name="ce3" table:formula="of:=SUM([.O69:.O74])/6" office:value-type="percentage" office:value="0.0115950273017639" calcext:value-type="percentage">
            <text:p>1,16%</text:p>
          </table:table-cell>
          <table:table-cell table:style-name="ce4"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77])^(1/[.$A$4])-1" office:value-type="percentage" office:value="0.0449999999999999" calcext:value-type="percentage">
            <text:p>4,50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77])^(1/[.$A$4])-1" office:value-type="percentage" office:value="0.0449999999999999" calcext:value-type="percentage">
            <text:p>4,50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H77])^(1/[.$A$4])-1" office:value-type="percentage" office:value="0.0449999999999999" calcext:value-type="percentage">
            <text:p>4,50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77])^(1/[.$A$4])-1" office:value-type="percentage" office:value="0.0449999999999999" calcext:value-type="percentage">
            <text:p>4,50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195121951219512" calcext:value-type="percentage">
            <text:p>1,95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78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78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H78])^(1/[.$A$5])-1" office:value-type="percentage" office:value="0.0222524150130436" calcext:value-type="percentage">
            <text:p>2,23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78])^(1/[.$A$5])-1" office:value-type="percentage" office:value="0.0222524150130436" calcext:value-type="percentage">
            <text:p>2,23%</text:p>
          </table:table-cell>
          <table:table-cell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970896555490253" calcext:value-type="percentage">
            <text:p>0,97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79])^(1/[.$A$6])-1" office:value-type="percentage" office:value="0.0147804616306875" calcext:value-type="percentage">
            <text:p>1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79])^(1/[.$A$6])-1" office:value-type="percentage" office:value="0.0147804616306875" calcext:value-type="percentage">
            <text:p>1,48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H79])^(1/[.$A$6])-1" office:value-type="percentage" office:value="0.0147804616306875" calcext:value-type="percentage">
            <text:p>1,48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table:formula="of:=(1+[.K79])^(1/[.$A$6])-1" office:value-type="percentage" office:value="0.0291424665715065" calcext:value-type="percentage">
            <text:p>2,91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45" calcext:value-type="percentage">
            <text:p>4,50%</text:p>
          </table:table-cell>
          <table:table-cell table:formula="of:=(1+[.B80])^(1/[.$A$7])-1" office:value-type="percentage" office:value="0.0110649904991487" calcext:value-type="percentage">
            <text:p>1,11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0])^(1/[.$A$7])-1" office:value-type="percentage" office:value="0.0217781808646411" calcext:value-type="percentage">
            <text:p>2,18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H80])^(1/[.$A$7])-1" office:value-type="percentage" office:value="0.0217781808646411" calcext:value-type="percentage">
            <text:p>2,18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table:formula="of:=(1+[.K80])^(1/[.$A$7])-1" office:value-type="percentage" office:value="0.0217781808646411" calcext:value-type="percentage">
            <text:p>2,18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5490016540995" calcext:value-type="percentage">
            <text:p>1,55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" calcext:value-type="percentage">
            <text:p>9,00%</text:p>
          </table:table-cell>
          <table:table-cell table:formula="of:=(1+[.B81])^(1/[.$A$8])-1" office:value-type="percentage" office:value="0.0173849281869665" calcext:value-type="percentage">
            <text:p>1,74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1])^(1/[.$A$8])-1" office:value-type="percentage" office:value="0.0173849281869665" calcext:value-type="percentage">
            <text:p>1,74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H81])^(1/[.$A$8])-1" office:value-type="percentage" office:value="0.0256499715286378" calcext:value-type="percentage">
            <text:p>2,56%</text:p>
          </table:table-cell>
          <table:table-cell/>
          <table:table-cell table:style-name="ce1" office:value-type="percentage" office:value="0.09" calcext:value-type="percentage">
            <text:p>9,00%</text:p>
          </table:table-cell>
          <table:table-cell table:style-name="ce1" table:formula="of:=(1+[.K81])^(1/[.$A$8])-1" office:value-type="percentage" office:value="0.0173849281869665" calcext:value-type="percentage">
            <text:p>1,74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05972627757653" calcext:value-type="percentage">
            <text:p>2,06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35" calcext:value-type="percentage">
            <text:p>13,50%</text:p>
          </table:table-cell>
          <table:table-cell table:formula="of:=(1+[.B82])^(1/[.$A$9])-1" office:value-type="percentage" office:value="0.021329736828714" calcext:value-type="percentage">
            <text:p>2,13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E82])^(1/[.$A$9])-1" office:value-type="percentage" office:value="0.021329736828714" calcext:value-type="percentage">
            <text:p>2,13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H82])^(1/[.$A$9])-1" office:value-type="percentage" office:value="0.021329736828714" calcext:value-type="percentage">
            <text:p>2,13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82])^(1/[.$A$9])-1" office:value-type="percentage" office:value="0.021329736828714" calcext:value-type="percentage">
            <text:p>2,13%</text:p>
          </table:table-cell>
          <table:table-cell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17135157422876" calcext:value-type="percentage">
            <text:p>1,7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ndement actuariel moyen</text:p>
          </table:table-cell>
          <table:table-cell table:style-name="ce4"/>
          <table:table-cell table:style-name="ce3" table:formula="of:=SUM([.C77:.C82])/6" office:value-type="percentage" office:value="0.02196875535976" calcext:value-type="percentage">
            <text:p>2,20%</text:p>
          </table:table-cell>
          <table:table-cell table:style-name="ce4" table:number-columns-repeated="2"/>
          <table:table-cell table:style-name="ce3" table:formula="of:=SUM([.F77:.F82])/6" office:value-type="percentage" office:value="0.0237542870873421" calcext:value-type="percentage">
            <text:p>2,38%</text:p>
          </table:table-cell>
          <table:table-cell table:style-name="ce4" table:number-columns-repeated="2"/>
          <table:table-cell table:style-name="ce3" table:formula="of:=SUM([.I77:.I82])/6" office:value-type="percentage" office:value="0.025131794310954" calcext:value-type="percentage">
            <text:p>2,51%</text:p>
          </table:table-cell>
          <table:table-cell table:style-name="ce4" table:number-columns-repeated="2"/>
          <table:table-cell table:style-name="ce3" table:formula="of:=SUM([.L77:.L82])/6" office:value-type="percentage" office:value="0.0261479545774786" calcext:value-type="percentage">
            <text:p>2,61%</text:p>
          </table:table-cell>
          <table:table-cell table:style-name="ce4" table:number-columns-repeated="2"/>
          <table:table-cell table:style-name="ce3" office:value-type="percentage" office:value="0.0172" calcext:value-type="percentage">
            <text:p>1,72%</text:p>
          </table:table-cell>
          <table:table-cell table:style-name="ce4"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85])^(1/[.$A$4])-1" office:value-type="percentage" office:value="0.0449999999999999" calcext:value-type="percentage">
            <text:p>4,50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85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85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85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195121951219512" calcext:value-type="percentage">
            <text:p>1,95%</text:p>
          </table:table-cell>
          <table:table-cell table:style-name="ce1"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86])^(1/[.$A$5])-1" office:value-type="percentage" office:value="0.0222524150130436" calcext:value-type="percentage">
            <text:p>2,23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6])^(1/[.$A$5])-1" office:value-type="percentage" office:value="0.0440306508910551" calcext:value-type="percentage">
            <text:p>4,40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86])^(1/[.$A$5])-1" office:value-type="percentage" office:value="0.0440306508910551" calcext:value-type="percentage">
            <text:p>4,40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86])^(1/[.$A$5])-1" office:value-type="percentage" office:value="0.0440306508910551" calcext:value-type="percentage">
            <text:p>4,40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312199736944303" calcext:value-type="percentage">
            <text:p>3,12%</text:p>
          </table:table-cell>
          <table:table-cell table:style-name="ce1"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9" calcext:value-type="percentage">
            <text:p>9,00%</text:p>
          </table:table-cell>
          <table:table-cell table:formula="of:=(1+[.B87])^(1/[.$A$6])-1" office:value-type="percentage" office:value="0.0291424665715065" calcext:value-type="percentage">
            <text:p>2,91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7])^(1/[.$A$6])-1" office:value-type="percentage" office:value="0.0291424665715065" calcext:value-type="percentage">
            <text:p>2,9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87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87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345639284656585" calcext:value-type="percentage">
            <text:p>3,46%</text:p>
          </table:table-cell>
          <table:table-cell table:style-name="ce1"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35" calcext:value-type="percentage">
            <text:p>13,50%</text:p>
          </table:table-cell>
          <table:table-cell table:formula="of:=(1+[.B88])^(1/[.$A$7])-1" office:value-type="percentage" office:value="0.0321646126626924" calcext:value-type="percentage">
            <text:p>3,22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8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88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88])^(1/[.$A$7])-1" office:value-type="percentage" office:value="0.0321646126626924" calcext:value-type="percentage">
            <text:p>3,22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58125288004365" calcext:value-type="percentage">
            <text:p>2,58%</text:p>
          </table:table-cell>
          <table:table-cell table:style-name="ce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35" calcext:value-type="percentage">
            <text:p>13,50%</text:p>
          </table:table-cell>
          <table:table-cell table:formula="of:=(1+[.B89])^(1/[.$A$8])-1" office:value-type="percentage" office:value="0.0256499715286378" calcext:value-type="percentage">
            <text:p>2,56%</text:p>
          </table:table-cell>
          <table:table-cell/>
          <table:table-cell office:value-type="percentage" office:value="0.09" calcext:value-type="percentage">
            <text:p>9,00%</text:p>
          </table:table-cell>
          <table:table-cell table:formula="of:=(1+[.E89])^(1/[.$A$8])-1" office:value-type="percentage" office:value="0.0173849281869665" calcext:value-type="percentage">
            <text:p>1,74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89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89])^(1/[.$A$8])-1" office:value-type="percentage" office:value="0.0256499715286378" calcext:value-type="percentage">
            <text:p>2,56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205972627757653" calcext:value-type="percentage">
            <text:p>2,06%</text:p>
          </table:table-cell>
          <table:table-cell table:style-name="ce1"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35" calcext:value-type="percentage">
            <text:p>13,50%</text:p>
          </table:table-cell>
          <table:table-cell table:formula="of:=(1+[.B90])^(1/[.$A$9])-1" office:value-type="percentage" office:value="0.021329736828714" calcext:value-type="percentage">
            <text:p>2,13%</text:p>
          </table:table-cell>
          <table:table-cell/>
          <table:table-cell office:value-type="percentage" office:value="0.135" calcext:value-type="percentage">
            <text:p>13,50%</text:p>
          </table:table-cell>
          <table:table-cell table:formula="of:=(1+[.E90])^(1/[.$A$9])-1" office:value-type="percentage" office:value="0.021329736828714" calcext:value-type="percentage">
            <text:p>2,13%</text:p>
          </table:table-cell>
          <table:table-cell table:style-name="ce1"/>
          <table:table-cell office:value-type="percentage" office:value="0.135" calcext:value-type="percentage">
            <text:p>13,50%</text:p>
          </table:table-cell>
          <table:table-cell table:formula="of:=(1+[.H90])^(1/[.$A$9])-1" office:value-type="percentage" office:value="0.021329736828714" calcext:value-type="percentage">
            <text:p>2,13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table:formula="of:=(1+[.K90])^(1/[.$A$9])-1" office:value-type="percentage" office:value="0.021329736828714" calcext:value-type="percentage">
            <text:p>2,13%</text:p>
          </table:table-cell>
          <table:table-cell table:style-name="ce1"/>
          <table:table-cell table:style-name="ce1" office:value-type="percentage" office:value="0.135" calcext:value-type="percentage">
            <text:p>13,50%</text:p>
          </table:table-cell>
          <table:table-cell table:style-name="ce1" office:value-type="percentage" office:value="0.017135157422876" calcext:value-type="percentage">
            <text:p>1,71%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Rendement actuariel moyen</text:p>
          </table:table-cell>
          <table:table-cell table:style-name="ce4"/>
          <table:table-cell table:style-name="ce3" table:formula="of:=SUM([.C85:.C90])/6" office:value-type="percentage" office:value="0.0292565337674324" calcext:value-type="percentage">
            <text:p>2,93%</text:p>
          </table:table-cell>
          <table:table-cell table:style-name="ce4" table:number-columns-repeated="2"/>
          <table:table-cell table:style-name="ce3" table:formula="of:=SUM([.F85:.F90])/6" office:value-type="percentage" office:value="0.0297776605571472" calcext:value-type="percentage">
            <text:p>2,98%</text:p>
          </table:table-cell>
          <table:table-cell table:style-name="ce4" table:number-columns-repeated="2"/>
          <table:table-cell table:style-name="ce3" table:formula="of:=SUM([.I85:.I90])/6" office:value-type="percentage" office:value="0.0311551677807591" calcext:value-type="percentage">
            <text:p>3,12%</text:p>
          </table:table-cell>
          <table:table-cell table:style-name="ce4" table:number-columns-repeated="2"/>
          <table:table-cell table:style-name="ce3" table:formula="of:=SUM([.L85:.L90])/6" office:value-type="percentage" office:value="0.032886239747101" calcext:value-type="percentage">
            <text:p>3,29%</text:p>
          </table:table-cell>
          <table:table-cell table:style-name="ce4" table:number-columns-repeated="2"/>
          <table:table-cell table:style-name="ce3" office:value-type="percentage" office:value="0.0248" calcext:value-type="percentage">
            <text:p>2,48%</text:p>
          </table:table-cell>
          <table:table-cell table:style-name="ce4"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4 baisse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96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96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96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96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243902439024389" calcext:value-type="percentage">
            <text:p>-2,44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97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97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97])^(1/[.$A$5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97])^(1/[.$A$5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122704033504103" calcext:value-type="percentage">
            <text:p>-1,23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0%</text:p>
          </table:table-cell>
          <table:table-cell table:formula="of:=(1+[.B98])^(1/[.$A$6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98])^(1/[.$A$6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98])^(1/[.$A$6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98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646221486517984" calcext:value-type="percentage">
            <text:p>0,65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0%</text:p>
          </table:table-cell>
          <table:table-cell table:formula="of:=(1+[.B99])^(1/[.$A$7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99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99])^(1/[.$A$7])-1" office:value-type="percentage" office:value="0.0110649904991487" calcext:value-type="percentage">
            <text:p>1,11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99])^(1/[.$A$7])-1" office:value-type="percentage" office:value="0.0110649904991487" calcext:value-type="percentage">
            <text:p>1,11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484275663155498" calcext:value-type="percentage">
            <text:p>0,48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45" calcext:value-type="percentage">
            <text:p>4,50%</text:p>
          </table:table-cell>
          <table:table-cell table:formula="of:=(1+[.B100])^(1/[.$A$8])-1" office:value-type="percentage" office:value="0.00884224076756635" calcext:value-type="percentage">
            <text:p>0,8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00])^(1/[.$A$8])-1" office:value-type="percentage" office:value="0.00884224076756635" calcext:value-type="percentage">
            <text:p>0,8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00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100])^(1/[.$A$8])-1" office:value-type="percentage" office:value="0.00884224076756635" calcext:value-type="percentage">
            <text:p>0,8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23729359143696" calcext:value-type="percentage">
            <text:p>1,24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9" calcext:value-type="percentage">
            <text:p>9,00%</text:p>
          </table:table-cell>
          <table:table-cell table:formula="of:=(1+[.B101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101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01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01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03001995243996" calcext:value-type="percentage">
            <text:p>1,0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96:.C101])/6" office:value-type="percentage" office:value="0.00388480548487051" calcext:value-type="percentage">
            <text:p>0,39%</text:p>
          </table:table-cell>
          <table:table-cell/>
          <table:table-cell table:style-name="Default"/>
          <table:table-cell table:style-name="ce3" table:formula="of:=SUM([.F96:.F101])/6" office:value-type="percentage" office:value="0.00572897056806195" calcext:value-type="percentage">
            <text:p>0,57%</text:p>
          </table:table-cell>
          <table:table-cell/>
          <table:table-cell table:style-name="Default"/>
          <table:table-cell table:style-name="ce3" table:formula="of:=SUM([.I96:.I101])/6" office:value-type="percentage" office:value="0.00715275180462864" calcext:value-type="percentage">
            <text:p>0,72%</text:p>
          </table:table-cell>
          <table:table-cell table:number-columns-repeated="2"/>
          <table:table-cell table:style-name="ce3" table:formula="of:=SUM([.L96:.L101])/6" office:value-type="percentage" office:value="0.00819238083984319" calcext:value-type="percentage">
            <text:p>0,82%</text:p>
          </table:table-cell>
          <table:table-cell table:number-columns-repeated="2"/>
          <table:table-cell table:style-name="ce3" office:value-type="percentage" office:value="-0.0004" calcext:value-type="percentage">
            <text:p>-0,04%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04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04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04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table:formula="of:=(1+[.K104])^(1/[.$A$4])-1" office:value-type="percentage" office:value="0" calcext:value-type="percentage">
            <text:p>0,00%</text:p>
          </table:table-cell>
          <table:table-cell table:style-name="ce1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-0.0243902439024389" calcext:value-type="percentage">
            <text:p>-2,44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105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05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05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105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0970896555490253" calcext:value-type="percentage">
            <text:p>0,97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106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06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06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106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9" calcext:value-type="percentage">
            <text:p>9,00%</text:p>
          </table:table-cell>
          <table:table-cell table:formula="of:=(1+[.B107])^(1/[.$A$7])-1" office:value-type="percentage" office:value="0.0217781808646411" calcext:value-type="percentage">
            <text:p>2,1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07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07])^(1/[.$A$7])-1" office:value-type="percentage" office:value="0.0110649904991487" calcext:value-type="percentage">
            <text:p>1,1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07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5490016540995" calcext:value-type="percentage">
            <text:p>1,55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9" calcext:value-type="percentage">
            <text:p>9,00%</text:p>
          </table:table-cell>
          <table:table-cell table:formula="of:=(1+[.B108])^(1/[.$A$8])-1" office:value-type="percentage" office:value="0.0173849281869665" calcext:value-type="percentage">
            <text:p>1,74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08])^(1/[.$A$8])-1" office:value-type="percentage" office:value="0.00884224076756635" calcext:value-type="percentage">
            <text:p>0,8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08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08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23729359143696" calcext:value-type="percentage">
            <text:p>1,24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9" calcext:value-type="percentage">
            <text:p>9,00%</text:p>
          </table:table-cell>
          <table:table-cell table:formula="of:=(1+[.B109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109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09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09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03001995243996" calcext:value-type="percentage">
            <text:p>1,0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04:.C109])/6" office:value-type="percentage" office:value="0.011401693803992" calcext:value-type="percentage">
            <text:p>1,14%</text:p>
          </table:table-cell>
          <table:table-cell table:style-name="ce4" table:number-columns-repeated="2"/>
          <table:table-cell table:style-name="ce3" table:formula="of:=SUM([.F104:.F109])/6" office:value-type="percentage" office:value="0.0119011166753505" calcext:value-type="percentage">
            <text:p>1,19%</text:p>
          </table:table-cell>
          <table:table-cell/>
          <table:table-cell table:style-name="Default"/>
          <table:table-cell table:style-name="ce3" table:formula="of:=SUM([.I104:.I109])/6" office:value-type="percentage" office:value="0.0133248979119172" calcext:value-type="percentage">
            <text:p>1,33%</text:p>
          </table:table-cell>
          <table:table-cell table:number-columns-repeated="2"/>
          <table:table-cell table:style-name="ce3" table:formula="of:=SUM([.L104:.L109])/6" office:value-type="percentage" office:value="0.0151104296394992" calcext:value-type="percentage">
            <text:p>1,51%</text:p>
          </table:table-cell>
          <table:table-cell table:number-columns-repeated="2"/>
          <table:table-cell table:style-name="ce3" office:value-type="percentage" office:value="0.0074" calcext:value-type="percentage">
            <text:p>0,74%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112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12])^(1/[.$A$4])-1" office:value-type="percentage" office:value="0.0449999999999999" calcext:value-type="percentage">
            <text:p>4,5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12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112])^(1/[.$A$4])-1" office:value-type="percentage" office:value="0.0449999999999999" calcext:value-type="percentage">
            <text:p>4,50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office:value-type="percentage" office:value="0.0195121951219512" calcext:value-type="percentage">
            <text:p>1,95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113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13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13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45" calcext:value-type="percentage">
            <text:p>4,50%</text:p>
          </table:table-cell>
          <table:table-cell table:style-name="ce1" table:formula="of:=(1+[.K113])^(1/[.$A$5])-1" office:value-type="percentage" office:value="0.0222524150130436" calcext:value-type="percentage">
            <text:p>2,23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312199736944303" calcext:value-type="percentage">
            <text:p>3,12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114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14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14])^(1/[.$A$6])-1" office:value-type="percentage" office:value="0.0147804616306875" calcext:value-type="percentage">
            <text:p>1,4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14])^(1/[.$A$6])-1" office:value-type="percentage" office:value="0.0291424665715065" calcext:value-type="percentage">
            <text:p>2,91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207064931590419" calcext:value-type="percentage">
            <text:p>2,07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45" calcext:value-type="percentage">
            <text:p>4,50%</text:p>
          </table:table-cell>
          <table:table-cell table:formula="of:=(1+[.B115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15])^(1/[.$A$7])-1" office:value-type="percentage" office:value="0.0110649904991487" calcext:value-type="percentage">
            <text:p>1,11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15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15])^(1/[.$A$7])-1" office:value-type="percentage" office:value="0.0217781808646411" calcext:value-type="percentage">
            <text:p>2,18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5490016540995" calcext:value-type="percentage">
            <text:p>1,55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45" calcext:value-type="percentage">
            <text:p>4,50%</text:p>
          </table:table-cell>
          <table:table-cell table:formula="of:=(1+[.B116])^(1/[.$A$8])-1" office:value-type="percentage" office:value="0.00884224076756635" calcext:value-type="percentage">
            <text:p>0,88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116])^(1/[.$A$8])-1" office:value-type="percentage" office:value="0.0173849281869665" calcext:value-type="percentage">
            <text:p>1,74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16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16])^(1/[.$A$8])-1" office:value-type="percentage" office:value="0.0173849281869665" calcext:value-type="percentage">
            <text:p>1,74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23729359143696" calcext:value-type="percentage">
            <text:p>1,24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9" calcext:value-type="percentage">
            <text:p>9,00%</text:p>
          </table:table-cell>
          <table:table-cell table:formula="of:=(1+[.B117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E117])^(1/[.$A$9])-1" office:value-type="percentage" office:value="0.0144665921416567" calcext:value-type="percentage">
            <text:p>1,45%</text:p>
          </table:table-cell>
          <table:table-cell table:style-name="ce1"/>
          <table:table-cell office:value-type="percentage" office:value="0.09" calcext:value-type="percentage">
            <text:p>9,00%</text:p>
          </table:table-cell>
          <table:table-cell table:formula="of:=(1+[.H117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table:formula="of:=(1+[.K117])^(1/[.$A$9])-1" office:value-type="percentage" office:value="0.0144665921416567" calcext:value-type="percentage">
            <text:p>1,45%</text:p>
          </table:table-cell>
          <table:table-cell table:style-name="ce1"/>
          <table:table-cell table:style-name="ce1" office:value-type="percentage" office:value="0.09" calcext:value-type="percentage">
            <text:p>9,00%</text:p>
          </table:table-cell>
          <table:table-cell table:style-name="ce1" office:value-type="percentage" office:value="0.0103001995243996" calcext:value-type="percentage">
            <text:p>1,0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12:.C117])/6" office:value-type="percentage" office:value="0.0194011166753505" calcext:value-type="percentage">
            <text:p>1,94%</text:p>
          </table:table-cell>
          <table:table-cell table:style-name="ce4" table:number-columns-repeated="2"/>
          <table:table-cell table:style-name="ce3" table:formula="of:=SUM([.F112:.F117])/6" office:value-type="percentage" office:value="0.0208248979119171" calcext:value-type="percentage">
            <text:p>2,08%</text:p>
          </table:table-cell>
          <table:table-cell table:style-name="ce4" table:number-columns-repeated="2"/>
          <table:table-cell table:style-name="ce3" table:formula="of:=SUM([.I112:.I117])/6" office:value-type="percentage" office:value="0.0226104296394992" calcext:value-type="percentage">
            <text:p>2,26%</text:p>
          </table:table-cell>
          <table:table-cell table:style-name="ce4" table:number-columns-repeated="2"/>
          <table:table-cell table:style-name="ce3" table:formula="of:=SUM([.L112:.L117])/6" office:value-type="percentage" office:value="0.0250040971296357" calcext:value-type="percentage">
            <text:p>2,50%</text:p>
          </table:table-cell>
          <table:table-cell table:style-name="ce4" table:number-columns-repeated="2"/>
          <table:table-cell table:style-name="ce3" office:value-type="percentage" office:value="0.0183" calcext:value-type="percentage">
            <text:p>1,83%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5 baisse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23])^(1/[.$A$4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123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23])^(1/[.$A$4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124])^(1/[.$A$5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124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24])^(1/[.$A$5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0%</text:p>
          </table:table-cell>
          <table:table-cell table:formula="of:=(1+[.B125])^(1/[.$A$6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125])^(1/[.$A$6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25])^(1/[.$A$6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0%</text:p>
          </table:table-cell>
          <table:table-cell table:formula="of:=(1+[.B126])^(1/[.$A$7])-1" office:value-type="percentage" office:value="0" calcext:value-type="percentage">
            <text:p>0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126])^(1/[.$A$7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26])^(1/[.$A$7])-1" office:value-type="percentage" office:value="0.0110649904991487" calcext:value-type="percentage">
            <text:p>1,11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,00%</text:p>
          </table:table-cell>
          <table:table-cell table:formula="of:=(1+[.B127])^(1/[.$A$8])-1" office:value-type="percentage" office:value="0" calcext:value-type="percentage">
            <text:p>0,00%</text:p>
          </table:table-cell>
          <table:table-cell/>
          <table:table-cell office:value-type="percentage" office:value="0.045" calcext:value-type="percentage">
            <text:p>4,50%</text:p>
          </table:table-cell>
          <table:table-cell table:formula="of:=(1+[.E127])^(1/[.$A$8])-1" office:value-type="percentage" office:value="0.00884224076756635" calcext:value-type="percentage">
            <text:p>0,88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27])^(1/[.$A$8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45" calcext:value-type="percentage">
            <text:p>4,50%</text:p>
          </table:table-cell>
          <table:table-cell table:formula="of:=(1+[.B128])^(1/[.$A$9])-1" office:value-type="percentage" office:value="0.00736312302500308" calcext:value-type="percentage">
            <text:p>0,74%</text:p>
          </table:table-cell>
          <table:table-cell/>
          <table:table-cell office:value-type="percentage" office:value="0" calcext:value-type="percentage">
            <text:p>0,00%</text:p>
          </table:table-cell>
          <table:table-cell table:formula="of:=(1+[.E128])^(1/[.$A$9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28])^(1/[.$A$9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23:.C128])/6" office:value-type="percentage" office:value="0.00122718717083385" calcext:value-type="percentage">
            <text:p>0,12%</text:p>
          </table:table-cell>
          <table:table-cell/>
          <table:table-cell table:style-name="Default"/>
          <table:table-cell table:style-name="ce3" table:formula="of:=SUM([.F123:.F128])/6" office:value-type="percentage" office:value="0.00147370679459439" calcext:value-type="percentage">
            <text:p>0,15%</text:p>
          </table:table-cell>
          <table:table-cell/>
          <table:table-cell table:style-name="Default"/>
          <table:table-cell table:style-name="ce3" table:formula="of:=SUM([.I123:.I128])/6" office:value-type="percentage" office:value="0.00184416508319144" calcext:value-type="percentage">
            <text:p>0,18%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31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31])^(1/[.$A$4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H131])^(1/[.$A$4])-1" office:value-type="percentage" office:value="0.0449999999999999" calcext:value-type="percentage">
            <text:p>4,50%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132])^(1/[.$A$5])-1" office:value-type="percentage" office:value="0" calcext:value-type="percentage">
            <text:p>0,00%</text:p>
          </table:table-cell>
          <table:table-cell table:style-name="ce1"/>
          <table:table-cell office:value-type="percentage" office:value="0.045" calcext:value-type="percentage">
            <text:p>4,50%</text:p>
          </table:table-cell>
          <table:table-cell table:formula="of:=(1+[.E132])^(1/[.$A$5])-1" office:value-type="percentage" office:value="0.0222524150130436" calcext:value-type="percentage">
            <text:p>2,23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32])^(1/[.$A$5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45" calcext:value-type="percentage">
            <text:p>4,50%</text:p>
          </table:table-cell>
          <table:table-cell table:formula="of:=(1+[.B133])^(1/[.$A$6])-1" office:value-type="percentage" office:value="0.0147804616306875" calcext:value-type="percentage">
            <text:p>1,48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33])^(1/[.$A$6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33])^(1/[.$A$6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0%</text:p>
          </table:table-cell>
          <table:table-cell table:formula="of:=(1+[.B134])^(1/[.$A$7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34])^(1/[.$A$7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34])^(1/[.$A$7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,00%</text:p>
          </table:table-cell>
          <table:table-cell table:formula="of:=(1+[.B135])^(1/[.$A$8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35])^(1/[.$A$8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35])^(1/[.$A$8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,00%</text:p>
          </table:table-cell>
          <table:table-cell table:formula="of:=(1+[.B136])^(1/[.$A$9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E136])^(1/[.$A$9])-1" office:value-type="percentage" office:value="0" calcext:value-type="percentage">
            <text:p>0,00%</text:p>
          </table:table-cell>
          <table:table-cell table:style-name="ce1"/>
          <table:table-cell office:value-type="percentage" office:value="0" calcext:value-type="percentage">
            <text:p>0,00%</text:p>
          </table:table-cell>
          <table:table-cell table:formula="of:=(1+[.H136])^(1/[.$A$9])-1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31:.C136])/6" office:value-type="percentage" office:value="0.00246341027178124" calcext:value-type="percentage">
            <text:p>0,25%</text:p>
          </table:table-cell>
          <table:table-cell/>
          <table:table-cell table:style-name="Default"/>
          <table:table-cell table:style-name="ce3" table:formula="of:=SUM([.F131:.F136])/6" office:value-type="percentage" office:value="0.00370873583550727" calcext:value-type="percentage">
            <text:p>0,37%</text:p>
          </table:table-cell>
          <table:table-cell/>
          <table:table-cell table:style-name="Default"/>
          <table:table-cell table:style-name="ce3" table:formula="of:=SUM([.I131:.I136])/6" office:value-type="percentage" office:value="0.00749999999999999" calcext:value-type="percentage">
            <text:p>0,75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6 baisses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42])^(1/[.$A$4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%</text:p>
          </table:table-cell>
          <table:table-cell table:formula="of:=(1+[.B143])^(1/[.$A$5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0%</text:p>
          </table:table-cell>
          <table:table-cell table:formula="of:=(1+[.B144])^(1/[.$A$6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0%</text:p>
          </table:table-cell>
          <table:table-cell table:formula="of:=(1+[.B145])^(1/[.$A$7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" calcext:value-type="percentage">
            <text:p>0,00%</text:p>
          </table:table-cell>
          <table:table-cell table:formula="of:=(1+[.B146])^(1/[.$A$8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,00%</text:p>
          </table:table-cell>
          <table:table-cell table:formula="of:=(1+[.B147])^(1/[.$A$9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42:.C147])/6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Echeance 1 an</text:p>
          </table:table-cell>
          <table:table-cell table:style-name="Default" office:value-type="string" calcext:value-type="string">
            <text:p>0 bais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152])^(1/[.$A$4])-1" office:value-type="percentage" office:value="0.0449999999999999" calcext:value-type="percentage">
            <text:p>4,5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47:.C152])/1" office:value-type="percentage" office:value="0.0449999999999999" calcext:value-type="percentage">
            <text:p>4,5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Echeance 2 ans</text:p>
          </table:table-cell>
          <table:table-cell table:style-name="Default" office:value-type="string" calcext:value-type="string">
            <text:p>0 bais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6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45" calcext:value-type="percentage">
            <text:p>4,50%</text:p>
          </table:table-cell>
          <table:table-cell table:formula="of:=(1+[.B158])^(1/[.$A$4])-1" office:value-type="percentage" office:value="0.0449999999999999" calcext:value-type="percentage">
            <text:p>4,5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9" calcext:value-type="percentage">
            <text:p>9,00%</text:p>
          </table:table-cell>
          <table:table-cell table:formula="of:=(1+[.B159])^(1/[.$A$4])-1" office:value-type="percentage" office:value="0.0900000000000001" calcext:value-type="percentage">
            <text:p>9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54:.C159])/6" office:value-type="percentage" office:value="0.0225" calcext:value-type="percentage">
            <text:p>2,25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Echeance 2 ans</text:p>
          </table:table-cell>
          <table:table-cell table:style-name="Default" office:value-type="string" calcext:value-type="string">
            <text:p>1 bais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6">
          <table:table-cell office:value-type="string" calcext:value-type="string">
            <text:p>Année</text:p>
          </table:table-cell>
          <table:table-cell table:style-name="Default" office:value-type="string" calcext:value-type="string">
            <text:p>Gain final</text:p>
          </table:table-cell>
          <table:table-cell table:style-name="ce5" office:value-type="string" calcext:value-type="string">
            <text:p>Rendement actuariel </text:p>
            <text:p>à la date 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0%</text:p>
          </table:table-cell>
          <table:table-cell table:formula="of:=(1+[.B164])^(1/[.$A$4])-1" office:value-type="percentage" office:value="0" calcext:value-type="percentage">
            <text:p>0,0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45" calcext:value-type="percentage">
            <text:p>4,50%</text:p>
          </table:table-cell>
          <table:table-cell table:formula="of:=(1+[.B165])^(1/[.$A$4])-1" office:value-type="percentage" office:value="0.0449999999999999" calcext:value-type="percentage">
            <text:p>4,50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endement actuariel moyen</text:p>
          </table:table-cell>
          <table:table-cell table:style-name="Default"/>
          <table:table-cell table:style-name="ce3" table:formula="of:=SUM([.C160:.C165])/6" office:value-type="percentage" office:value="0.01125" calcext:value-type="percentage">
            <text:p>1,13%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00:00:01.58440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19:13:46.406000000</meta:creation-date>
    <dc:date>2013-11-19T22:22:40.142000000</dc:date>
    <meta:editing-duration>PT2H46M57S</meta:editing-duration>
    <meta:editing-cycles>7</meta:editing-cycles>
    <meta:generator>LibreOffice/4.1.3.2$Windows_x86 LibreOffice_project/70feb7d99726f064edab4605a8ab840c50ec57a</meta:generator>
    <meta:document-statistic meta:table-count="3" meta:cell-count="19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567cm" svg:y="1.275cm" chart:style-name="ch3">
          <text:p>0 baisse / 6 ans</text:p>
        </chart:subtitle>
        <chart:legend chart:legend-position="end" svg:x="13.737cm" svg:y="4.188cm" style:legend-expansion="high" chart:style-name="ch4"/>
        <chart:plot-area chart:style-name="ch5" table:cell-range-address="Sheet1.D9:Sheet1.D14" svg:x="1.358cm" svg:y="2.318cm" svg:width="11.739cm" svg:height="5.494cm">
          <chartooo:coordinate-region svg:x="2.588cm" svg:y="2.53cm" svg:width="10.509cm" svg:height="4.609cm"/>
          <chart:axis chart:dimension="x" chart:name="primary-x" chart:style-name="ch6">
            <chart:title svg:x="6.707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D9:Sheet1.D1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5121951219512">
                <text:p>0.0195121951219512</text:p>
                <draw:g>
                  <svg:desc>Sheet1.D9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199736944303">
                <text:p>0.0312199736944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5639284656585">
                <text:p>0.034563928465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8325054305944">
                <text:p>0.0358325054305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2927138762015">
                <text:p>0.036292713876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366364122548">
                <text:p>0.036366364122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04cm" svg:height="8.886cm" xlink:href=".." xlink:type="simple" chart:class="chart:bar" chart:style-name="ch1">
        <chart:title svg:x="5.848cm" svg:y="0.313cm" chart:style-name="ch2">
          <text:p>Rendement actuariel</text:p>
        </chart:title>
        <chart:subtitle svg:x="6.469cm" svg:y="1.269cm" chart:style-name="ch3">
          <text:p>1 baisse / 6 ans</text:p>
        </chart:subtitle>
        <chart:legend chart:legend-position="end" svg:x="13.514cm" svg:y="2.821cm" style:legend-expansion="high" chart:style-name="ch4"/>
        <chart:plot-area chart:style-name="ch5" table:cell-range-address="Sheet1.G1:Sheet1.L6" svg:x="1.354cm" svg:y="2.306cm" svg:width="11.528cm" svg:height="5.395cm">
          <chartooo:coordinate-region svg:x="1.975cm" svg:y="2.519cm" svg:width="10.907cm" svg:height="4.509cm"/>
          <chart:axis chart:dimension="x" chart:name="primary-x" chart:style-name="ch6">
            <chart:title svg:x="6.598cm" svg:y="7.879cm" chart:style-name="ch7">
              <text:p>Année</text:p>
            </chart:title>
          </chart:axis>
          <chart:axis chart:dimension="y" chart:name="primary-y" chart:style-name="ch8">
            <chart:title svg:x="0.451cm" svg:y="6.582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G1:Sheet1.G6" chart:class="chart:bar">
            <chart:data-point chart:repeated="6"/>
          </chart:series>
          <chart:series chart:style-name="ch12" chart:values-cell-range-address="Sheet1.H1:Sheet1.H6" chart:class="chart:bar">
            <chart:data-point chart:repeated="6"/>
          </chart:series>
          <chart:series chart:style-name="ch13" chart:values-cell-range-address="Sheet1.I1:Sheet1.I6" chart:class="chart:bar">
            <chart:data-point chart:repeated="6"/>
          </chart:series>
          <chart:series chart:style-name="ch14" chart:values-cell-range-address="Sheet1.J1:Sheet1.J6" chart:class="chart:bar">
            <chart:data-point chart:repeated="6"/>
          </chart:series>
          <chart:series chart:style-name="ch15" chart:values-cell-range-address="Sheet1.K1:Sheet1.K6" chart:class="chart:bar">
            <chart:data-point chart:repeated="6"/>
          </chart:series>
          <chart:series chart:style-name="ch16" chart:values-cell-range-address="Sheet1.L1:Sheet1.L6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1:Sheet1.G6</svg:desc>
                </draw:g>
              </table:table-cell>
              <table:table-cell office:value-type="float" office:value="NaN">
                <text:p>NaN</text:p>
                <draw:g>
                  <svg:desc>Sheet1.H1:Sheet1.H6</svg:desc>
                </draw:g>
              </table:table-cell>
              <table:table-cell office:value-type="float" office:value="NaN">
                <text:p>NaN</text:p>
                <draw:g>
                  <svg:desc>Sheet1.I1:Sheet1.I6</svg:desc>
                </draw:g>
              </table:table-cell>
              <table:table-cell office:value-type="float" office:value="NaN">
                <text:p>NaN</text:p>
                <draw:g>
                  <svg:desc>Sheet1.J1:Sheet1.J6</svg:desc>
                </draw:g>
              </table:table-cell>
              <table:table-cell office:value-type="float" office:value="NaN">
                <text:p>NaN</text:p>
                <draw:g>
                  <svg:desc>Sheet1.K1:Sheet1.K6</svg:desc>
                </draw:g>
              </table:table-cell>
              <table:table-cell office:value-type="float" office:value="NaN">
                <text:p>NaN</text:p>
                <draw:g>
                  <svg:desc>Sheet1.L1:Sheet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461cm" svg:y="1.275cm" chart:style-name="ch3">
          <text:p>2 baisses / 6 ans</text:p>
        </chart:subtitle>
        <chart:legend chart:legend-position="end" svg:x="11.631cm" svg:y="2.354cm" style:legend-expansion="high" chart:style-name="ch4"/>
        <chart:plot-area chart:style-name="ch5" table:cell-range-address="Sheet1.H1:Sheet1.V6" svg:x="1.358cm" svg:y="2.318cm" svg:width="9.633cm" svg:height="5.494cm">
          <chartooo:coordinate-region svg:x="1.979cm" svg:y="2.53cm" svg:width="9.012cm" svg:height="4.609cm"/>
          <chart:axis chart:dimension="x" chart:name="primary-x" chart:style-name="ch6">
            <chart:title svg:x="5.654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H1:Sheet1.H6" chart:class="chart:bar">
            <chart:data-point chart:repeated="6"/>
          </chart:series>
          <chart:series chart:style-name="ch12" chart:values-cell-range-address="Sheet1.I1:Sheet1.I6" chart:class="chart:bar">
            <chart:data-point chart:repeated="6"/>
          </chart:series>
          <chart:series chart:style-name="ch13" chart:values-cell-range-address="Sheet1.J1:Sheet1.J6" chart:class="chart:bar">
            <chart:data-point chart:repeated="6"/>
          </chart:series>
          <chart:series chart:style-name="ch14" chart:values-cell-range-address="Sheet1.K1:Sheet1.K6" chart:class="chart:bar">
            <chart:data-point chart:repeated="6"/>
          </chart:series>
          <chart:series chart:style-name="ch15" chart:values-cell-range-address="Sheet1.L1:Sheet1.L6" chart:class="chart:bar">
            <chart:data-point chart:repeated="6"/>
          </chart:series>
          <chart:series chart:style-name="ch16" chart:values-cell-range-address="Sheet1.M1:Sheet1.M6" chart:class="chart:bar">
            <chart:data-point chart:repeated="6"/>
          </chart:series>
          <chart:series chart:style-name="ch17" chart:values-cell-range-address="Sheet1.N1:Sheet1.N6" chart:class="chart:bar">
            <chart:data-point chart:repeated="6"/>
          </chart:series>
          <chart:series chart:style-name="ch18" chart:values-cell-range-address="Sheet1.O1:Sheet1.O6" chart:class="chart:bar">
            <chart:data-point chart:repeated="6"/>
          </chart:series>
          <chart:series chart:style-name="ch19" chart:values-cell-range-address="Sheet1.P1:Sheet1.P6" chart:class="chart:bar">
            <chart:data-point chart:repeated="6"/>
          </chart:series>
          <chart:series chart:style-name="ch20" chart:values-cell-range-address="Sheet1.Q1:Sheet1.Q6" chart:class="chart:bar">
            <chart:data-point chart:repeated="6"/>
          </chart:series>
          <chart:series chart:style-name="ch21" chart:values-cell-range-address="Sheet1.R1:Sheet1.R6" chart:class="chart:bar">
            <chart:data-point chart:repeated="6"/>
          </chart:series>
          <chart:series chart:style-name="ch22" chart:values-cell-range-address="Sheet1.S1:Sheet1.S6" chart:class="chart:bar">
            <chart:data-point chart:repeated="6"/>
          </chart:series>
          <chart:series chart:style-name="ch23" chart:values-cell-range-address="Sheet1.T1:Sheet1.T6" chart:class="chart:bar">
            <chart:data-point chart:repeated="6"/>
          </chart:series>
          <chart:series chart:style-name="ch24" chart:values-cell-range-address="Sheet1.U1:Sheet1.U6" chart:class="chart:bar">
            <chart:data-point chart:repeated="6"/>
          </chart:series>
          <chart:series chart:style-name="ch25" chart:values-cell-range-address="Sheet1.V1:Sheet1.V6" chart:class="chart:bar">
            <chart:data-point chart:repeated="6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1:Sheet1.H6</svg:desc>
                </draw:g>
              </table:table-cell>
              <table:table-cell office:value-type="float" office:value="NaN">
                <text:p>NaN</text:p>
                <draw:g>
                  <svg:desc>Sheet1.I1:Sheet1.I6</svg:desc>
                </draw:g>
              </table:table-cell>
              <table:table-cell office:value-type="float" office:value="NaN">
                <text:p>NaN</text:p>
                <draw:g>
                  <svg:desc>Sheet1.J1:Sheet1.J6</svg:desc>
                </draw:g>
              </table:table-cell>
              <table:table-cell office:value-type="float" office:value="NaN">
                <text:p>NaN</text:p>
                <draw:g>
                  <svg:desc>Sheet1.K1:Sheet1.K6</svg:desc>
                </draw:g>
              </table:table-cell>
              <table:table-cell office:value-type="float" office:value="NaN">
                <text:p>NaN</text:p>
                <draw:g>
                  <svg:desc>Sheet1.L1:Sheet1.L6</svg:desc>
                </draw:g>
              </table:table-cell>
              <table:table-cell office:value-type="float" office:value="NaN">
                <text:p>NaN</text:p>
                <draw:g>
                  <svg:desc>Sheet1.M1:Sheet1.M6</svg:desc>
                </draw:g>
              </table:table-cell>
              <table:table-cell office:value-type="float" office:value="NaN">
                <text:p>NaN</text:p>
                <draw:g>
                  <svg:desc>Sheet1.N1:Sheet1.N6</svg:desc>
                </draw:g>
              </table:table-cell>
              <table:table-cell office:value-type="float" office:value="NaN">
                <text:p>NaN</text:p>
                <draw:g>
                  <svg:desc>Sheet1.O1:Sheet1.O6</svg:desc>
                </draw:g>
              </table:table-cell>
              <table:table-cell office:value-type="float" office:value="NaN">
                <text:p>NaN</text:p>
                <draw:g>
                  <svg:desc>Sheet1.P1:Sheet1.P6</svg:desc>
                </draw:g>
              </table:table-cell>
              <table:table-cell office:value-type="float" office:value="NaN">
                <text:p>NaN</text:p>
                <draw:g>
                  <svg:desc>Sheet1.Q1:Sheet1.Q6</svg:desc>
                </draw:g>
              </table:table-cell>
              <table:table-cell office:value-type="float" office:value="NaN">
                <text:p>NaN</text:p>
                <draw:g>
                  <svg:desc>Sheet1.R1:Sheet1.R6</svg:desc>
                </draw:g>
              </table:table-cell>
              <table:table-cell office:value-type="float" office:value="NaN">
                <text:p>NaN</text:p>
                <draw:g>
                  <svg:desc>Sheet1.S1:Sheet1.S6</svg:desc>
                </draw:g>
              </table:table-cell>
              <table:table-cell office:value-type="float" office:value="NaN">
                <text:p>NaN</text:p>
                <draw:g>
                  <svg:desc>Sheet1.T1:Sheet1.T6</svg:desc>
                </draw:g>
              </table:table-cell>
              <table:table-cell office:value-type="float" office:value="NaN">
                <text:p>NaN</text:p>
                <draw:g>
                  <svg:desc>Sheet1.U1:Sheet1.U6</svg:desc>
                </draw:g>
              </table:table-cell>
              <table:table-cell office:value-type="float" office:value="NaN">
                <text:p>NaN</text:p>
                <draw:g>
                  <svg:desc>Sheet1.V1:Sheet1.V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461cm" svg:y="1.275cm" chart:style-name="ch3">
          <text:p>3 baisses / 6 ans</text:p>
        </chart:subtitle>
        <chart:legend chart:legend-position="end" svg:x="11.208cm" svg:y="1.83cm" style:legend-expansion="high" chart:style-name="ch4"/>
        <chart:plot-area chart:style-name="ch5" table:cell-range-address="Sheet1.K1:Sheet1.AD6" svg:x="1.358cm" svg:y="2.318cm" svg:width="9.21cm" svg:height="5.494cm">
          <chartooo:coordinate-region svg:x="1.979cm" svg:y="2.53cm" svg:width="8.589cm" svg:height="4.609cm"/>
          <chart:axis chart:dimension="x" chart:name="primary-x" chart:style-name="ch6">
            <chart:title svg:x="5.443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K1:Sheet1.K6" chart:class="chart:bar">
            <chart:data-point chart:repeated="6"/>
          </chart:series>
          <chart:series chart:style-name="ch12" chart:values-cell-range-address="Sheet1.L1:Sheet1.L6" chart:class="chart:bar">
            <chart:data-point chart:repeated="6"/>
          </chart:series>
          <chart:series chart:style-name="ch13" chart:values-cell-range-address="Sheet1.M1:Sheet1.M6" chart:class="chart:bar">
            <chart:data-point chart:repeated="6"/>
          </chart:series>
          <chart:series chart:style-name="ch14" chart:values-cell-range-address="Sheet1.N1:Sheet1.N6" chart:class="chart:bar">
            <chart:data-point chart:repeated="6"/>
          </chart:series>
          <chart:series chart:style-name="ch15" chart:values-cell-range-address="Sheet1.O1:Sheet1.O6" chart:class="chart:bar">
            <chart:data-point chart:repeated="6"/>
          </chart:series>
          <chart:series chart:style-name="ch16" chart:values-cell-range-address="Sheet1.P1:Sheet1.P6" chart:class="chart:bar">
            <chart:data-point chart:repeated="6"/>
          </chart:series>
          <chart:series chart:style-name="ch17" chart:values-cell-range-address="Sheet1.Q1:Sheet1.Q6" chart:class="chart:bar">
            <chart:data-point chart:repeated="6"/>
          </chart:series>
          <chart:series chart:style-name="ch18" chart:values-cell-range-address="Sheet1.R1:Sheet1.R6" chart:class="chart:bar">
            <chart:data-point chart:repeated="6"/>
          </chart:series>
          <chart:series chart:style-name="ch19" chart:values-cell-range-address="Sheet1.S1:Sheet1.S6" chart:class="chart:bar">
            <chart:data-point chart:repeated="6"/>
          </chart:series>
          <chart:series chart:style-name="ch20" chart:values-cell-range-address="Sheet1.T1:Sheet1.T6" chart:class="chart:bar">
            <chart:data-point chart:repeated="6"/>
          </chart:series>
          <chart:series chart:style-name="ch21" chart:values-cell-range-address="Sheet1.U1:Sheet1.U6" chart:class="chart:bar">
            <chart:data-point chart:repeated="6"/>
          </chart:series>
          <chart:series chart:style-name="ch22" chart:values-cell-range-address="Sheet1.V1:Sheet1.V6" chart:class="chart:bar">
            <chart:data-point chart:repeated="6"/>
          </chart:series>
          <chart:series chart:style-name="ch11" chart:values-cell-range-address="Sheet1.W1:Sheet1.W6" chart:class="chart:bar">
            <chart:data-point chart:repeated="6"/>
          </chart:series>
          <chart:series chart:style-name="ch12" chart:values-cell-range-address="Sheet1.X1:Sheet1.X6" chart:class="chart:bar">
            <chart:data-point chart:repeated="6"/>
          </chart:series>
          <chart:series chart:style-name="ch13" chart:values-cell-range-address="Sheet1.Y1:Sheet1.Y6" chart:class="chart:bar">
            <chart:data-point chart:repeated="6"/>
          </chart:series>
          <chart:series chart:style-name="ch14" chart:values-cell-range-address="Sheet1.Z1:Sheet1.Z6" chart:class="chart:bar">
            <chart:data-point chart:repeated="6"/>
          </chart:series>
          <chart:series chart:style-name="ch15" chart:values-cell-range-address="Sheet1.AA1:Sheet1.AA6" chart:class="chart:bar">
            <chart:data-point chart:repeated="6"/>
          </chart:series>
          <chart:series chart:style-name="ch16" chart:values-cell-range-address="Sheet1.AB1:Sheet1.AB6" chart:class="chart:bar">
            <chart:data-point chart:repeated="6"/>
          </chart:series>
          <chart:series chart:style-name="ch17" chart:values-cell-range-address="Sheet1.AC1:Sheet1.AC6" chart:class="chart:bar">
            <chart:data-point chart:repeated="6"/>
          </chart:series>
          <chart:series chart:style-name="ch23" chart:values-cell-range-address="Sheet1.AD1:Sheet1.AD6" chart:class="chart:bar">
            <chart:data-point chart:repeated="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1:Sheet1.K6</svg:desc>
                </draw:g>
              </table:table-cell>
              <table:table-cell office:value-type="float" office:value="NaN">
                <text:p>NaN</text:p>
                <draw:g>
                  <svg:desc>Sheet1.L1:Sheet1.L6</svg:desc>
                </draw:g>
              </table:table-cell>
              <table:table-cell office:value-type="float" office:value="NaN">
                <text:p>NaN</text:p>
                <draw:g>
                  <svg:desc>Sheet1.M1:Sheet1.M6</svg:desc>
                </draw:g>
              </table:table-cell>
              <table:table-cell office:value-type="float" office:value="NaN">
                <text:p>NaN</text:p>
                <draw:g>
                  <svg:desc>Sheet1.N1:Sheet1.N6</svg:desc>
                </draw:g>
              </table:table-cell>
              <table:table-cell office:value-type="float" office:value="NaN">
                <text:p>NaN</text:p>
                <draw:g>
                  <svg:desc>Sheet1.O1:Sheet1.O6</svg:desc>
                </draw:g>
              </table:table-cell>
              <table:table-cell office:value-type="float" office:value="NaN">
                <text:p>NaN</text:p>
                <draw:g>
                  <svg:desc>Sheet1.P1:Sheet1.P6</svg:desc>
                </draw:g>
              </table:table-cell>
              <table:table-cell office:value-type="float" office:value="NaN">
                <text:p>NaN</text:p>
                <draw:g>
                  <svg:desc>Sheet1.Q1:Sheet1.Q6</svg:desc>
                </draw:g>
              </table:table-cell>
              <table:table-cell office:value-type="float" office:value="NaN">
                <text:p>NaN</text:p>
                <draw:g>
                  <svg:desc>Sheet1.R1:Sheet1.R6</svg:desc>
                </draw:g>
              </table:table-cell>
              <table:table-cell office:value-type="float" office:value="NaN">
                <text:p>NaN</text:p>
                <draw:g>
                  <svg:desc>Sheet1.S1:Sheet1.S6</svg:desc>
                </draw:g>
              </table:table-cell>
              <table:table-cell office:value-type="float" office:value="NaN">
                <text:p>NaN</text:p>
                <draw:g>
                  <svg:desc>Sheet1.T1:Sheet1.T6</svg:desc>
                </draw:g>
              </table:table-cell>
              <table:table-cell office:value-type="float" office:value="NaN">
                <text:p>NaN</text:p>
                <draw:g>
                  <svg:desc>Sheet1.U1:Sheet1.U6</svg:desc>
                </draw:g>
              </table:table-cell>
              <table:table-cell office:value-type="float" office:value="NaN">
                <text:p>NaN</text:p>
                <draw:g>
                  <svg:desc>Sheet1.V1:Sheet1.V6</svg:desc>
                </draw:g>
              </table:table-cell>
              <table:table-cell office:value-type="float" office:value="NaN">
                <text:p>NaN</text:p>
                <draw:g>
                  <svg:desc>Sheet1.W1:Sheet1.W6</svg:desc>
                </draw:g>
              </table:table-cell>
              <table:table-cell office:value-type="float" office:value="NaN">
                <text:p>NaN</text:p>
                <draw:g>
                  <svg:desc>Sheet1.X1:Sheet1.X6</svg:desc>
                </draw:g>
              </table:table-cell>
              <table:table-cell office:value-type="float" office:value="NaN">
                <text:p>NaN</text:p>
                <draw:g>
                  <svg:desc>Sheet1.Y1:Sheet1.Y6</svg:desc>
                </draw:g>
              </table:table-cell>
              <table:table-cell office:value-type="float" office:value="NaN">
                <text:p>NaN</text:p>
                <draw:g>
                  <svg:desc>Sheet1.Z1:Sheet1.Z6</svg:desc>
                </draw:g>
              </table:table-cell>
              <table:table-cell office:value-type="float" office:value="NaN">
                <text:p>NaN</text:p>
                <draw:g>
                  <svg:desc>Sheet1.AA1:Sheet1.AA6</svg:desc>
                </draw:g>
              </table:table-cell>
              <table:table-cell office:value-type="float" office:value="NaN">
                <text:p>NaN</text:p>
                <draw:g>
                  <svg:desc>Sheet1.AB1:Sheet1.AB6</svg:desc>
                </draw:g>
              </table:table-cell>
              <table:table-cell office:value-type="float" office:value="NaN">
                <text:p>NaN</text:p>
                <draw:g>
                  <svg:desc>Sheet1.AC1:Sheet1.AC6</svg:desc>
                </draw:g>
              </table:table-cell>
              <table:table-cell office:value-type="float" office:value="NaN">
                <text:p>NaN</text:p>
                <draw:g>
                  <svg:desc>Sheet1.AD1:Sheet1.A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461cm" svg:y="1.275cm" chart:style-name="ch3">
          <text:p>4 baisses / 6 ans</text:p>
        </chart:subtitle>
        <chart:legend chart:legend-position="end" svg:x="11.208cm" svg:y="2.354cm" style:legend-expansion="high" chart:style-name="ch4"/>
        <chart:plot-area chart:style-name="ch5" table:cell-range-address="Sheet1.Q1:Sheet1.AE6" svg:x="1.358cm" svg:y="2.318cm" svg:width="9.21cm" svg:height="5.494cm">
          <chartooo:coordinate-region svg:x="1.979cm" svg:y="2.53cm" svg:width="8.589cm" svg:height="4.609cm"/>
          <chart:axis chart:dimension="x" chart:name="primary-x" chart:style-name="ch6">
            <chart:title svg:x="5.443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Q1:Sheet1.Q6" chart:class="chart:bar">
            <chart:data-point chart:repeated="6"/>
          </chart:series>
          <chart:series chart:style-name="ch12" chart:values-cell-range-address="Sheet1.R1:Sheet1.R6" chart:class="chart:bar">
            <chart:data-point chart:repeated="6"/>
          </chart:series>
          <chart:series chart:style-name="ch13" chart:values-cell-range-address="Sheet1.S1:Sheet1.S6" chart:class="chart:bar">
            <chart:data-point chart:repeated="6"/>
          </chart:series>
          <chart:series chart:style-name="ch14" chart:values-cell-range-address="Sheet1.T1:Sheet1.T6" chart:class="chart:bar">
            <chart:data-point chart:repeated="6"/>
          </chart:series>
          <chart:series chart:style-name="ch15" chart:values-cell-range-address="Sheet1.U1:Sheet1.U6" chart:class="chart:bar">
            <chart:data-point chart:repeated="6"/>
          </chart:series>
          <chart:series chart:style-name="ch16" chart:values-cell-range-address="Sheet1.V1:Sheet1.V6" chart:class="chart:bar">
            <chart:data-point chart:repeated="6"/>
          </chart:series>
          <chart:series chart:style-name="ch17" chart:values-cell-range-address="Sheet1.W1:Sheet1.W6" chart:class="chart:bar">
            <chart:data-point chart:repeated="6"/>
          </chart:series>
          <chart:series chart:style-name="ch18" chart:values-cell-range-address="Sheet1.X1:Sheet1.X6" chart:class="chart:bar">
            <chart:data-point chart:repeated="6"/>
          </chart:series>
          <chart:series chart:style-name="ch19" chart:values-cell-range-address="Sheet1.Y1:Sheet1.Y6" chart:class="chart:bar">
            <chart:data-point chart:repeated="6"/>
          </chart:series>
          <chart:series chart:style-name="ch20" chart:values-cell-range-address="Sheet1.Z1:Sheet1.Z6" chart:class="chart:bar">
            <chart:data-point chart:repeated="6"/>
          </chart:series>
          <chart:series chart:style-name="ch21" chart:values-cell-range-address="Sheet1.AA1:Sheet1.AA6" chart:class="chart:bar">
            <chart:data-point chart:repeated="6"/>
          </chart:series>
          <chart:series chart:style-name="ch22" chart:values-cell-range-address="Sheet1.AB1:Sheet1.AB6" chart:class="chart:bar">
            <chart:data-point chart:repeated="6"/>
          </chart:series>
          <chart:series chart:style-name="ch23" chart:values-cell-range-address="Sheet1.AC1:Sheet1.AC6" chart:class="chart:bar">
            <chart:data-point chart:repeated="6"/>
          </chart:series>
          <chart:series chart:style-name="ch24" chart:values-cell-range-address="Sheet1.AD1:Sheet1.AD6" chart:class="chart:bar">
            <chart:data-point chart:repeated="6"/>
          </chart:series>
          <chart:series chart:style-name="ch25" chart:values-cell-range-address="Sheet1.AE1:Sheet1.AE6" chart:class="chart:bar">
            <chart:data-point chart:repeated="6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1:Sheet1.Q6</svg:desc>
                </draw:g>
              </table:table-cell>
              <table:table-cell office:value-type="float" office:value="NaN">
                <text:p>NaN</text:p>
                <draw:g>
                  <svg:desc>Sheet1.R1:Sheet1.R6</svg:desc>
                </draw:g>
              </table:table-cell>
              <table:table-cell office:value-type="float" office:value="NaN">
                <text:p>NaN</text:p>
                <draw:g>
                  <svg:desc>Sheet1.S1:Sheet1.S6</svg:desc>
                </draw:g>
              </table:table-cell>
              <table:table-cell office:value-type="float" office:value="NaN">
                <text:p>NaN</text:p>
                <draw:g>
                  <svg:desc>Sheet1.T1:Sheet1.T6</svg:desc>
                </draw:g>
              </table:table-cell>
              <table:table-cell office:value-type="float" office:value="NaN">
                <text:p>NaN</text:p>
                <draw:g>
                  <svg:desc>Sheet1.U1:Sheet1.U6</svg:desc>
                </draw:g>
              </table:table-cell>
              <table:table-cell office:value-type="float" office:value="NaN">
                <text:p>NaN</text:p>
                <draw:g>
                  <svg:desc>Sheet1.V1:Sheet1.V6</svg:desc>
                </draw:g>
              </table:table-cell>
              <table:table-cell office:value-type="float" office:value="NaN">
                <text:p>NaN</text:p>
                <draw:g>
                  <svg:desc>Sheet1.W1:Sheet1.W6</svg:desc>
                </draw:g>
              </table:table-cell>
              <table:table-cell office:value-type="float" office:value="NaN">
                <text:p>NaN</text:p>
                <draw:g>
                  <svg:desc>Sheet1.X1:Sheet1.X6</svg:desc>
                </draw:g>
              </table:table-cell>
              <table:table-cell office:value-type="float" office:value="NaN">
                <text:p>NaN</text:p>
                <draw:g>
                  <svg:desc>Sheet1.Y1:Sheet1.Y6</svg:desc>
                </draw:g>
              </table:table-cell>
              <table:table-cell office:value-type="float" office:value="NaN">
                <text:p>NaN</text:p>
                <draw:g>
                  <svg:desc>Sheet1.Z1:Sheet1.Z6</svg:desc>
                </draw:g>
              </table:table-cell>
              <table:table-cell office:value-type="float" office:value="NaN">
                <text:p>NaN</text:p>
                <draw:g>
                  <svg:desc>Sheet1.AA1:Sheet1.AA6</svg:desc>
                </draw:g>
              </table:table-cell>
              <table:table-cell office:value-type="float" office:value="NaN">
                <text:p>NaN</text:p>
                <draw:g>
                  <svg:desc>Sheet1.AB1:Sheet1.AB6</svg:desc>
                </draw:g>
              </table:table-cell>
              <table:table-cell office:value-type="float" office:value="NaN">
                <text:p>NaN</text:p>
                <draw:g>
                  <svg:desc>Sheet1.AC1:Sheet1.AC6</svg:desc>
                </draw:g>
              </table:table-cell>
              <table:table-cell office:value-type="float" office:value="NaN">
                <text:p>NaN</text:p>
                <draw:g>
                  <svg:desc>Sheet1.AD1:Sheet1.AD6</svg:desc>
                </draw:g>
              </table:table-cell>
              <table:table-cell office:value-type="float" office:value="NaN">
                <text:p>NaN</text:p>
                <draw:g>
                  <svg:desc>Sheet1.AE1:Sheet1.A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461cm" svg:y="1.275cm" chart:style-name="ch3">
          <text:p>5 baisses / 6 ans</text:p>
        </chart:subtitle>
        <chart:legend chart:legend-position="end" svg:x="13.631cm" svg:y="2.878cm" style:legend-expansion="high" chart:style-name="ch4"/>
        <chart:plot-area chart:style-name="ch5" table:cell-range-address="Sheet1.T1:Sheet1.Y6" svg:x="1.358cm" svg:y="2.318cm" svg:width="11.633cm" svg:height="5.494cm">
          <chartooo:coordinate-region svg:x="1.979cm" svg:y="2.53cm" svg:width="11.012cm" svg:height="4.609cm"/>
          <chart:axis chart:dimension="x" chart:name="primary-x" chart:style-name="ch6">
            <chart:title svg:x="6.654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T1:Sheet1.T6" chart:class="chart:bar">
            <chart:data-point chart:repeated="6"/>
          </chart:series>
          <chart:series chart:style-name="ch12" chart:values-cell-range-address="Sheet1.U1:Sheet1.U6" chart:class="chart:bar">
            <chart:data-point chart:repeated="6"/>
          </chart:series>
          <chart:series chart:style-name="ch13" chart:values-cell-range-address="Sheet1.V1:Sheet1.V6" chart:class="chart:bar">
            <chart:data-point chart:repeated="6"/>
          </chart:series>
          <chart:series chart:style-name="ch14" chart:values-cell-range-address="Sheet1.W1:Sheet1.W6" chart:class="chart:bar">
            <chart:data-point chart:repeated="6"/>
          </chart:series>
          <chart:series chart:style-name="ch15" chart:values-cell-range-address="Sheet1.X1:Sheet1.X6" chart:class="chart:bar">
            <chart:data-point chart:repeated="6"/>
          </chart:series>
          <chart:series chart:style-name="ch16" chart:values-cell-range-address="Sheet1.Y1:Sheet1.Y6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T1:Sheet1.T6</svg:desc>
                </draw:g>
              </table:table-cell>
              <table:table-cell office:value-type="float" office:value="NaN">
                <text:p>NaN</text:p>
                <draw:g>
                  <svg:desc>Sheet1.U1:Sheet1.U6</svg:desc>
                </draw:g>
              </table:table-cell>
              <table:table-cell office:value-type="float" office:value="NaN">
                <text:p>NaN</text:p>
                <draw:g>
                  <svg:desc>Sheet1.V1:Sheet1.V6</svg:desc>
                </draw:g>
              </table:table-cell>
              <table:table-cell office:value-type="float" office:value="NaN">
                <text:p>NaN</text:p>
                <draw:g>
                  <svg:desc>Sheet1.W1:Sheet1.W6</svg:desc>
                </draw:g>
              </table:table-cell>
              <table:table-cell office:value-type="float" office:value="NaN">
                <text:p>NaN</text:p>
                <draw:g>
                  <svg:desc>Sheet1.X1:Sheet1.X6</svg:desc>
                </draw:g>
              </table:table-cell>
              <table:table-cell office:value-type="float" office:value="NaN">
                <text:p>NaN</text:p>
                <draw:g>
                  <svg:desc>Sheet1.Y1:Sheet1.Y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endement actuariel</text:p>
        </chart:title>
        <chart:subtitle svg:x="6.461cm" svg:y="1.275cm" chart:style-name="ch3">
          <text:p>6 baisses / 6 ans</text:p>
        </chart:subtitle>
        <chart:legend chart:legend-position="end" svg:x="13.737cm" svg:y="4.188cm" style:legend-expansion="high" chart:style-name="ch4"/>
        <chart:plot-area chart:style-name="ch5" table:cell-range-address="Sheet1.V9:Sheet1.V14" svg:x="1.358cm" svg:y="2.318cm" svg:width="11.739cm" svg:height="5.494cm">
          <chartooo:coordinate-region svg:x="2.694cm" svg:y="2.53cm" svg:width="10.403cm" svg:height="5.071cm"/>
          <chart:axis chart:dimension="x" chart:name="primary-x" chart:style-name="ch6">
            <chart:title svg:x="6.707cm" svg:y="7.993cm" chart:style-name="ch7">
              <text:p>Année</text:p>
            </chart:title>
          </chart:axis>
          <chart:axis chart:dimension="y" chart:name="primary-y" chart:style-name="ch8">
            <chart:title svg:x="0.451cm" svg:y="6.644cm" chart:style-name="ch9">
              <text:p>Rendement actuariel</text:p>
            </chart:title>
            <chart:grid chart:style-name="ch10" chart:class="major"/>
          </chart:axis>
          <chart:series chart:style-name="ch11" chart:values-cell-range-address="Sheet1.V9:Sheet1.V1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43902439024389">
                <text:p>-0.0243902439024389</text:p>
                <draw:g>
                  <svg:desc>Sheet1.V9:Sheet1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22704033504103">
                <text:p>-0.0122704033504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19708999140645">
                <text:p>-0.00819708999140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15413838483503">
                <text:p>-0.00615413838483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92634806525849">
                <text:p>-0.00492634806525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10697863244691">
                <text:p>-0.004106978632446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